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meta.xml" manifest:media-type="text/xml"/>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center" style:justify-single-word="false"/>
      <style:text-properties style:font-name="DejaVu Serif" officeooo:rsid="000a4584" officeooo:paragraph-rsid="000a4584"/>
    </style:style>
    <style:style style:name="P2" style:family="paragraph" style:parent-style-name="Standard" style:list-style-name="L2">
      <style:paragraph-properties fo:text-align="start" style:justify-single-word="false"/>
      <style:text-properties officeooo:rsid="000c73f4" officeooo:paragraph-rsid="000c73f4"/>
    </style:style>
    <style:style style:name="P3" style:family="paragraph" style:parent-style-name="Standard" style:list-style-name="L2">
      <style:paragraph-properties fo:text-align="justify" style:justify-single-word="false"/>
      <style:text-properties officeooo:rsid="000dc4f4" officeooo:paragraph-rsid="000dc4f4"/>
    </style:style>
    <style:style style:name="P4" style:family="paragraph" style:parent-style-name="Standard" style:list-style-name="L2">
      <style:paragraph-properties fo:text-align="justify" style:justify-single-word="false"/>
      <style:text-properties officeooo:rsid="000dfdda" officeooo:paragraph-rsid="000dfdda"/>
    </style:style>
    <style:style style:name="P5" style:family="paragraph" style:parent-style-name="Standard" style:list-style-name="L2">
      <style:paragraph-properties fo:text-align="start" style:justify-single-word="false"/>
      <style:text-properties officeooo:rsid="000dfdda" officeooo:paragraph-rsid="000dfdda"/>
    </style:style>
    <style:style style:name="P6" style:family="paragraph" style:parent-style-name="Standard" style:list-style-name="L2">
      <style:paragraph-properties fo:text-align="justify" style:justify-single-word="false"/>
      <style:text-properties officeooo:paragraph-rsid="000dc4f4"/>
    </style:style>
    <style:style style:name="P7" style:family="paragraph" style:parent-style-name="Standard" style:list-style-name="L6">
      <style:paragraph-properties fo:text-align="justify" style:justify-single-word="false"/>
      <style:text-properties officeooo:paragraph-rsid="00131ff5"/>
    </style:style>
    <style:style style:name="P8" style:family="paragraph" style:parent-style-name="Standard">
      <style:paragraph-properties fo:text-align="justify" style:justify-single-word="false"/>
      <style:text-properties officeooo:paragraph-rsid="0013031c"/>
    </style:style>
    <style:style style:name="P9" style:family="paragraph" style:parent-style-name="Standard" style:list-style-name="L6">
      <style:paragraph-properties fo:text-align="start" style:justify-single-word="false"/>
      <style:text-properties officeooo:paragraph-rsid="0013031c"/>
    </style:style>
    <style:style style:name="P10" style:family="paragraph" style:parent-style-name="Standard" style:list-style-name="L2">
      <style:paragraph-properties fo:text-align="start" style:justify-single-word="false"/>
      <style:text-properties officeooo:paragraph-rsid="000dfdda"/>
    </style:style>
    <style:style style:name="P11" style:family="paragraph" style:parent-style-name="Standard" style:list-style-name="L2">
      <style:paragraph-properties fo:text-align="start" style:justify-single-word="false"/>
      <style:text-properties officeooo:paragraph-rsid="000dc4f4"/>
    </style:style>
    <style:style style:name="P12" style:family="paragraph" style:parent-style-name="Standard" style:list-style-name="L6">
      <style:paragraph-properties fo:text-align="justify" style:justify-single-word="false"/>
      <style:text-properties officeooo:rsid="00131ff5" officeooo:paragraph-rsid="00131ff5"/>
    </style:style>
    <style:style style:name="P13" style:family="paragraph" style:parent-style-name="Standard">
      <style:paragraph-properties fo:text-align="justify" style:justify-single-word="false"/>
      <style:text-properties officeooo:rsid="00131ff5" officeooo:paragraph-rsid="00131ff5"/>
    </style:style>
    <style:style style:name="P14" style:family="paragraph" style:parent-style-name="Standard" style:list-style-name="L11">
      <style:text-properties officeooo:rsid="002ab785" officeooo:paragraph-rsid="002ab785"/>
    </style:style>
    <style:style style:name="P15" style:family="paragraph" style:parent-style-name="Standard">
      <style:text-properties officeooo:rsid="002ab785" officeooo:paragraph-rsid="002ab785"/>
    </style:style>
    <style:style style:name="P16" style:family="paragraph" style:parent-style-name="Standard" style:list-style-name="L11">
      <style:text-properties officeooo:rsid="002b91a6" officeooo:paragraph-rsid="002b91a6"/>
    </style:style>
    <style:style style:name="P17" style:family="paragraph" style:parent-style-name="Standard">
      <style:text-properties officeooo:rsid="002b91a6" officeooo:paragraph-rsid="002b91a6"/>
    </style:style>
    <style:style style:name="P18" style:family="paragraph" style:parent-style-name="Standard" style:list-style-name="L11">
      <style:text-properties officeooo:rsid="002d296c" officeooo:paragraph-rsid="002d296c"/>
    </style:style>
    <style:style style:name="P19" style:family="paragraph" style:parent-style-name="Standard">
      <style:text-properties officeooo:rsid="002d296c" officeooo:paragraph-rsid="002d296c"/>
    </style:style>
    <style:style style:name="P20" style:family="paragraph" style:parent-style-name="Standard">
      <style:paragraph-properties fo:break-before="page"/>
      <style:text-properties officeooo:rsid="002b91a6" officeooo:paragraph-rsid="002b91a6"/>
    </style:style>
    <style:style style:name="P21" style:family="paragraph" style:parent-style-name="Text_20_body" style:list-style-name="L1">
      <style:paragraph-properties fo:text-align="justify" style:justify-single-word="false"/>
      <style:text-properties officeooo:rsid="000a4584" officeooo:paragraph-rsid="000a4584"/>
    </style:style>
    <style:style style:name="P22" style:family="paragraph" style:parent-style-name="Text_20_body">
      <style:paragraph-properties fo:text-align="justify" style:justify-single-word="false"/>
      <style:text-properties officeooo:rsid="000bb4d0" officeooo:paragraph-rsid="000bb4d0"/>
    </style:style>
    <style:style style:name="P23" style:family="paragraph" style:parent-style-name="Text_20_body" style:list-style-name="L2">
      <style:paragraph-properties fo:text-align="justify" style:justify-single-word="false"/>
      <style:text-properties officeooo:rsid="000c73f4" officeooo:paragraph-rsid="000c73f4"/>
    </style:style>
    <style:style style:name="P24" style:family="paragraph" style:parent-style-name="Text_20_body" style:list-style-name="L2">
      <style:paragraph-properties fo:text-align="justify" style:justify-single-word="false"/>
      <style:text-properties officeooo:rsid="000dfdda" officeooo:paragraph-rsid="000dfdda"/>
    </style:style>
    <style:style style:name="P25" style:family="paragraph" style:parent-style-name="Text_20_body" style:list-style-name="L2">
      <style:paragraph-properties fo:text-align="justify" style:justify-single-word="false"/>
      <style:text-properties officeooo:rsid="000f2809" officeooo:paragraph-rsid="000f2809"/>
    </style:style>
    <style:style style:name="P26" style:family="paragraph" style:parent-style-name="Text_20_body" style:list-style-name="L2">
      <style:paragraph-properties fo:text-align="justify" style:justify-single-word="false"/>
      <style:text-properties officeooo:rsid="00100745" officeooo:paragraph-rsid="00100745"/>
    </style:style>
    <style:style style:name="P27" style:family="paragraph" style:parent-style-name="Text_20_body">
      <style:paragraph-properties fo:text-align="justify" style:justify-single-word="false"/>
      <style:text-properties officeooo:rsid="00100745" officeooo:paragraph-rsid="00100745"/>
    </style:style>
    <style:style style:name="P28" style:family="paragraph" style:parent-style-name="Text_20_body" style:list-style-name="L3">
      <style:paragraph-properties fo:text-align="justify" style:justify-single-word="false"/>
      <style:text-properties officeooo:rsid="001150bb" officeooo:paragraph-rsid="001150bb"/>
    </style:style>
    <style:style style:name="P29" style:family="paragraph" style:parent-style-name="Text_20_body">
      <style:paragraph-properties fo:text-align="justify" style:justify-single-word="false"/>
      <style:text-properties officeooo:rsid="001150bb" officeooo:paragraph-rsid="001150bb"/>
    </style:style>
    <style:style style:name="P30" style:family="paragraph" style:parent-style-name="Text_20_body" style:list-style-name="L2">
      <style:paragraph-properties fo:text-align="justify" style:justify-single-word="false"/>
    </style:style>
    <style:style style:name="P31" style:family="paragraph" style:parent-style-name="Text_20_body" style:list-style-name="L4">
      <style:paragraph-properties fo:text-align="justify" style:justify-single-word="false"/>
      <style:text-properties officeooo:paragraph-rsid="001162d7"/>
    </style:style>
    <style:style style:name="P32" style:family="paragraph" style:parent-style-name="Text_20_body" style:list-style-name="L5">
      <style:paragraph-properties fo:text-align="justify" style:justify-single-word="false"/>
      <style:text-properties officeooo:paragraph-rsid="000bb4d0"/>
    </style:style>
    <style:style style:name="P33" style:family="paragraph" style:parent-style-name="Text_20_body" style:list-style-name="L7">
      <style:text-properties officeooo:rsid="0014ace5" officeooo:paragraph-rsid="0014ace5"/>
    </style:style>
    <style:style style:name="P34" style:family="paragraph" style:parent-style-name="Text_20_body" style:list-style-name="L7">
      <style:text-properties officeooo:rsid="0015f460" officeooo:paragraph-rsid="0015f460"/>
    </style:style>
    <style:style style:name="P35" style:family="paragraph" style:parent-style-name="Text_20_body" style:list-style-name="L8">
      <style:text-properties officeooo:rsid="0017f26b" officeooo:paragraph-rsid="0017f26b"/>
    </style:style>
    <style:style style:name="P36" style:family="paragraph" style:parent-style-name="Text_20_body" style:list-style-name="L9">
      <style:text-properties officeooo:rsid="00188f39" officeooo:paragraph-rsid="00188f39"/>
    </style:style>
    <style:style style:name="P37" style:family="paragraph" style:parent-style-name="Text_20_body" style:list-style-name="L9">
      <style:text-properties officeooo:rsid="00188f39" officeooo:paragraph-rsid="001a3dff"/>
    </style:style>
    <style:style style:name="P38" style:family="paragraph" style:parent-style-name="Text_20_body" style:list-style-name="L10">
      <style:text-properties officeooo:rsid="00188f39" officeooo:paragraph-rsid="00188f39"/>
    </style:style>
    <style:style style:name="P39" style:family="paragraph" style:parent-style-name="Text_20_body" style:list-style-name="L10">
      <style:text-properties officeooo:rsid="001a3dff" officeooo:paragraph-rsid="001a3dff"/>
    </style:style>
    <style:style style:name="P40" style:family="paragraph" style:parent-style-name="Text_20_body" style:list-style-name="L9">
      <style:text-properties officeooo:rsid="001a3dff" officeooo:paragraph-rsid="001a3dff"/>
    </style:style>
    <style:style style:name="P41" style:family="paragraph" style:parent-style-name="Text_20_body">
      <style:text-properties officeooo:rsid="001a3dff" officeooo:paragraph-rsid="001a3dff"/>
    </style:style>
    <style:style style:name="P42" style:family="paragraph" style:parent-style-name="Text_20_body" style:list-style-name="L9">
      <style:text-properties officeooo:rsid="001a5153" officeooo:paragraph-rsid="001a5153"/>
    </style:style>
    <style:style style:name="P43" style:family="paragraph" style:parent-style-name="Text_20_body" style:list-style-name="L11"/>
    <style:style style:name="P44" style:family="paragraph" style:parent-style-name="Text_20_body" style:list-style-name="L11">
      <style:text-properties officeooo:paragraph-rsid="001bdcc0"/>
    </style:style>
    <style:style style:name="P45" style:family="paragraph" style:parent-style-name="Text_20_body" style:list-style-name="L11">
      <style:text-properties officeooo:paragraph-rsid="001f0002"/>
    </style:style>
    <style:style style:name="P46" style:family="paragraph" style:parent-style-name="Text_20_body" style:list-style-name="L11">
      <style:text-properties officeooo:paragraph-rsid="0022589c"/>
    </style:style>
    <style:style style:name="P47" style:family="paragraph" style:parent-style-name="Text_20_body" style:list-style-name="L11">
      <style:text-properties officeooo:rsid="001f0002" officeooo:paragraph-rsid="001f0002"/>
    </style:style>
    <style:style style:name="P48" style:family="paragraph" style:parent-style-name="Text_20_body">
      <style:text-properties officeooo:rsid="001f0002" officeooo:paragraph-rsid="001f0002"/>
    </style:style>
    <style:style style:name="P49" style:family="paragraph" style:parent-style-name="Text_20_body" style:list-style-name="L11">
      <style:text-properties officeooo:rsid="001fbb9c" officeooo:paragraph-rsid="001fbb9c"/>
    </style:style>
    <style:style style:name="P50" style:family="paragraph" style:parent-style-name="Text_20_body" style:list-style-name="L11">
      <style:text-properties fo:color="#ce181e" officeooo:rsid="0022589c" officeooo:paragraph-rsid="0022589c"/>
    </style:style>
    <style:style style:name="P51" style:family="paragraph" style:parent-style-name="Text_20_body">
      <style:text-properties style:use-window-font-color="true" officeooo:rsid="0022589c" officeooo:paragraph-rsid="0022589c"/>
    </style:style>
    <style:style style:name="P52" style:family="paragraph" style:parent-style-name="Text_20_body" style:list-style-name="L11">
      <style:text-properties style:use-window-font-color="true" officeooo:rsid="0023ca9b" officeooo:paragraph-rsid="0023ca9b"/>
    </style:style>
    <style:style style:name="P53" style:family="paragraph" style:parent-style-name="Text_20_body" style:list-style-name="L11">
      <style:text-properties style:use-window-font-color="true" officeooo:rsid="00262e52" officeooo:paragraph-rsid="00262e52"/>
    </style:style>
    <style:style style:name="P54" style:family="paragraph" style:parent-style-name="Text_20_body">
      <style:text-properties officeooo:paragraph-rsid="0022589c"/>
    </style:style>
    <style:style style:name="P55" style:family="paragraph" style:parent-style-name="Text_20_body" style:list-style-name="L12">
      <style:text-properties officeooo:rsid="0026fd12" officeooo:paragraph-rsid="0026fd12"/>
    </style:style>
    <style:style style:name="P56" style:family="paragraph" style:parent-style-name="Text_20_body" style:list-style-name="L12">
      <style:text-properties officeooo:rsid="0028c1b0" officeooo:paragraph-rsid="0028c1b0"/>
    </style:style>
    <style:style style:name="P57" style:family="paragraph" style:parent-style-name="Text_20_body" style:list-style-name="L13">
      <style:text-properties officeooo:rsid="0028c1b0" officeooo:paragraph-rsid="0028c1b0"/>
    </style:style>
    <style:style style:name="P58" style:family="paragraph" style:parent-style-name="Text_20_body">
      <style:text-properties officeooo:paragraph-rsid="002d296c"/>
    </style:style>
    <style:style style:name="P59" style:family="paragraph" style:parent-style-name="Text_20_body" style:list-style-name="L15">
      <style:text-properties officeooo:paragraph-rsid="002d296c"/>
    </style:style>
    <style:style style:name="P60" style:family="paragraph" style:parent-style-name="Text_20_body" style:list-style-name="L16">
      <style:text-properties officeooo:rsid="002da005" officeooo:paragraph-rsid="002da005"/>
    </style:style>
    <style:style style:name="P61" style:family="paragraph" style:parent-style-name="Text_20_body" style:list-style-name="L16">
      <style:text-properties officeooo:rsid="002f228b" officeooo:paragraph-rsid="002f228b"/>
    </style:style>
    <style:style style:name="P62" style:family="paragraph" style:parent-style-name="Table">
      <style:text-properties fo:font-size="10pt" officeooo:paragraph-rsid="002ab785" style:font-size-asian="10pt" style:font-size-complex="10pt"/>
    </style:style>
    <style:style style:name="P63" style:family="paragraph" style:parent-style-name="Title">
      <style:paragraph-properties fo:text-align="center" style:justify-single-word="false"/>
      <style:text-properties style:font-name="DejaVu Serif" officeooo:rsid="000a4584" officeooo:paragraph-rsid="000a4584"/>
    </style:style>
    <style:style style:name="P64" style:family="paragraph" style:parent-style-name="Heading_20_2">
      <style:paragraph-properties fo:text-align="justify" style:justify-single-word="false" fo:break-before="page"/>
      <style:text-properties officeooo:rsid="000c73f4" officeooo:paragraph-rsid="000c73f4"/>
    </style:style>
    <style:style style:name="P65" style:family="paragraph" style:parent-style-name="Heading_20_2">
      <style:paragraph-properties fo:break-before="page"/>
      <style:text-properties officeooo:rsid="0017f26b" officeooo:paragraph-rsid="0017f26b"/>
    </style:style>
    <style:style style:name="P66" style:family="paragraph" style:parent-style-name="Heading_20_2">
      <style:paragraph-properties fo:text-align="justify" style:justify-single-word="false"/>
      <style:text-properties officeooo:rsid="001083ab" officeooo:paragraph-rsid="001083ab"/>
    </style:style>
    <style:style style:name="P67" style:family="paragraph" style:parent-style-name="Heading_20_2">
      <style:paragraph-properties fo:text-align="justify" style:justify-single-word="false"/>
      <style:text-properties officeooo:paragraph-rsid="001162d7"/>
    </style:style>
    <style:style style:name="P68" style:family="paragraph" style:parent-style-name="Heading_20_2">
      <style:paragraph-properties fo:text-align="justify" style:justify-single-word="false"/>
      <style:text-properties officeooo:rsid="0013031c" officeooo:paragraph-rsid="0013031c"/>
    </style:style>
    <style:style style:name="P69" style:family="paragraph" style:parent-style-name="Heading_20_2">
      <style:text-properties officeooo:rsid="0014685c" officeooo:paragraph-rsid="0014685c"/>
    </style:style>
    <style:style style:name="P70" style:family="paragraph" style:parent-style-name="Heading_20_2">
      <style:text-properties officeooo:rsid="002d296c" officeooo:paragraph-rsid="002d296c"/>
    </style:style>
    <style:style style:name="P71" style:family="paragraph" style:parent-style-name="Heading_20_1">
      <style:paragraph-properties fo:text-align="justify" style:justify-single-word="false"/>
      <style:text-properties officeooo:rsid="000bb4d0" officeooo:paragraph-rsid="000bb4d0"/>
    </style:style>
    <style:style style:name="P72" style:family="paragraph" style:parent-style-name="Heading_20_1">
      <style:paragraph-properties fo:text-align="justify" style:justify-single-word="false"/>
      <style:text-properties officeooo:paragraph-rsid="000a4584"/>
    </style:style>
    <style:style style:name="P73" style:family="paragraph" style:parent-style-name="Heading_20_1">
      <style:text-properties officeooo:rsid="00188f39" officeooo:paragraph-rsid="00188f39"/>
    </style:style>
    <style:style style:name="P74" style:family="paragraph" style:parent-style-name="Heading_20_1">
      <style:text-properties officeooo:rsid="0026d456" officeooo:paragraph-rsid="0026d456"/>
    </style:style>
    <style:style style:name="P75" style:family="paragraph" style:parent-style-name="Heading_20_1">
      <style:text-properties officeooo:rsid="0028c1b0" officeooo:paragraph-rsid="0028c1b0"/>
    </style:style>
    <style:style style:name="P76" style:family="paragraph" style:parent-style-name="Heading_20_1">
      <style:text-properties officeooo:rsid="002da005" officeooo:paragraph-rsid="002da005"/>
    </style:style>
    <style:style style:name="P77" style:family="paragraph" style:parent-style-name="Heading_20_1">
      <style:paragraph-properties fo:text-align="justify" style:justify-single-word="false" fo:break-before="page"/>
      <style:text-properties officeooo:rsid="0013031c" officeooo:paragraph-rsid="0013031c"/>
    </style:style>
    <style:style style:name="P78" style:family="paragraph" style:parent-style-name="Footnote">
      <style:text-properties officeooo:rsid="0015f460" officeooo:paragraph-rsid="0015f460"/>
    </style:style>
    <style:style style:name="P79" style:family="paragraph" style:parent-style-name="Footnote">
      <style:text-properties officeooo:rsid="002ab785" officeooo:paragraph-rsid="002ab785"/>
    </style:style>
    <style:style style:name="T1" style:family="text">
      <style:text-properties officeooo:rsid="000a4584"/>
    </style:style>
    <style:style style:name="T2" style:family="text">
      <style:text-properties officeooo:rsid="000bb4d0"/>
    </style:style>
    <style:style style:name="T3" style:family="text">
      <style:text-properties officeooo:rsid="000c73f4"/>
    </style:style>
    <style:style style:name="T4" style:family="text">
      <style:text-properties fo:color="#aa0d91" style:font-name="DejaVu Sans Mono" fo:font-size="11.5pt" fo:font-style="normal" fo:font-weight="normal" style:font-size-asian="11.5pt" style:font-style-asian="normal" style:font-weight-asian="normal"/>
    </style:style>
    <style:style style:name="T5" style:family="text">
      <style:text-properties fo:color="#aa0d91" style:font-name="DejaVu Sans Mono" fo:font-size="11.5pt" fo:font-style="normal" fo:font-weight="normal" officeooo:rsid="000c73f4" style:font-size-asian="11.5pt" style:font-style-asian="normal" style:font-weight-asian="normal"/>
    </style:style>
    <style:style style:name="T6" style:family="text">
      <style:text-properties fo:color="#aa0d91" style:font-name="DejaVu Sans Mono" fo:font-size="11.5pt" fo:font-style="normal" fo:font-weight="normal" officeooo:rsid="000dfdda" style:font-size-asian="11.5pt" style:font-style-asian="normal" style:font-weight-asian="normal"/>
    </style:style>
    <style:style style:name="T7" style:family="text">
      <style:text-properties fo:color="#660e7a" style:font-name="DejaVu Sans Mono" fo:font-size="11.5pt" fo:font-style="normal" fo:font-weight="normal" style:font-size-asian="11.5pt" style:font-style-asian="normal" style:font-weight-asian="normal"/>
    </style:style>
    <style:style style:name="T8" style:family="text">
      <style:text-properties fo:color="#660e7a" style:font-name="DejaVu Sans Mono" fo:font-size="11.5pt" fo:font-style="normal" fo:font-weight="normal" officeooo:rsid="000c73f4" style:font-size-asian="11.5pt" style:font-style-asian="normal" style:font-weight-asian="normal"/>
    </style:style>
    <style:style style:name="T9" style:family="text">
      <style:text-properties fo:color="#660e7a" style:font-name="DejaVu Sans Mono" fo:font-size="11.5pt" fo:font-style="normal" fo:font-weight="normal" officeooo:rsid="000dfdda" style:font-size-asian="11.5pt" style:font-style-asian="normal" style:font-weight-asian="normal"/>
    </style:style>
    <style:style style:name="T10" style:family="text">
      <style:text-properties fo:color="#000000" style:font-name="DejaVu Sans Mono" fo:font-size="11.5pt" fo:font-style="normal" fo:font-weight="normal" style:font-size-asian="11.5pt" style:font-style-asian="normal" style:font-weight-asian="normal"/>
    </style:style>
    <style:style style:name="T11" style:family="text">
      <style:text-properties fo:color="#000000" style:font-name="DejaVu Sans Mono" fo:font-size="11.5pt" fo:font-style="normal" fo:font-weight="normal" officeooo:rsid="000c73f4" style:font-size-asian="11.5pt" style:font-style-asian="normal" style:font-weight-asian="normal"/>
    </style:style>
    <style:style style:name="T12" style:family="text">
      <style:text-properties fo:color="#000000" style:font-name="DejaVu Sans Mono" fo:font-size="11.5pt" fo:font-style="normal" fo:font-weight="normal" officeooo:rsid="000dfdda" style:font-size-asian="11.5pt" style:font-style-asian="normal" style:font-weight-asian="normal"/>
    </style:style>
    <style:style style:name="T13" style:family="text">
      <style:text-properties fo:color="#1c00ce" style:font-name="DejaVu Sans Mono" fo:font-size="11.5pt" fo:font-style="normal" fo:font-weight="normal" style:font-size-asian="11.5pt" style:font-style-asian="normal" style:font-weight-asian="normal"/>
    </style:style>
    <style:style style:name="T14" style:family="text">
      <style:text-properties fo:color="#1c00ce" style:font-name="DejaVu Sans Mono" fo:font-size="11.5pt" fo:font-style="normal" fo:font-weight="normal" officeooo:rsid="000c73f4" style:font-size-asian="11.5pt" style:font-style-asian="normal" style:font-weight-asian="normal"/>
    </style:style>
    <style:style style:name="T15" style:family="text">
      <style:text-properties fo:color="#008080" style:font-name="DejaVu Sans Mono" fo:font-size="11.5pt" fo:font-style="normal" fo:font-weight="normal" style:font-size-asian="11.5pt" style:font-style-asian="normal" style:font-weight-asian="normal"/>
    </style:style>
    <style:style style:name="T16" style:family="text">
      <style:text-properties fo:color="#008080" style:font-name="DejaVu Sans Mono" fo:font-size="11.5pt" fo:font-style="normal" fo:font-weight="normal" officeooo:rsid="000c73f4" style:font-size-asian="11.5pt" style:font-style-asian="normal" style:font-weight-asian="normal"/>
    </style:style>
    <style:style style:name="T17" style:family="text">
      <style:text-properties fo:color="#008080" style:font-name="DejaVu Sans Mono" fo:font-size="11.5pt" fo:font-style="normal" fo:font-weight="normal" officeooo:rsid="000dfdda" style:font-size-asian="11.5pt" style:font-style-asian="normal" style:font-weight-asian="normal"/>
    </style:style>
    <style:style style:name="T18" style:family="text">
      <style:text-properties officeooo:rsid="000dc4f4"/>
    </style:style>
    <style:style style:name="T19" style:family="text">
      <style:text-properties officeooo:rsid="000dfdda"/>
    </style:style>
    <style:style style:name="T20" style:family="text">
      <style:text-properties fo:color="#b2279a" style:font-name="DejaVu Sans Mono" fo:font-size="11.5pt" fo:font-style="normal" fo:font-weight="normal" style:font-size-asian="11.5pt" style:font-style-asian="normal" style:font-weight-asian="normal"/>
    </style:style>
    <style:style style:name="T21" style:family="text">
      <style:text-properties fo:color="#b2279a" style:font-name="DejaVu Sans Mono" fo:font-size="11.5pt" fo:font-style="normal" fo:font-weight="normal" officeooo:rsid="000dfdda" style:font-size-asian="11.5pt" style:font-style-asian="normal" style:font-weight-asian="normal"/>
    </style:style>
    <style:style style:name="T22" style:family="text">
      <style:text-properties officeooo:rsid="000f2809"/>
    </style:style>
    <style:style style:name="T23" style:family="text">
      <style:text-properties officeooo:rsid="001150bb"/>
    </style:style>
    <style:style style:name="T24" style:family="text">
      <style:text-properties officeooo:rsid="001162d7"/>
    </style:style>
    <style:style style:name="T25" style:family="text">
      <style:text-properties officeooo:rsid="0013031c"/>
    </style:style>
    <style:style style:name="T26" style:family="text">
      <style:text-properties officeooo:rsid="0015f460"/>
    </style:style>
    <style:style style:name="T27" style:family="text">
      <style:text-properties officeooo:rsid="0017f26b"/>
    </style:style>
    <style:style style:name="T28" style:family="text">
      <style:text-properties officeooo:rsid="001a3dff"/>
    </style:style>
    <style:style style:name="T29" style:family="text">
      <style:text-properties fo:font-weight="bold"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1a5153" style:font-weight-asian="normal" style:font-weight-complex="normal"/>
    </style:style>
    <style:style style:name="T32" style:family="text">
      <style:text-properties officeooo:rsid="001a5153"/>
    </style:style>
    <style:style style:name="T33" style:family="text">
      <style:text-properties fo:color="#c41a16" style:font-name="DejaVu Sans Mono" fo:font-size="12pt" fo:font-style="normal" fo:font-weight="normal" style:font-size-asian="12pt" style:font-style-asian="normal" style:font-weight-asian="normal" style:font-size-complex="12pt"/>
    </style:style>
    <style:style style:name="T34" style:family="text">
      <style:text-properties style:font-name="Liberation Serif" officeooo:rsid="002d296c"/>
    </style:style>
    <style:style style:name="T35" style:family="text">
      <style:text-properties officeooo:rsid="001f0002"/>
    </style:style>
    <style:style style:name="T36" style:family="text">
      <style:text-properties text:display="none"/>
    </style:style>
    <style:style style:name="T3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38" style:family="text">
      <style:text-properties style:text-outline="false" style:text-line-through-style="none" style:text-line-through-type="none" style:font-name="Liberation Serif" fo:font-size="12pt" fo:font-style="normal" fo:text-shadow="none" style:text-underline-style="none" fo:font-weight="normal" officeooo:rsid="001f0002" style:font-size-asian="12pt" style:font-style-asian="normal" style:font-weight-asian="normal" style:font-size-complex="12pt" style:text-emphasize="none"/>
    </style:style>
    <style:style style:name="T39" style:family="text">
      <style:text-properties style:text-outline="false" style:text-line-through-style="none" style:text-line-through-type="none" style:font-name="Liberation Serif" fo:font-size="12pt" fo:font-style="normal" fo:text-shadow="none" style:text-underline-style="none" fo:font-weight="normal" officeooo:rsid="001fbb9c" style:font-size-asian="12pt" style:font-style-asian="normal" style:font-weight-asian="normal" style:font-size-complex="12pt" style:text-emphasize="none"/>
    </style:style>
    <style:style style:name="T40" style:family="text">
      <style:text-properties style:text-outline="false" style:text-line-through-style="none" style:text-line-through-type="none" style:font-name="Liberation Serif" fo:font-size="12pt" fo:font-style="normal" fo:text-shadow="none" style:text-underline-style="none" fo:font-weight="normal" officeooo:rsid="001fcb53" style:font-size-asian="12pt" style:font-style-asian="normal" style:font-weight-asian="normal" style:font-size-complex="12pt" style:text-emphasize="none"/>
    </style:style>
    <style:style style:name="T41" style:family="text">
      <style:text-properties style:text-outline="false" style:text-line-through-style="none" style:text-line-through-type="none" style:font-name="Liberation Serif" fo:font-size="12pt" fo:font-style="normal" fo:text-shadow="none" style:text-underline-style="none" fo:font-weight="normal" officeooo:rsid="00213a36" style:font-size-asian="12pt" style:font-style-asian="normal" style:font-weight-asian="normal" style:font-size-complex="12pt" style:text-emphasize="none"/>
    </style:style>
    <style:style style:name="T42" style:family="text">
      <style:text-properties style:text-outline="false" style:text-line-through-style="none" style:text-line-through-type="none" style:font-name="Liberation Serif" fo:font-size="12pt" fo:font-style="normal" fo:text-shadow="none" style:text-underline-style="none" fo:font-weight="normal" officeooo:rsid="00245653" style:font-size-asian="12pt" style:font-style-asian="normal" style:font-weight-asian="normal" style:font-size-complex="12pt" style:text-emphasize="none"/>
    </style:style>
    <style:style style:name="T43" style:family="text">
      <style:text-properties style:text-outline="false" style:text-line-through-style="none" style:text-line-through-type="none" style:font-name="Liberation Serif" fo:font-size="12pt" fo:font-style="normal" fo:text-shadow="none" style:text-underline-style="none" fo:font-weight="normal" officeooo:rsid="0026d456" style:font-size-asian="12pt" style:font-style-asian="normal" style:font-weight-asian="normal" style:font-size-complex="12pt" style:text-emphasize="none"/>
    </style:style>
    <style:style style:name="T44" style:family="text">
      <style:text-properties style:text-outline="false" style:text-line-through-style="none" style:text-line-through-type="none" style:font-name="Liberation Serif" fo:font-size="12pt" fo:font-style="normal" fo:text-shadow="none" style:text-underline-style="none" fo:font-weight="normal" officeooo:rsid="002700d6" style:font-size-asian="12pt" style:font-style-asian="normal" style:font-weight-asian="normal" style:font-size-complex="12pt" style:text-emphasize="none"/>
    </style:style>
    <style:style style:name="T45" style:family="text">
      <style:text-properties style:text-outline="false" style:text-line-through-style="none" style:text-line-through-type="none" style:font-name="Liberation Serif" fo:font-size="12pt" fo:font-style="normal" fo:text-shadow="none" style:text-underline-style="none" fo:font-weight="normal" officeooo:rsid="002d296c" style:font-size-asian="12pt" style:font-style-asian="normal" style:font-weight-asian="normal" style:font-size-complex="12pt" style:text-emphasize="none"/>
    </style:style>
    <style:style style:name="T46" style:family="text">
      <style:text-properties style:text-outline="false" style:text-line-through-style="none" style:text-line-through-type="none" style:font-name="Liberation Serif" fo:font-size="12pt" fo:font-style="normal" fo:text-shadow="none" style:text-underline-style="none" fo:font-weight="normal" officeooo:rsid="002da005" style:font-size-asian="12pt" style:font-style-asian="normal" style:font-weight-asian="normal" style:font-size-complex="12pt" style:text-emphasize="none"/>
    </style:style>
    <style:style style:name="T47" style:family="text">
      <style:text-properties style:use-window-font-color="true" style:text-outline="false" style:text-line-through-style="none" style:text-line-through-type="none" style:font-name="Liberation Serif" fo:font-size="12pt" fo:font-style="normal" fo:text-shadow="none" style:text-underline-style="none" fo:font-weight="normal" officeooo:rsid="00233c7b" style:font-size-asian="12pt" style:font-style-asian="normal" style:font-weight-asian="normal" style:font-size-complex="12pt" style:text-emphasize="none"/>
    </style:style>
    <style:style style:name="T48" style:family="text">
      <style:text-properties officeooo:rsid="002700d6"/>
    </style:style>
    <style:style style:name="T49" style:family="text">
      <style:text-properties officeooo:rsid="0028c1b0"/>
    </style:style>
    <style:style style:name="T50" style:family="text">
      <style:text-properties officeooo:rsid="0028c6d1"/>
    </style:style>
    <style:style style:name="T51" style:family="text">
      <style:text-properties officeooo:rsid="002d296c"/>
    </style:style>
    <style:style style:name="T52" style:family="text">
      <style:text-properties officeooo:rsid="002f22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Sprawozdanie</text:p>
      <text:p text:style-name="P1">z konstruowania meta-heurystyki w celu rozwiązania problemu szeregowania zadań typu job-shop na dwóch maszynach</text:p>
      <text:h text:style-name="P71" text:outline-level="1">Dane składającego</text:h>
      <text:p text:style-name="P22">Imię i nazwisko:<text:tab/>Grzegorz Bryk</text:p>
      <text:p text:style-name="P22">Numer indeksu:<text:tab/>136686</text:p>
      <text:p text:style-name="P22">Adres e-mail:<text:tab/><text:tab/><text:a xlink:type="simple" xlink:href="mailto:grzegorz.bryk@student.put.poznan.pl" text:style-name="Internet_20_link" text:visited-style-name="Visited_20_Internet_20_Link">grzegorz.bryk@student.put.poznan.pl</text:a></text:p>
      <text:h text:style-name="P72" text:outline-level="1"><text:span text:style-name="T1">Informacje o zadaniu</text:span></text:h>
      <text:list xml:id="list901340562" text:style-name="L1">
        <text:list-item>
          <text:p text:style-name="P21">numer problemu:<text:tab/>5</text:p>
        </text:list-item>
        <text:list-item>
          <text:p text:style-name="P21">typ: <text:tab/><text:tab/><text:tab/>job-shop</text:p>
        </text:list-item>
        <text:list-item>
          <text:p text:style-name="P21">liczba maszyn: <text:tab/>2</text:p>
        </text:list-item>
        <text:list-item>
          <text:p text:style-name="P21">n = 50 zadań</text:p>
        </text:list-item>
        <text:list-item>
          <text:p text:style-name="P21">k=10 = 20%n okresów bezczynności na pierwszej maszynie</text:p>
        </text:list-item>
        <text:list-item>
          <text:p text:style-name="P21">operacje wznawiane z karą 50%</text:p>
        </text:list-item>
        <text:list-item>
          <text:p text:style-name="P21">ready-time dla każdego zadania od 0 do 50% sumy trwania operacji na maszynie 1.</text:p>
        </text:list-item>
        <text:list-item>
          <text:p text:style-name="P21">minimalizacja sumy czasów zakończenia wszystkich operacji</text:p>
        </text:list-item>
      </text:list>
      <text:h text:style-name="P71" text:outline-level="1">Opis ogólny implementacji</text:h>
      <text:list xml:id="list353083147" text:style-name="L5">
        <text:list-header>
          <text:p text:style-name="P32"><text:span text:style-name="T2">Implementację zadania wykonano w języku C++17, korzystając ze środowiska CLion w systemie Linux z kompilatorem GCC w wersji 8.2.1. Nie użyto metod specyficznych dla systemu ani kompilatora, więc kod powinien być łatwo przenośny między platformami.</text:span></text:p>
          <text:p text:style-name="P32"><text:span text:style-name="T3">Przed przejściem do konkretnego opisu implementacji operatorów algorytmu genetycznego, dla lepszej orientacji czytelnika w tychże, pokrótce przybliżone zostaną struktury użyte w kodzie do reprezentacji obiektów podlegających działaniu algorytmu.</text:span></text:p>
        </text:list-header>
      </text:list>
      <text:h text:style-name="P64" text:outline-level="2">Struktury</text:h>
      <text:list xml:id="list2401498645" text:style-name="L2">
        <text:list-item>
          <text:p text:style-name="P23">Operation (operacja)</text:p>
          <text:p text:style-name="P23">reprezentacja operacji została oparta na klasie bazowej wspólnej dla operacji oraz maintenanceów – Employ. Poniżej zamieszczono wykaz pól znajdujących się w klasie wespół z polami odziedziczonymi z klasy nadrzędnej.</text:p>
          <text:p text:style-name="P2"><text:span text:style-name="T4">unsigned </text:span><text:span text:style-name="T7">start_time</text:span><text:span text:style-name="T10">, </text:span><text:span text:style-name="T7">duration</text:span><text:span text:style-name="T10">;</text:span></text:p>
          <text:p text:style-name="P11"><text:span text:style-name="T5">unsigned </text:span><text:span text:style-name="T8">penalty </text:span><text:span text:style-name="T11">= </text:span><text:span text:style-name="T14">0</text:span><text:span text:style-name="T11">;</text:span><text:span text:style-name="T3"><text:line-break/></text:span><text:span text:style-name="T5">bool </text:span><text:span text:style-name="T8">machine</text:span><text:span text:style-name="T11">;</text:span><text:span text:style-name="T3"><text:line-break/></text:span><text:span text:style-name="T5">bool </text:span><text:span text:style-name="T8">number</text:span><text:span text:style-name="T11">;</text:span><text:span text:style-name="T3"><text:line-break/></text:span><text:span text:style-name="T16">Task </text:span><text:span text:style-name="T11">*</text:span><text:span text:style-name="T8">task</text:span><text:span text:style-name="T11">;</text:span></text:p>
          <text:p text:style-name="P6"><text:span text:style-name="T11"/></text:p>
          <text:p text:style-name="P6"><text:span text:style-name="T18">Pola start_time, duration, penalty wydają się nie wymagać komentarza. Pole machine oznacza numer maszyny na której należy wykonać operację, a pole number zawiera informację, czy operacja jest pierwszą czy drugą w zadaniu. Ze względu na binarny charakter tych ostatnich, dla oszczędności pamięci wykorzystano typ bool. Wreszcie pole task przechowuje wskaźnik na obiekt typu Task, do którego operacja należy.</text:span></text:p>
          <text:p text:style-name="P6"/>
        </text:list-item>
        <text:list-item>
          <text:p text:style-name="P3">Task (zadanie)</text:p>
          <text:p text:style-name="P4">klasa reprezentująca zadanie jako złączenie dwóch operacji i przechowująca kilka właściwości zadania. Jej pola prezentują się następująco:</text:p>
          <text:p text:style-name="P5"><text:span text:style-name="T15">Operation </text:span><text:span text:style-name="T10">*</text:span><text:span text:style-name="T7">op1 </text:span><text:span text:style-name="T10">= </text:span><text:span text:style-name="T4">nullptr</text:span><text:span text:style-name="T10">, *</text:span><text:span text:style-name="T7">op2 </text:span><text:span text:style-name="T10">= </text:span><text:span text:style-name="T4">nullptr</text:span><text:span text:style-name="T10">;</text:span><text:line-break/><text:span text:style-name="T4">unsigned </text:span><text:span text:style-name="T7">ready_time </text:span><text:span text:style-name="T10">= </text:span><text:span text:style-name="T13">0</text:span><text:span text:style-name="T10">;</text:span><text:line-break/><text:span text:style-name="T4">unsigned </text:span><text:span text:style-name="T7">number</text:span><text:span text:style-name="T10">;</text:span></text:p>
          <text:p text:style-name="P4"><text:span text:style-name="T10"/></text:p>
          <text:p text:style-name="P24">pola op1 i op2 zawierają wskaźniki na operacje będące składowymi zadania. Pole ready_time definiuje czas gotowości dla zadania, a pole number zawiera czytelny dla człowieka numer zadania w instancji problemu, z zakresu 0 do 49.</text:p>
        </text:list-item>
        <text:list-item>
          <text:p text:style-name="P24">Maintenance (okres bezczynności)</text:p>
          <text:p text:style-name="P24">maintenance jest fasadowym przemianowaniem klasy Employ, zawiera jedynie odziedziczone od niej pola start_time i duration.</text:p>
        </text:list-item>
        <text:list-item>
          <text:p text:style-name="P24">Machine (maszyna)</text:p>
          <text:p text:style-name="P10"><text:span text:style-name="T6">bool </text:span><text:span text:style-name="T9">number </text:span><text:span text:style-name="T12">= </text:span><text:span text:style-name="T6">false</text:span><text:span text:style-name="T12">;</text:span><text:span text:style-name="T19"><text:line-break/></text:span><text:span text:style-name="T17">std</text:span><text:span text:style-name="T12">::</text:span><text:span text:style-name="T17">array</text:span><text:span text:style-name="T12">&lt;</text:span><text:span text:style-name="T17">Operation </text:span><text:span text:style-name="T12">*, </text:span><text:span text:style-name="T21">TASKS_NO</text:span><text:span text:style-name="T12">&gt; </text:span><text:span text:style-name="T9">operations </text:span><text:span text:style-name="T12">= {</text:span><text:span text:style-name="T6">nullptr</text:span><text:span text:style-name="T12">};</text:span><text:span text:style-name="T19"><text:line-break/></text:span><text:span text:style-name="T17">std</text:span><text:span text:style-name="T12">::</text:span><text:span text:style-name="T17">vector</text:span><text:span text:style-name="T12">&lt;</text:span><text:span text:style-name="T17">Maintenance </text:span><text:span text:style-name="T12">*&gt; </text:span><text:span text:style-name="T7">maintenances</text:span><text:span text:style-name="T12">;</text:span></text:p>
          <text:p text:style-name="P4"><text:span text:style-name="T10"/></text:p>
          <text:p text:style-name="P30">klasa reprezentująca maszynę – zawiera pole numer, oznaczające jej numer w instancji problemu (1 lub 2, zrzutowane na liczbę jednobitową), tablicę wskaźników na operacje, początkowo pustych, oraz wektor wskaźników na maintenance. <text:span text:style-name="T22">Przyjęto założenie, że reprezentacja maszyny będzie przechowywać jedynie kolejność operacji oraz informacje o dotyczących jej konserwacjach, bez przechowywania ich fizycznych kopii. Oznacza to, że ingerencja w parametry operacji przez dowolną inną maszynę ma wpływ na wszystkie odczyty. </text:span><text:soft-page-break/><text:span text:style-name="T22">Sprawia to, że kalkulacja wyników uszeregowania musi być ściśle powiązana w czasie ze zmianami w uszeregowaniu.</text:span></text:p>
        </text:list-item>
        <text:list-item>
          <text:p text:style-name="P25">Instance (instancja)</text:p>
          <text:p text:style-name="P25">klasa reprezentująca instancję zawiera w sobie dwie maszyny – machine1 i machine2, oraz numer losowany z całego zakresu unsigned inta.</text:p>
        </text:list-item>
        <text:list-item>
          <text:p text:style-name="P26">Solution (rozwiązanie)</text:p>
          <text:p text:style-name="P26">reprezentacja rozwiązania jest podobna do samej instancji. Zawiera dwie, nazwane tak samo maszyny, numer losowany z tego samego zakresu, a ponadto także pole na wynik oraz wskaźnik na instancję problemu którą rozwiązuje.</text:p>
        </text:list-item>
        <text:list-item>
          <text:p text:style-name="P26">SolutionsPool</text:p>
          <text:p text:style-name="P26">klasa SolutionsPool reprezentuje pewien zbiór rozwiązań i udostępnia interfejs do masowego wykonywania operacji na swoich elementach. Zawiera wskaźnik na instancję której rozwiązania grupuje, oraz rozmiar pokolenia, na które od początku rezerwuje miejsce w pamięci, i do którego rozmiaru wraca co iterację algorytmu.</text:p>
        </text:list-item>
      </text:list>
      <text:p text:style-name="P27"/>
      <text:h text:style-name="P66" text:outline-level="2" text:is-list-header="true">Generator <text:span text:style-name="T23">Instancji</text:span></text:h>
      <text:list xml:id="list1114767648" text:style-name="L3">
        <text:list-header>
          <text:p text:style-name="P28">Generator instancji, <text:span text:style-name="T24">zawarty w konstruktorze klasy Instance, </text:span>wykonuje prostą sekwencję polegającą na utworzeniu serii 50 zadań wraz ze składowymi operacjami, wszystkie pola losując z zadanych zakresów i wiążąc wskaźnikami odpowiednie obiekty. <text:span text:style-name="T24">Do tego na pierwszej maszynie tworzy zadaną liczbę przerw konserwacyjnych o losowych czasach trwania i wstępnie sortuje zadania według rosnącego ready-time. Tak przygotowane instancje zostają włączone do programu.</text:span></text:p>
        </text:list-header>
      </text:list>
      <text:p text:style-name="P29"/>
      <text:h text:style-name="P67" text:outline-level="2"><text:span text:style-name="T24">Losowy Generator Rozwiązań</text:span></text:h>
      <text:list xml:id="list2627691050" text:style-name="L4">
        <text:list-header>
          <text:p text:style-name="P31"><text:span text:style-name="T24">Losowy generator rozwiązań został zaimplementowany jako jeden z konstruktorów klasy Solution. Przyjmuje on wskaźnik na instancję problemu do rozwiązania. Przepisuje do swojej struktury takie dane jak wskaźniki na maintenancy, a listę tasków rozbija na dwa wektory operacji. Losowość zostaje wprowadzona poprzez losową zmianę porządku tych wektorów funkcją std::shuffle. Następnie, generator dobiera kolejne operacje do obu maszyn, trzymając się na ile to możliwe wylosowanego porządku i zmieniając go tylko, gdy użycie go sprawiałoby że rozwiązanie nie spełniałoby warunków koniecznych stawianych przez problem.</text:span></text:p>
        </text:list-header>
      </text:list>
      <text:h text:style-name="P77" text:outline-level="1">Operatory Algorytmu Genetycznego</text:h>
      <text:h text:style-name="P68" text:outline-level="2">Mutacja</text:h>
      <text:list xml:id="list326804450" text:style-name="L6">
        <text:list-header>
          <text:p text:style-name="P9"><text:span text:style-name="T4">void </text:span><text:span text:style-name="T15">Solution</text:span><text:span text:style-name="T10">::mutate() {</text:span><text:line-break/><text:span text:style-name="T10"> <text:s text:c="3"/></text:span><text:span text:style-name="T15">std</text:span><text:span text:style-name="T10">::</text:span><text:span text:style-name="T15">uniform_int_distribution</text:span><text:span text:style-name="T10">&lt;</text:span><text:span text:style-name="T4">unsigned</text:span><text:span text:style-name="T10">&gt; taskNoDist = </text:span><text:span text:style-name="T15">std</text:span><text:span text:style-name="T10">::</text:span><text:span text:style-name="T20">uniform_int_distribution</text:span><text:span text:style-name="T10">&lt;</text:span><text:span text:style-name="T4">unsigned</text:span><text:span text:style-name="T10">&gt;(</text:span><text:span text:style-name="T13">0</text:span><text:span text:style-name="T10">, </text:span><text:span text:style-name="T20">TASKS_NO </text:span><text:span text:style-name="T10">- </text:span><text:span text:style-name="T13">2</text:span><text:span text:style-name="T10">);</text:span><text:line-break/><text:span text:style-name="T10"> <text:s text:c="3"/></text:span><text:span text:style-name="T4">unsigned </text:span><text:span text:style-name="T10">i=</text:span><text:span text:style-name="T13">0</text:span><text:span text:style-name="T10">;</text:span><text:line-break/><text:span text:style-name="T10"> <text:s text:c="3"/></text:span><text:span text:style-name="T4">while </text:span><text:span text:style-name="T10">(</text:span><text:span text:style-name="T4">true</text:span><text:span text:style-name="T10">) {</text:span><text:line-break/><text:span text:style-name="T10"> <text:s text:c="7"/></text:span><text:span text:style-name="T15">Machine </text:span><text:span text:style-name="T10">*machine = </text:span><text:span text:style-name="T4">static_cast</text:span><text:span text:style-name="T10">&lt;</text:span><text:span text:style-name="T4">bool</text:span><text:span text:style-name="T10">&gt;(</text:span><text:span text:style-name="T7">booleanDist</text:span><text:span text:style-name="T15">(</text:span><text:span text:style-name="T7">instance</text:span><text:span text:style-name="T10">-&gt;</text:span><text:span text:style-name="T7">generator</text:span><text:span text:style-name="T15">)</text:span><text:span text:style-name="T10">) ? &amp;</text:span><text:span text:style-name="T7">machine1 </text:span><text:span text:style-name="T10">: &amp;</text:span><text:span text:style-name="T7">machine2</text:span><text:span text:style-name="T10">;</text:span><text:line-break/><text:span text:style-name="T10"> <text:s text:c="7"/></text:span><text:span text:style-name="T4">const unsigned </text:span><text:span text:style-name="T10">n = taskNoDist</text:span><text:span text:style-name="T15">(</text:span><text:span text:style-name="T7">instance</text:span><text:span text:style-name="T10">-&gt;</text:span><text:span text:style-name="T7">generator</text:span><text:span text:style-name="T15">)</text:span><text:span text:style-name="T10">;</text:span><text:line-break/><text:span text:style-name="T10"> <text:s text:c="7"/></text:span><text:span text:style-name="T4">auto </text:span><text:span text:style-name="T10">opn = (*machine)</text:span><text:span text:style-name="T15">[</text:span><text:span text:style-name="T10">n</text:span><text:span text:style-name="T15">]</text:span><text:span text:style-name="T10">;</text:span><text:line-break/><text:span text:style-name="T10"> <text:s text:c="7"/>(*machine)</text:span><text:span text:style-name="T15">[</text:span><text:span text:style-name="T10">n</text:span><text:span text:style-name="T15">] </text:span><text:span text:style-name="T10">= (*machine)</text:span><text:span text:style-name="T15">[</text:span><text:span text:style-name="T10">n + </text:span><text:span text:style-name="T13">1</text:span><text:span text:style-name="T15">]</text:span><text:span text:style-name="T10">;</text:span><text:line-break/><text:span text:style-name="T10"> <text:s text:c="7"/>(*machine)</text:span><text:span text:style-name="T15">[</text:span><text:span text:style-name="T10">n + </text:span><text:span text:style-name="T13">1</text:span><text:span text:style-name="T15">] </text:span><text:span text:style-name="T10">= opn;</text:span><text:line-break/><text:span text:style-name="T10"> <text:s text:c="7"/></text:span><text:span text:style-name="T4">try </text:span><text:span text:style-name="T10">{</text:span><text:line-break/><text:span text:style-name="T10"> <text:s text:c="11"/></text:span><text:span text:style-name="T20">calculate</text:span><text:span text:style-name="T10">();</text:span><text:line-break/><text:span text:style-name="T10"> <text:s text:c="11"/></text:span><text:span text:style-name="T4">break</text:span><text:span text:style-name="T10">;</text:span><text:line-break/><text:span text:style-name="T10"> <text:s text:c="7"/>}</text:span><text:line-break/><text:span text:style-name="T10"> <text:s text:c="7"/></text:span><text:span text:style-name="T4">catch </text:span><text:span text:style-name="T10">(</text:span><text:span text:style-name="T15">std</text:span><text:span text:style-name="T10">::</text:span><text:span text:style-name="T15">runtime_error </text:span><text:span text:style-name="T10">&amp;e) {</text:span><text:line-break/><text:span text:style-name="T10"> <text:s text:c="11"/>opn = (*machine)</text:span><text:span text:style-name="T15">[</text:span><text:span text:style-name="T10">n</text:span><text:span text:style-name="T15">]</text:span><text:span text:style-name="T10">;</text:span><text:line-break/><text:span text:style-name="T10"> <text:s text:c="11"/>(*machine)</text:span><text:span text:style-name="T15">[</text:span><text:span text:style-name="T10">n</text:span><text:span text:style-name="T15">] </text:span><text:span text:style-name="T10">= (*machine)</text:span><text:span text:style-name="T15">[</text:span><text:span text:style-name="T10">n + </text:span><text:span text:style-name="T13">1</text:span><text:span text:style-name="T15">]</text:span><text:span text:style-name="T10">;</text:span><text:line-break/><text:span text:style-name="T10"> <text:s text:c="11"/>(*machine)</text:span><text:span text:style-name="T15">[</text:span><text:span text:style-name="T10">n + </text:span><text:span text:style-name="T13">1</text:span><text:span text:style-name="T15">] </text:span><text:span text:style-name="T10">= opn;</text:span><text:line-break/><text:span text:style-name="T10"> <text:s text:c="11"/></text:span><text:span text:style-name="T20">calculate</text:span><text:span text:style-name="T10">();</text:span><text:line-break/><text:span text:style-name="T10"> <text:s text:c="11"/></text:span><text:span text:style-name="T4">if</text:span><text:span text:style-name="T10">(i++ == </text:span><text:span text:style-name="T13">100</text:span><text:span text:style-name="T10">) </text:span><text:span text:style-name="T4">break</text:span><text:span text:style-name="T10">;</text:span><text:line-break/><text:span text:style-name="T10"> <text:s text:c="7"/>}</text:span><text:line-break/><text:span text:style-name="T10"> <text:s text:c="3"/>}</text:span><text:line-break/><text:span text:style-name="T10">}</text:span></text:p>
        </text:list-header>
      </text:list>
      <text:p text:style-name="P8"/>
      <text:list xml:id="list161419165844933" text:continue-numbering="true" text:style-name="L6">
        <text:list-header>
          <text:p text:style-name="P7"><text:span text:style-name="T25">Operator mutacji został zaimplementowany jako metoda klasy Solution, co pozwala na dowolnym rozwiązaniu w kodzie wywołać po prostu szybki, unarny operator .mutate().</text:span></text:p>
          <text:p text:style-name="P7"><text:span text:style-name="T25">W toku pisania algorytmu szkicowano różne rozwiązania przeprowadzania mutacji, które z pewnych względów okazały się zawodne, w szczególności podobne do ostatecznie obranego rozwiązanie polegające na losowaniu dwóch dowolnych operacji z maszyny okazało się zawodne. Mutacja polegająca na zamianie dwóch niekoniecznie kolejnych elementów uszeregowania doprowadzała nader często do uzyskania rozwiązania nieprawidłowego, co skutkowało zmarnowanymi cyklami procesora i koniecznością odrzucenia potomka oraz powtórzenia procesu mutacji. Takie powstawanie błędnych rozwiązań problemu w trakcie nieudokumentowanych testów w procesie pisania występowało w ponad połowie przypadków wywołania mutacji. Winy za tak złe działanie tego podejścia doszukano się w pewnej właściwości uszeregowań typu job-shop. Otóż, dopóki jedna operacja numer 2 znajduje się przed swoim odpowiednikiem numer 1, uszeregowanie jest wykonywalne, taka sytuacja może się powtarzać, o ile kolejne pary op2 – op1 nie będą ustawione „na krzyż”, co powoduje dojście w wykonywaniu uszeregowania do dwóch operacji nr 2 (na pierwszej i drugiej maszynie), których operacje numer 1 nie zostały jeszcze wykonane. Taka sytuacja nie pozwala na kontynuowanie wykonywania na którejkolwiek maszynie i czyni uszeregowanie nieprawidłowym. Zamiana losowych, potencjalnie odległych operacji na którejkolwiek maszynie, okazała się wyjątkowo często doprowadzać do takiej sytuacji.</text:span></text:p>
          <text:p text:style-name="P12"><text:soft-page-break/>Lepszym z tego punktu widzenia okazało się dokonywanie lokalnych zamian, co prawda w dowolnym miejscu uszeregowania, ale zamieniając dwie kolejne operacje. Po przyjęciu tej taktyki, częstość powstawania nieprawidłowych uszeregowań spadła do ok. 1 na 15 do 30 mutacji. Aby dalej zapobiegać blokowaniu algorytmu, zaimplementowano mechanizm wykrywania takiej sytuacji, i w przypadku detekcji defektu tego typu po mutacji, zmiana jest odwracana, i szuka się kolejnego miejsca do dokonania zamiany. Czynność ta może być powtórzona maksymalnie do 100 razy, zanim algorytm zaniecha dalszych prób mutowania rozwiązania, uznając że jest to dla danego uszeregowania niemożliwe lub zbyt trudne aby było obliczeniowo opłacalne.</text:p>
        </text:list-header>
      </text:list>
      <text:p text:style-name="P13"/>
      <text:h text:style-name="P69" text:outline-level="2">Krzyżowanie</text:h>
      <text:list xml:id="list1385456821" text:style-name="L7">
        <text:list-header>
          <text:p text:style-name="P33">Operator krzyżowania został zaimplementowany jako kolejny <text:span text:style-name="T26">konstruktor klasy Solution, przyjmujący dwa obiekty tej klasy (rodziców dla konstruowanego potomka). Po przekopiowaniu od jednego z rodziców wartości stałych takich jak adres instancji, wektor maintenanców itp. dokonane zostaje krzyżowanie uporządkowań według następującego algorytmu:</text:span></text:p>
        </text:list-header>
        <text:list-item>
          <text:p text:style-name="P34">pierwsza połowa uporządkowania dla M1<text:note text:id="ftn0" text:note-class="footnote"><text:note-citation>1</text:note-citation><text:note-body><text:p text:style-name="P78">Maszyna numer 1</text:p></text:note-body></text:note> zostaje wprost przepisana od R1<text:note text:id="ftn1" text:note-class="footnote"><text:note-citation>2</text:note-citation><text:note-body><text:p text:style-name="P78">Rodzic numer 1</text:p></text:note-body></text:note>,</text:p>
        </text:list-item>
        <text:list-item>
          <text:p text:style-name="P34">druga połowa uporządkowania na M1 zostaje uzupełniona o brakujące operacje według ich kolejności z R2,</text:p>
        </text:list-item>
        <text:list-item>
          <text:p text:style-name="P34">pierwsza połowa operacji na M2 jest układana wg kolejności z R1, biorąc jednak pod uwagę obostrzenia dotyczące kolejności operacji w zadaniu, w razie potrzeby kolejność jest delikatnie zmieniana (trzeba zauważyć, że może to być miejsce występowania samorzutnej mutacji, nawet jeśli nie zostanie ona wywołana wprost),</text:p>
        </text:list-item>
        <text:list-item>
          <text:p text:style-name="P34">analogicznie druga połowa jest uzupełniana pozostałymi operacjami wg kolejności z R2, pamiętając jednak o operacjach które już znalazły się w pierwszej połowie maszyny, i o ograniczeniach wynikających z natury problemu; algorytm możliwie zbliża się do zachowania kolejności rodziców, dopasowując jednak wynik tej krzyżówki tak, aby uszeregowanie było wykonywalne.</text:p>
          <text:p text:style-name="P34">Tym sposobem, operator krzyżowania łączy każde dwa dowolne rozwiązania <text:span text:style-name="T27">w rozwiązanie spełniające zasady porządkowania. W testach wykazano, że przy krzyżowaniu losowych instancji, około 5% dzieci osiąga wynik lepszy od wyników obojga rodziców.</text:span></text:p>
        </text:list-item>
      </text:list>
      <text:h text:style-name="P65" text:outline-level="2">Selekcja</text:h>
      <text:list xml:id="list837614162" text:style-name="L8">
        <text:list-header>
          <text:p text:style-name="P35">Do wybierania osobników pozostających w puli lub przygotowywania par do rozmnażania przygotowano 3 mechanizmy selekcyjne.</text:p>
        </text:list-header>
        <text:list-item>
          <text:p text:style-name="P35">Turniej – algorytm sortujący rozwiązania wedle ich wyników, selekcja przez niego dokonana pozostawia najlepsze rozwiązania z danej iteracji, zaś rozmnażanie przy pomocy tego operatora jest prowadzone na zasadzie „najlepsi z najlepszymi, najgorsi z najgorszymi”, czyli dobiera on kolejne pary idąc od szczytu rankingu ku dołowi.</text:p>
        </text:list-item>
        <text:list-item>
          <text:p text:style-name="P35">Losowanie – metoda w pełni losowa, ustawiająca rozwiązania w stochastycznej kolejności, z których do kolejnej iteracji przetrwają osobniki o najróżniejszych wynikach; przy rozmnażaniu dobiera pary losowo z puli, może wybrać niektórych osobników wielokrotnie, a niektórych wcale. Nie była używana typowo do selekcji pomiędzy iteracjami, ponieważ wynikowy algorytm nie przystaje do definicji meta-heurystyki.</text:p>
        </text:list-item>
        <text:list-item>
          <text:p text:style-name="P35">Ranking randomizowany – aby połączyć zachowanie najlepszych rozwiązań w puli, odrzucenie najgorszych, jak i uzyskać chociaż część różnorodności dostarczanej przez selekcję losową, stworzono niejako połączenie powyższych metod. W pierwszym kroku operator ten dokonuje rankingu rozwiązań w puli, ale w drugim, pewną środkową część puli ustawia w kolejności losowej. Odległości granic w których działa algorytm mieszający, od skrajnych części drabinki wyników, stanowią parametry algorytmu.</text:p>
        </text:list-item>
      </text:list>
      <text:h text:style-name="P73" text:outline-level="1">Strojenie algorytmu</text:h>
      <text:list xml:id="list3042607777" text:style-name="L9">
        <text:list-header>
          <text:p text:style-name="P36">Strojenie algorytmu jest procesem poszukiwania najlepszych wartości dla jego parametrów. W tym przypadku dokonano go następująco:</text:p>
        </text:list-header>
        <text:list-item>
          <text:p text:style-name="P37">Na wstępie zrezygnowana z dobierania parametru częstości mutacji, za to decydując się na mutowanie 100% rozwiązań, jednak przy pozostawieniu oryginalnych w puli. </text:p>
        </text:list-item>
        <text:list-item>
          <text:p text:style-name="P40">Metodyka testów wyewoluowała podczas testów w trakcie implementacji i pierwszych niedokumentowanych testów gotowego algorytmu. Wszystkie wyniki przedstawione poniżej opierają się na tej ostatecznej metodyce.<text:line-break/>Dla każdego przebiegu testów generuje się pulę 1000 instancji. Pomiar skuteczności działania danej wariacji algorytmu jest zliczany jako średnie procentowe polepszenie wyniku między najlepszym rozwiązaniem losowym generowanym w pierwszym pokoleniu, a najlepszym rozwiązaniem po zakończeniu pracy meta-heurystyki. Każda z badanych funkcji wykonuje optymalizację rozwiązania dla każdej z 1000 instancji, a instancje są kopiowane do konkretnych heurystyk wraz ze stanem początkowym wbudowanego w nie generatora liczb losowych, co powinno zapewnić porównywalność wyników w obrębie danego testu. Czas działania algorytmu poza testami szybkości działania jest ograniczany przez przydział <text:span text:style-name="T29">czasu procesora</text:span><text:span text:style-name="T30">, tak żeby wykazać różnicę w skuteczności algorytmu przy tych samych zasobach, lub poprzez konkretnie zadaną </text:span><text:span text:style-name="T29">liczbę cykli zegara</text:span><text:span text:style-name="T30">, która </text:span><text:span text:style-name="T31">nawet dokładniej wyznacza skuteczność heurystyki. Dla przyspieszenia procesu w procesie testowania zastosowano </text:span><text:soft-page-break/><text:span text:style-name="T31">podstawową wielowątkowość i asynchroniczność, a testy były przeprowadzane na wielu maszynach. Maszyny które brały udział w testach były w stanie wykonać (około) następujące liczby iteracji przykładowej funkcji przeprowadzającej mutację, ranking, rozmnażanie, ranking i obcięcie dla pokolenia liczącego 100 rozwiązań:</text:span></text:p>
          <text:p text:style-name="P42"><text:span text:style-name="T30">maszyna 1: <text:tab/>5000/2000 dla 1/8 wątków,<text:line-break/>maszyna 2:<text:tab/>6000/5500 dla 1/4 wątków,<text:line-break/>maszyna 3:<text:tab/>5200/3000 dla 1/4 wątków.</text:span></text:p>
        </text:list-item>
        <text:list-item>
          <text:p text:style-name="P37">Postanowiono zacząć od zbadania i dobrania parametrów subiektywnie kluczowych, aby dalej przejść do strojenia parametrów szczegółowych. <text:span text:style-name="T28">Jako pytanie kluczowe dla dalszego przebiegu strojenia uznano „Mutacja przed rozmnażaniem, czy rozmnażanie przed mutacją?”.</text:span></text:p>
          <text:p text:style-name="P40">Rozpoczęto zatem od prostego porównania dwóch funkcji, z których jedna dokonywała najpierw mutacji, selekcji do rozmnażania i rozmnażania, a druga mutację przeprowadzała na końcu, przed selekcją do kolejnej iteracji.</text:p>
          <text:p text:style-name="P40">Nieznaczna różnica uzyskiwanych wyników (ok. 0,3 punkt<text:span text:style-name="T32">u</text:span> procentowego, przy wynikach rzędu 10%) zaoowocowała wybraniem kolejności crossover przed mutacją. Zaznaczyć tu należy, że kolejność tych operacji nie ma w badanym algorytmie znaczenia matematycznego , gdyż dokonanie mutacji podwaja pulę rozwiązań, a w wyniku crossoveru powiększa się ona o 50%. Jak wiemy jednak mnożenie jest przemienne. W ten sposób, przy wielkości pokolenia 100, dokonując najpierw mutacji a potem rozmnażania, pula do selekcji końcowej wynosi (100*2)+50% = 300, zaś w przypadku przeciwnym (100+50%)*2 = 300.</text:p>
        </text:list-item>
        <text:list-item>
          <text:p text:style-name="P37"><text:span text:style-name="T32">Następnie</text:span> przygotowano 7 funkcji pomocniczych, z których każda realizowała nieco inną kombinację dostępnych operatorów algorytmu.</text:p>
        </text:list-item>
      </text:list>
      <text:list xml:id="list3537567030" text:style-name="L10">
        <text:list-item>
          <text:p text:style-name="P38">MutationOnly – funkcja, w której iteracja heurystyki składa się z dokonania mutacji wszystkich rozwiązań (inaczej mówiąc, rozmnażania przez pączkowanie z mutacją), a następnie rankingowego wyboru rozwiązań przechodzących do kolejnej iteracji,</text:p>
        </text:list-item>
        <text:list-item>
          <text:p text:style-name="P38">RandomCrossover – funkcja która w każdej iteracji dobiera losowo pary do rozmnażania, rozmnaża je, po czym rankingowo wybiera osobniki do następnej iteracji,</text:p>
        </text:list-item>
        <text:list-item>
          <text:p text:style-name="P39">RankingCrossover – pary do rozmnażania są dobrane zgodnie z kolejnością rankingową; warto zauważyć, że gdy większość innych funkcji wykonuje dwie operacje porządkowania (jedna do rozmnażania, druga do selekcji końcowej), ta łączy je w jedno, gdyż ranking ustawiony w celu selekcji końcowej, w kolejnej iteracji staje się kolejnością par do rozmnażania.</text:p>
        </text:list-item>
        <text:list-item>
          <text:p text:style-name="P39">RandomizedRankingCrossover – dobiera pary do rozmnażania metodą randomizowanego rankingu, z arbitralnie dobranymi parametrami „nieruszanego” szczytu i dołu rankingu na po 10% założonej wielkości pokolenia, tj. liczby rozwiązań przechodzących do kolejnej iteracji po selekcji. Selekcja końcowa dokonuje się zwykłym rankingiem.</text:p>
        </text:list-item>
        <text:list-item>
          <text:p text:style-name="P39"><text:soft-page-break/>Mutation*******Crossover – są to 3 metody odpowiadające trzem powyższym, z tym, że przed przygotowywaniem par do rozmnażania, wszystkie rozwiązania przechodzące z poprzedniej iteracji są kopiowane z mutacją.</text:p>
        </text:list-item>
      </text:list>
      <text:list xml:id="list912054349" text:style-name="L11">
        <text:list-header>
          <text:p text:style-name="P44"><text:span text:style-name="T32">Metody te przetestowane zostały w funkcji liczności pokolenia oraz przydzielonych zasobów (liczonych w pierwszych testach orientacyjnych w milisekundach czasu procesora, a w testach kompleksowych w liczbie cykli zegara procesora). Pełne wyniki znajdują się w formacie csv w pliku </text:span><text:span text:style-name="T33">GenerationSizeConstCPUTimeDifferentApproachesAndClocks.txt<text:line-break/><text:line-break/><text:line-break/></text:span></text:p>
          <text:p text:style-name="P44"><text:span text:style-name="T32">Oto wyniki:<text:line-break/></text:span></text:p>
          <text:p text:style-name="P47"><draw:frame draw:style-name="fr1" draw:name="Frame1" text:anchor-type="paragraph" svg:width="18.062cm" draw:z-index="0"><draw:text-box fo:min-height="11.74cm"><text:p text:style-name="Table"><draw:frame draw:style-name="fr2" draw:name="Object2" text:anchor-type="as-char" svg:width="18.062cm" style:rel-width="100%" svg:height="11.74cm" style:rel-height="scale" draw:z-index="1"><draw:object xlink:href="./Object 2" xlink:type="simple" xlink:show="embed" xlink:actuate="onLoad"/><draw:image xlink:href="./ObjectReplacements/Object 2" xlink:type="simple" xlink:show="embed" xlink:actuate="onLoad"/></draw:frame><text:span text:style-name="T36"><text:line-break/></text:span>Table <text:sequence text:ref-name="refTable0" text:name="Table" text:formula="ooow:Table+1" style:num-format="1">1</text:sequence>: Wyniki pomiarów agregowane względem liczności pokolenia</text:p></draw:text-box></draw:frame></text:p>
        </text:list-header>
      </text:list>
      <text:p text:style-name="P48"><draw:frame draw:style-name="fr1" draw:name="Frame2" text:anchor-type="paragraph" svg:width="18.062cm" draw:z-index="2"><draw:text-box fo:min-height="8.13cm"><text:p text:style-name="Table"><draw:frame draw:style-name="fr2" draw:name="Object1" text:anchor-type="as-char" svg:width="18.062cm" style:rel-width="100%" svg:height="8.13cm" style:rel-height="scale" draw:z-index="3"><draw:object xlink:href="./Object 1" xlink:type="simple" xlink:show="embed" xlink:actuate="onLoad"/><draw:image xlink:href="./ObjectReplacements/Object 1" xlink:type="simple" xlink:show="embed" xlink:actuate="onLoad"/></draw:frame><text:span text:style-name="T36"><text:line-break/></text:span>Table <text:sequence text:ref-name="refTable1" text:name="Table" text:formula="ooow:Table+1" style:num-format="1">2</text:sequence>: Wyniki pomiarów agregowane względem przydzielonych zasobów</text:p></draw:text-box></draw:frame><text:soft-page-break/></text:p>
      <text:list xml:id="list161419446006049" text:continue-numbering="true" text:style-name="L11">
        <text:list-header>
          <text:p text:style-name="P45"><text:span text:style-name="T35">Pełna, nieagregowana tabela wszystkich wyników dostępna jest w pliku MaxImprovementTable.ods.</text:span></text:p>
          <text:p text:style-name="P45"><text:span text:style-name="T35">Nie przygotowano tabeli wyników średnich, ze względu na cel – dobór parametrów umożliwiających największe przyrosty.</text:span></text:p>
          <text:p text:style-name="P43"><text:span text:style-name="T35">Z powyższych danych łatwo zauważyć, że najlepsze wyniki daje ostatnia funkcja – </text:span><text:span text:style-name="T37">MutationRandomizedRankingCrossover </text:span><text:span text:style-name="T38">– w połączeniu ze stosunkowo niewielką liczbą osobników w pokoleniu (od 2 do 8), oraz, co nie jest zaskoczeniem, jak największym czasem działania algorytmu. Możemy jednak zauważyć, że od około 32 mln taktów przyrost jakości wyniku znacznie spowalnia. Co więcej, wydaje się, że jeżeli mamy do wykorzystania naprawdę skromny czas, najlepiej wykorzystać wariant MutationRankingCrossover, który zapewne dość skutecznie wykorzystuje dany krótki czas aby zbliżyć się to minimum lokalnego.</text:span></text:p>
          <text:p text:style-name="P45"><text:span text:style-name="T38">Na podstawie powyższego, postanowiono przeprowadzić uszczegółowiony test dla rozmiaru pokolenia w wariancie MutationRandomizedRankingCrossover w przedziale od 1 do 10 z czasem działania 800000 taktów. </text:span><text:span text:style-name="T39">Na podstawie wyników wybrano do dalszych testów liczność pokolenia 4.</text:span></text:p>
          <text:p text:style-name="P49"><text:span text:style-name="T37">Kolejnym elementem do strojenia zostały granice randomizacji rankingu </text:span><text:span text:style-name="T40">w części do rozmnażania. </text:span><text:span text:style-name="T41">Testy przeprowadzono przy liczbie taktów zegara na wątek równej 1,6 mln.</text:span></text:p>
          <text:p text:style-name="P50"><text:span text:style-name="T37"/></text:p>
          <text:p text:style-name="P46"><draw:frame draw:style-name="fr3" draw:name="Object3" text:anchor-type="paragraph" svg:width="21.59cm" svg:height="3.141cm" draw:z-index="4"><draw:object xlink:href="./Object 3" xlink:type="simple" xlink:show="embed" xlink:actuate="onLoad"/><draw:image xlink:href="./ObjectReplacements/Object 3" xlink:type="simple" xlink:show="embed" xlink:actuate="onLoad"/></draw:frame><text:soft-page-break/><text:span text:style-name="T47">Z testów wynikło, że nie ma większej różnicy pomiędzy ustawieniem rankingowym a losowym, przynajmniej przy 4 rozwiązaniach w pokoleniu. Testowo ponowiono więc test dla 10 instancji przy rozmiarze pokolenia 10. Wyniki ponownie nie wskazują na korelację parametrów z jakością działania algorytmu.</text:span></text:p>
          <text:p text:style-name="P46"><text:span text:style-name="T47"/></text:p>
        </text:list-header>
      </text:list>
      <text:p text:style-name="P54"><draw:frame draw:style-name="fr3" draw:name="Object4" text:anchor-type="paragraph" svg:width="20.322cm" svg:height="4.066cm" draw:z-index="5"><draw:object xlink:href="./Object 4" xlink:type="simple" xlink:show="embed" xlink:actuate="onLoad"/><draw:image xlink:href="./ObjectReplacements/Object 4" xlink:type="simple" xlink:show="embed" xlink:actuate="onLoad"/></draw:frame><text:span text:style-name="T47"/></text:p>
      <text:list xml:id="list161419456250762" text:continue-numbering="true" text:style-name="L11">
        <text:list-header>
          <text:p text:style-name="P46"><text:span text:style-name="T47">W takiej sytuacji, postanowiono zrezygnować z rankingu w dobieraniu par do rozmnażania, w zamian zajmując się selekcją końcową po rozmnażaniu i mutacjach. Do tej pory na potrzeby testowania innych parametrów stosowano tu czyste podejście rankingowe. Teraz nadeszła pora na zamianę rankingu na ranking randomizowany, i poszukanie zależności od jego parametrów. Testy dla 1000 instancji, 800000 cykli.</text:span></text:p>
          <text:p text:style-name="P46"><text:span text:style-name="T47"/></text:p>
        </text:list-header>
      </text:list>
      <text:p text:style-name="P51"><draw:frame draw:style-name="fr3" draw:name="Object5" text:anchor-type="paragraph" svg:width="21.59cm" svg:height="2.589cm" draw:z-index="6"><draw:object xlink:href="./Object 5" xlink:type="simple" xlink:show="embed" xlink:actuate="onLoad"/><draw:image xlink:href="./ObjectReplacements/Object 5" xlink:type="simple" xlink:show="embed" xlink:actuate="onLoad"/></draw:frame><text:span text:style-name="T37"/></text:p>
      <text:list xml:id="list161419465628878" text:continue-numbering="true" text:style-name="L11">
        <text:list-header>
          <text:p text:style-name="P52"><text:span text:style-name="T37">Z powyższych danych łatwo widzimy, że </text:span><text:span text:style-name="T42">najkorzystniejszy układ parametrów to zablokowanie mieszania jednego najlepszego rozwiązania, i czterech najgorszych. Powoduje to przemieszanie w puli rozwiązań o numerach od 2 do 8, po czym zachowane zostają pierwsze cztery. Przyjęto te wyniki jako optymalne i powrócono do testów algorytmu doboru par do krzyżowania.</text:span></text:p>
          <text:p text:style-name="P52"><text:span text:style-name="T42"/></text:p>
          <text:p text:style-name="P53"><draw:frame draw:style-name="fr4" draw:name="Object6" text:anchor-type="paragraph" svg:width="20.322cm" svg:height="4.066cm" draw:z-index="7"><draw:object xlink:href="./Object 6" xlink:type="simple" xlink:show="embed" xlink:actuate="onLoad"/><draw:image xlink:href="./ObjectReplacements/Object 6" xlink:type="simple" xlink:show="embed" xlink:actuate="onLoad"/></draw:frame><text:soft-page-break/><text:span text:style-name="T42">P</text:span><text:span text:style-name="T37">onownie tabela nie wskazuje na jakąkolwiek </text:span><text:span text:style-name="T44">istotną </text:span><text:span text:style-name="T37">korelację. Ostatecznie </text:span><text:span text:style-name="T43">pozostano przy doborze losowym, </text:span><text:span text:style-name="T44">który w porównaniu bezpośrednim z doborem rankingowym wypadł lepiej o około 1,5 punktu procentowego przy wyniku 21,5%.</text:span></text:p>
        </text:list-header>
      </text:list>
      <text:h text:style-name="P74" text:outline-level="1">Testy wystrojonej heurystyki</text:h>
      <text:list xml:id="list2171079223" text:style-name="L12">
        <text:list-header>
          <text:p text:style-name="P55">Po wystrojeniu przetestowano skuteczność heurystyki w zależności od liczby przydzielonych cykli zegara CPU. Test na 100 instancj<text:span text:style-name="T48">ach</text:span>.</text:p>
          <text:p text:style-name="P55"/>
          <text:p text:style-name="P56"><draw:frame draw:style-name="fr1" draw:name="Frame3" text:anchor-type="paragraph" svg:width="15.993cm" draw:z-index="8"><draw:text-box fo:min-height="9.008cm"><text:p text:style-name="Figure"><draw:frame draw:style-name="fr2" draw:name="Object7" text:anchor-type="as-char" svg:width="15.993cm" style:rel-width="100%" svg:height="9.008cm" style:rel-height="scale" draw:z-index="9"><draw:object xlink:href="./Object 7" xlink:type="simple" xlink:show="embed" xlink:actuate="onLoad"/><draw:image xlink:href="./ObjectReplacements/Object 7" xlink:type="simple" xlink:show="embed" xlink:actuate="onLoad"/></draw:frame><text:span text:style-name="T36"><text:line-break/></text:span>Figure <text:sequence text:ref-name="refFigure0" text:name="Figure" text:formula="ooow:Figure+1" style:num-format="1">1</text:sequence>: Wykres średniej procentowej poprawy rozwiązania przez heurystykę w zależności od przydizelonego czasu procesora (skala logarytmiczna)</text:p></draw:text-box></draw:frame>Powyższy wykres obrazuje średni wzrost jakości rozwiązań w zależności od przydzielonych zasobów. Jak widać, jest prawie idealnie logarytmiczny, co prowadzi do wniosku, że przesadne zwiększanie czasu działania heurystyki nie prowadzi do znacznego polepszenia rozwiązań.</text:p>
          <text:p text:style-name="P56"><draw:frame draw:style-name="fr1" draw:name="Frame4" text:anchor-type="paragraph" svg:width="16.016cm" draw:z-index="10"><draw:text-box fo:min-height="8.918cm"><text:p text:style-name="Figure"><draw:frame draw:style-name="fr2" draw:name="Object8" text:anchor-type="as-char" svg:width="16.016cm" style:rel-width="100%" svg:height="8.918cm" style:rel-height="scale" draw:z-index="11"><draw:object xlink:href="./Object 8" xlink:type="simple" xlink:show="embed" xlink:actuate="onLoad"/><draw:image xlink:href="./ObjectReplacements/Object 8" xlink:type="simple" xlink:show="embed" xlink:actuate="onLoad"/></draw:frame><text:span text:style-name="T36"><text:line-break/></text:span>Figure <text:sequence text:ref-name="refFigure1" text:name="Figure" text:formula="ooow:Figure+1" style:num-format="1">2</text:sequence>: Wykres <text:span text:style-name="T49">m</text:span>aksymalnej uzyskanej poprawy procentowej spośród setki prób w zalezności od przydzielonego czasu procesora (skala logarytmiczna)</text:p></draw:text-box></draw:frame><text:soft-page-break/>Kolejny wykres pokazuje jaką jamksymalną poprawę udało się uzyskać w 100 próbach przy zadanym czasie procesora. Wzrost jest nierównomierny, ale widać wyraźną granicę, powyżej której algorytm nie jest w stanie nawet incydentalnie polepszać rozwiązań bardziej niż o ok. 52%.</text:p>
        </text:list-header>
      </text:list>
      <text:h text:style-name="P75" text:outline-level="1">Dodatkowy pomysł</text:h>
      <text:list xml:id="list3967972532" text:style-name="L13">
        <text:list-header>
          <text:p text:style-name="P57">Po wystrojeniu i przetestowaniu algorytmu, pojawił się pomysł, aby w pierwszej iteracji generować więcej rozwiązań losowych niż wynosi rozmiar pokolenia, i spośród nich wybierać najlepsze jako początkową pule genetyczną algorytmu. <text:span text:style-name="T50">Po zaimplementowaniu przeprowadzono test na 100 instancjach. </text:span></text:p>
          <text:p text:style-name="P57"><draw:frame draw:style-name="fr1" draw:name="Frame5" text:anchor-type="paragraph" svg:width="17.025cm" draw:z-index="12"><draw:text-box fo:min-height="6.784cm"><text:p text:style-name="P62"><draw:frame draw:style-name="fr2" draw:name="Object9" text:anchor-type="as-char" svg:width="21.59cm" style:rel-width="100%" svg:height="6.909cm" style:rel-height="scale" draw:z-index="13"><draw:object xlink:href="./Object 9" xlink:type="simple" xlink:show="embed" xlink:actuate="onLoad"/><draw:image xlink:href="./ObjectReplacements/Object 9" xlink:type="simple" xlink:show="embed" xlink:actuate="onLoad"/><svg:desc>OLE-object</svg:desc></draw:frame><text:span text:style-name="T36"><text:line-break/></text:span></text:p><text:p text:style-name="P62">Table <text:sequence text:ref-name="refTable2" text:name="Table" text:formula="ooow:Table+1" style:num-format="1">3</text:sequence>: Tabela przyrostów po wykonaniu metaheurystyki względem najlepszego ze <text:span text:style-name="T29">wszystkich</text:span> losowanych rozwiązań</text:p></draw:text-box></draw:frame><text:span text:style-name="T39"/></text:p>
        </text:list-header>
      </text:list>
      <text:list xml:id="list161420036624413" text:continue-list="list161419465628878" text:style-name="L11">
        <text:list-header>
          <text:p text:style-name="P14"><text:soft-page-break/>Tabela 3 ukazuje przyrosty dokonane przez meta-heurystykę względem najlepszego ze wszystkich, w tym dodatkowo losowanych rozwiązań. Co zrozumiałe, przyrosty te mają wraz ze wzrostem liczby losowanych rozwiązań, gdyż większa liczba wylosowanych rozwiązań liniowo zwiększa szanse na wykreowanie rozwiązań bliskich optymalnemu. Pomimo tego, algorytm mając do dyspozycji dość niewygórowany czas procesora, jest w stanie polepszyć dane rozwiązania o kolejne 20% do 30%. Kolejna tabela zobrazuje skuteczność całej meta-heurystyki po zastosowaniu opisywanego zabiegu, gdyż pokazuje ona przyrosty liczone względem najlepszego z 4<text:note text:id="ftn2" text:note-class="footnote"><text:note-citation>3</text:note-citation><text:note-body><text:p text:style-name="P79">Ustalona liczba rozwiązań w pokoleniu.</text:p></text:note-body></text:note> początkowo losowanych rozwiązań.</text:p>
          <text:p text:style-name="P14"/>
        </text:list-header>
      </text:list>
      <text:p text:style-name="P15"/>
      <text:p text:style-name="P15"><draw:frame draw:style-name="fr3" draw:name="Object10" text:anchor-type="paragraph" svg:width="21.59cm" svg:height="6.909cm" draw:z-index="14"><draw:object xlink:href="./Object 10" xlink:type="simple" xlink:show="embed" xlink:actuate="onLoad"/><draw:image xlink:href="./ObjectReplacements/Object 10" xlink:type="simple" xlink:show="embed" xlink:actuate="onLoad"/></draw:frame></text:p>
      <text:list xml:id="list161419095694861" text:continue-numbering="true" text:style-name="L11">
        <text:list-header>
          <text:p text:style-name="P16">Jak widać, biorąc pod uwagę całkowitą skuteczność algorytmu, poświęcenie początkowego czasu na losowanie lepszej puli genetycznej znacząco polepsza możliwości algorytmu. Szczególnie opłacalny okazuje się ten zabieg w przypadku niewielkich czasów przeznaczonych na wykonanie uszeregowania, jednak dla każdego czasu poprawa okazuje się dość znacząca.</text:p>
          <text:p text:style-name="P16">Poniżej zamieszczony został wykres przygotowany na podstawie tych samych danych.</text:p>
        </text:list-header>
      </text:list>
      <text:p text:style-name="P17"/>
      <text:p text:style-name="P20"/>
      <text:list xml:id="list161420035944848" text:continue-numbering="true" text:style-name="L11">
        <text:list-header>
          <text:p text:style-name="P16"/>
          <text:p text:style-name="P18"><draw:frame draw:style-name="fr3" draw:name="Object11" text:anchor-type="paragraph" svg:width="16cm" svg:height="8.999cm" draw:z-index="15"><draw:object xlink:href="./Object 11" xlink:type="simple" xlink:show="embed" xlink:actuate="onLoad"/><draw:image xlink:href="./ObjectReplacements/Object 11" xlink:type="simple" xlink:show="embed" xlink:actuate="onLoad"/></draw:frame>Jak widać na powyższym wykresie, zwiększanie liczby losowanych rozwiązań pozwala mocno podnieść jakość rozwiązania przy krótkim czasie procesora, oraz nie aż tak znacznie poprawić wyniki przy dłuższym czasie poświęconym na wykonanie algorytmu.</text:p>
        </text:list-header>
      </text:list>
      <text:p text:style-name="P19"/>
      <text:h text:style-name="P70" text:outline-level="2">Punktowy test poprawy przy długim czasie</text:h>
      <text:list xml:id="list3623364568" text:style-name="L15">
        <text:list-header>
          <text:p text:style-name="P59"><text:span text:style-name="T51">Jako ostatni po wprowadzonej poprawce wykonano test średniej poprawy jakości uszeregowania dla 100 instancji przy czasie w którym przed edycją algorytm osiągał przyrost 35%, </text:span><text:span text:style-name="T34">tj. </text:span><text:span text:style-name="T46">100</text:span><text:bookmark-start text:name="__DdeLink__633_2055242008"/><text:span text:style-name="T45">00000</text:span><text:bookmark-end text:name="__DdeLink__633_2055242008"/><text:span text:style-name="T45"> cykli procesora, przy losowaniu 512 dodatkowych rozwiązań na początku algorytmu. </text:span><text:span text:style-name="T46">Średni przyrost w tym teście wyniósł 38.5354%.</text:span></text:p>
        </text:list-header>
      </text:list>
      <text:p text:style-name="P58"><text:span text:style-name="T46"/></text:p>
      <text:h text:style-name="P76" text:outline-level="1">Wnioski</text:h>
      <text:list xml:id="list935516738" text:style-name="L16">
        <text:list-item>
          <text:p text:style-name="P60">Strojenie algorytmu meta-heurystycznego jest bardzo istotne dla jego możliwości. Średnie przyrosty procentowe zostały w tym przypadku w trakcie strojenia podwojone.</text:p>
        </text:list-item>
        <text:list-item>
          <text:p text:style-name="P60">Ważne jest badanie przy jakim czasie wykonywania możliwości dalszej poprawy przez algorytm <text:span text:style-name="T52">zaczynają szybko spadać.</text:span></text:p>
        </text:list-item>
        <text:list-item>
          <text:p text:style-name="P61">Przy krótkich czasach wykonywania algorytmu nie opłaca się wykonywać skomplikowanych operacji, a algorytm losowy przynosi wtedy stosunkowo dobre rozwiązania.</text:p>
        </text:list-item>
      </text:list>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DejaVu Sans Mono" svg:font-family="'DejaVu Sans Mono'"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3:23:57.863149572</meta:creation-date>
    <meta:generator>LibreOffice/6.1.4.2$Linux_X86_64 LibreOffice_project/10$Build-2</meta:generator>
    <dc:date>2019-01-11T16:14:04.692898517</dc:date>
    <meta:editing-duration>PT16M52S</meta:editing-duration>
    <meta:editing-cycles>4</meta:editing-cycles>
    <meta:document-statistic meta:table-count="0" meta:image-count="0" meta:object-count="11" meta:page-count="14" meta:paragraph-count="111" meta:word-count="2873" meta:character-count="21954" meta:non-whitespace-character-count="190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2.01pt solid #000000" fo:border-right="0.99pt solid #000000" fo:border-top="2.01pt solid #000000"/>
    </style:style>
    <style:style style:name="ce10" style:family="table-cell" style:parent-style-name="Pivot_20_Table_20_Value" style:data-style-name="N0">
      <style:table-cell-properties fo:border-bottom="none" fo:border-left="0.99pt solid #000000" fo:border-right="none" fo:border-top="none"/>
    </style:style>
    <style:style style:name="ce11" style:family="table-cell" style:parent-style-name="Pivot_20_Table_20_Value" style:data-style-name="N0">
      <style:table-cell-properties fo:border-bottom="0.99pt solid #000000" fo:border-left="0.99pt solid #000000" fo:border-right="none" fo:border-top="none"/>
    </style:style>
    <style:style style:name="ce12" style:family="table-cell" style:parent-style-name="Pivot_20_Table_20_Result" style:data-style-name="N0">
      <style:table-cell-properties fo:border-bottom="2.01pt solid #000000" fo:border-left="0.99pt solid #000000" fo:border-right="none" fo:border-top="0.99pt solid #000000"/>
    </style:style>
    <style:style style:name="ce13" style:family="table-cell" style:parent-style-name="Pivot_20_Table_20_Corner">
      <style:table-cell-properties fo:border-bottom="0.99pt solid #000000" fo:border-left="none" fo:border-right="none" fo:border-top="2.01pt solid #000000"/>
    </style:style>
    <style:style style:name="ce14" style:family="table-cell" style:parent-style-name="Pivot_20_Table_20_Category" style:data-style-name="N0">
      <style:table-cell-properties fo:border-bottom="0.99pt solid #000000" fo:border-left="none" fo:border-right="none" fo:border-top="none"/>
    </style:style>
    <style:style style:name="ce15" style:family="table-cell" style:parent-style-name="Pivot_20_Table_20_Value" style:data-style-name="N0">
      <style:table-cell-properties fo:border-bottom="none" fo:border-left="none" fo:border-right="none" fo:border-top="0.99pt solid #000000"/>
    </style:style>
    <style:style style:name="ce16" style:family="table-cell" style:parent-style-name="Pivot_20_Table_20_Value" style:data-style-name="N0"/>
    <style:style style:name="ce17" style:family="table-cell" style:parent-style-name="Pivot_20_Table_20_Value" style:data-style-name="N0">
      <style:table-cell-properties fo:border-bottom="0.99pt solid #000000" fo:border-left="none" fo:border-right="none" fo:border-top="none"/>
    </style:style>
    <style:style style:name="ce18" style:family="table-cell" style:parent-style-name="Pivot_20_Table_20_Result" style:data-style-name="N0">
      <style:table-cell-properties fo:border-bottom="2.01pt solid #000000" fo:border-left="none" fo:border-right="none" fo:border-top="0.99pt solid #000000"/>
    </style:style>
    <style:style style:name="ce19" style:family="table-cell" style:parent-style-name="Pivot_20_Table_20_Corner">
      <style:table-cell-properties fo:border-bottom="0.99pt solid #000000" fo:border-left="none" fo:border-right="2.01pt solid #000000" fo:border-top="2.01pt solid #000000"/>
    </style:style>
    <style:style style:name="ce2" style:family="table-cell" style:parent-style-name="Pivot_20_Table_20_Field">
      <style:table-cell-properties fo:border-bottom="0.99pt solid #000000" fo:border-left="2.01pt solid #000000" fo:border-right="0.99pt solid #000000" fo:border-top="0.99pt solid #000000"/>
    </style:style>
    <style:style style:name="ce20" style:family="table-cell" style:parent-style-name="Pivot_20_Table_20_Category" style:data-style-name="N0">
      <style:table-cell-properties fo:border-bottom="0.99pt solid #000000" fo:border-left="none" fo:border-right="2.01pt solid #000000" fo:border-top="none"/>
    </style:style>
    <style:style style:name="ce21" style:family="table-cell" style:parent-style-name="Pivot_20_Table_20_Value" style:data-style-name="N0">
      <style:table-cell-properties fo:border-bottom="none" fo:border-left="none" fo:border-right="2.01pt solid #000000" fo:border-top="0.99pt solid #000000"/>
    </style:style>
    <style:style style:name="ce22" style:family="table-cell" style:parent-style-name="Pivot_20_Table_20_Value" style:data-style-name="N0">
      <style:table-cell-properties fo:border-bottom="none" fo:border-left="none" fo:border-right="2.01pt solid #000000" fo:border-top="none"/>
    </style:style>
    <style:style style:name="ce23" style:family="table-cell" style:parent-style-name="Pivot_20_Table_20_Value" style:data-style-name="N0">
      <style:table-cell-properties fo:border-bottom="0.99pt solid #000000" fo:border-left="none" fo:border-right="2.01pt solid #000000" fo:border-top="none"/>
    </style:style>
    <style:style style:name="ce24" style:family="table-cell" style:parent-style-name="Pivot_20_Table_20_Result" style:data-style-name="N0">
      <style:table-cell-properties fo:border-bottom="2.01pt solid #000000" fo:border-left="none" fo:border-right="2.01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0.99pt solid #000000"/>
    </style:style>
    <style:style style:name="ce4" style:family="table-cell" style:parent-style-name="Pivot_20_Table_20_Category" style:data-style-name="N0">
      <style:table-cell-properties fo:border-bottom="none" fo:border-left="2.01pt solid #000000" fo:border-right="0.99pt solid #000000" fo:border-top="none"/>
    </style:style>
    <style:style style:name="ce5" style:family="table-cell" style:parent-style-name="Pivot_20_Table_20_Title" style:data-style-name="N0">
      <style:table-cell-properties fo:border-bottom="2.01pt solid #000000" fo:border-left="2.01pt solid #000000" fo:border-right="0.99pt solid #000000" fo:border-top="0.99pt solid #000000"/>
    </style:style>
    <style:style style:name="ce6" style:family="table-cell" style:parent-style-name="Default">
      <style:table-cell-properties fo:border="0.99pt solid #000000"/>
    </style:style>
    <style:style style:name="ce7" style:family="table-cell" style:parent-style-name="Pivot_20_Table_20_Field">
      <style:table-cell-properties fo:border-bottom="0.99pt solid #000000" fo:border-left="0.99pt solid #000000" fo:border-right="0.99pt solid #000000" fo:border-top="2.01pt solid #000000"/>
    </style:style>
    <style:style style:name="ce8" style:family="table-cell" style:parent-style-name="Pivot_20_Table_20_Category" style:data-style-name="N0">
      <style:table-cell-properties fo:border-bottom="0.99pt solid #000000" fo:border-left="0.99pt solid #000000" fo:border-right="none" fo:border-top="none"/>
    </style:style>
    <style:style style:name="ce9" style:family="table-cell" style:parent-style-name="Pivot_20_Table_20_Value" style:data-style-name="N0">
      <style:table-cell-properties fo:border-bottom="none" fo:border-left="0.99pt solid #000000" fo:border-right="none" fo:border-top="0.99pt solid #000000"/>
    </style:style>
    <style:style style:name="ce49" style:family="table-cell" style:parent-style-name="Pivot_20_Table_20_Corner">
      <style:table-cell-properties fo:border-bottom="none" fo:border-left="2.01pt solid #000000" fo:border-right="0.99pt solid #000000" fo:border-top="2.01pt solid #000000"/>
    </style:style>
    <style:style style:name="ce50" style:family="table-cell" style:parent-style-name="Pivot_20_Table_20_Field">
      <style:table-cell-properties fo:border-bottom="0.99pt solid #000000" fo:border-left="2.01pt solid #000000" fo:border-right="0.99pt solid #000000" fo:border-top="0.99pt solid #000000"/>
    </style:style>
    <style:style style:name="ce51" style:family="table-cell" style:parent-style-name="Pivot_20_Table_20_Category" style:data-style-name="N0">
      <style:table-cell-properties fo:border-bottom="none" fo:border-left="2.01pt solid #000000" fo:border-right="0.99pt solid #000000" fo:border-top="0.99pt solid #000000"/>
    </style:style>
    <style:style style:name="ce52" style:family="table-cell" style:parent-style-name="Pivot_20_Table_20_Category" style:data-style-name="N0">
      <style:table-cell-properties fo:border-bottom="none" fo:border-left="2.01pt solid #000000" fo:border-right="0.99pt solid #000000" fo:border-top="none"/>
    </style:style>
    <style:style style:name="ce53" style:family="table-cell" style:parent-style-name="Pivot_20_Table_20_Title" style:data-style-name="N0">
      <style:table-cell-properties fo:border-bottom="2.01pt solid #000000" fo:border-left="2.01pt solid #000000" fo:border-right="0.99pt solid #000000" fo:border-top="0.99pt solid #000000"/>
    </style:style>
    <style:style style:name="ce54" style:family="table-cell" style:parent-style-name="Default">
      <style:table-cell-properties fo:border="0.99pt solid #000000"/>
    </style:style>
    <style:style style:name="ce55" style:family="table-cell" style:parent-style-name="Pivot_20_Table_20_Field">
      <style:table-cell-properties fo:border-bottom="0.99pt solid #000000" fo:border-left="0.99pt solid #000000" fo:border-right="0.99pt solid #000000" fo:border-top="2.01pt solid #000000"/>
    </style:style>
    <style:style style:name="ce56" style:family="table-cell" style:parent-style-name="Pivot_20_Table_20_Category" style:data-style-name="N0">
      <style:table-cell-properties fo:border-bottom="0.99pt solid #000000" fo:border-left="0.99pt solid #000000" fo:border-right="none" fo:border-top="none"/>
    </style:style>
    <style:style style:name="ce57" style:family="table-cell" style:parent-style-name="Pivot_20_Table_20_Value" style:data-style-name="N0">
      <style:table-cell-properties fo:border-bottom="none" fo:border-left="0.99pt solid #000000" fo:border-right="none" fo:border-top="0.99pt solid #000000"/>
    </style:style>
    <style:style style:name="ce58" style:family="table-cell" style:parent-style-name="Pivot_20_Table_20_Value" style:data-style-name="N0">
      <style:table-cell-properties fo:border-bottom="none" fo:border-left="0.99pt solid #000000" fo:border-right="none" fo:border-top="none"/>
    </style:style>
    <style:style style:name="ce59" style:family="table-cell" style:parent-style-name="Pivot_20_Table_20_Value" style:data-style-name="N0">
      <style:table-cell-properties fo:border-bottom="0.99pt solid #000000" fo:border-left="0.99pt solid #000000" fo:border-right="none" fo:border-top="none"/>
    </style:style>
    <style:style style:name="ce60" style:family="table-cell" style:parent-style-name="Pivot_20_Table_20_Result" style:data-style-name="N0">
      <style:table-cell-properties fo:border-bottom="2.01pt solid #000000" fo:border-left="0.99pt solid #000000" fo:border-right="none" fo:border-top="0.99pt solid #000000"/>
    </style:style>
    <style:style style:name="ce61" style:family="table-cell" style:parent-style-name="Pivot_20_Table_20_Corner">
      <style:table-cell-properties fo:border-bottom="0.99pt solid #000000" fo:border-left="none" fo:border-right="none" fo:border-top="2.01pt solid #000000"/>
    </style:style>
    <style:style style:name="ce62" style:family="table-cell" style:parent-style-name="Pivot_20_Table_20_Category" style:data-style-name="N0">
      <style:table-cell-properties fo:border-bottom="0.99pt solid #000000" fo:border-left="none" fo:border-right="none" fo:border-top="none"/>
    </style:style>
    <style:style style:name="ce63" style:family="table-cell" style:parent-style-name="Pivot_20_Table_20_Value" style:data-style-name="N0">
      <style:table-cell-properties fo:border-bottom="none" fo:border-left="none" fo:border-right="none" fo:border-top="0.99pt solid #000000"/>
    </style:style>
    <style:style style:name="ce64" style:family="table-cell" style:parent-style-name="Pivot_20_Table_20_Value" style:data-style-name="N0"/>
    <style:style style:name="ce65" style:family="table-cell" style:parent-style-name="Pivot_20_Table_20_Value" style:data-style-name="N0">
      <style:table-cell-properties fo:border-bottom="0.99pt solid #000000" fo:border-left="none" fo:border-right="none" fo:border-top="none"/>
    </style:style>
    <style:style style:name="ce66" style:family="table-cell" style:parent-style-name="Pivot_20_Table_20_Result" style:data-style-name="N0">
      <style:table-cell-properties fo:border-bottom="2.01pt solid #000000" fo:border-left="none" fo:border-right="none" fo:border-top="0.99pt solid #000000"/>
    </style:style>
    <style:style style:name="ce67" style:family="table-cell" style:parent-style-name="Pivot_20_Table_20_Corner">
      <style:table-cell-properties fo:border-bottom="0.99pt solid #000000" fo:border-left="none" fo:border-right="2.01pt solid #000000" fo:border-top="2.01pt solid #000000"/>
    </style:style>
    <style:style style:name="ce68" style:family="table-cell" style:parent-style-name="Pivot_20_Table_20_Category" style:data-style-name="N0">
      <style:table-cell-properties fo:border-bottom="0.99pt solid #000000" fo:border-left="none" fo:border-right="2.01pt solid #000000" fo:border-top="none"/>
    </style:style>
    <style:style style:name="ce69" style:family="table-cell" style:parent-style-name="Pivot_20_Table_20_Value" style:data-style-name="N0">
      <style:table-cell-properties fo:border-bottom="none" fo:border-left="none" fo:border-right="2.01pt solid #000000" fo:border-top="0.99pt solid #000000"/>
    </style:style>
    <style:style style:name="ce70" style:family="table-cell" style:parent-style-name="Pivot_20_Table_20_Value" style:data-style-name="N0">
      <style:table-cell-properties fo:border-bottom="none" fo:border-left="none" fo:border-right="2.01pt solid #000000" fo:border-top="none"/>
    </style:style>
    <style:style style:name="ce71" style:family="table-cell" style:parent-style-name="Pivot_20_Table_20_Value" style:data-style-name="N0">
      <style:table-cell-properties fo:border-bottom="0.99pt solid #000000" fo:border-left="none" fo:border-right="2.01pt solid #000000" fo:border-top="none"/>
    </style:style>
    <style:style style:name="ce72" style:family="table-cell" style:parent-style-name="Pivot_20_Table_20_Result" style:data-style-name="N0">
      <style:table-cell-properties fo:border-bottom="2.01pt solid #000000" fo:border-left="none" fo:border-right="2.01pt solid #000000" fo:border-top="0.99pt solid #000000"/>
    </style:style>
  </office:automatic-styles>
  <office:body>
    <office:spreadsheet>
      <table:calculation-settings table:automatic-find-labels="false" table:use-regular-expressions="false" table:use-wildcards="true"/>
      <table:table table:name="Pivot Table_GenerationSizeConstCPUTimeDifferentApproachesAndClocks_2_2" table:style-name="ta1">
        <table:table-column table:style-name="co1" table:default-cell-style-name="ce52"/>
        <table:table-column table:style-name="co1" table:default-cell-style-name="ce58"/>
        <table:table-column table:style-name="co1" table:number-columns-repeated="5" table:default-cell-style-name="ce64"/>
        <table:table-column table:style-name="co1" table:default-cell-style-name="ce70"/>
        <table:table-row table:style-name="ro1">
          <table:table-cell table:style-name="Pivot_20_Table_20_Field" office:value-type="string" calcext:value-type="string">
            <text:p>CPU Clocks</text:p>
          </table:table-cell>
          <table:table-cell table:style-name="ce54" office:value-type="string" calcext:value-type="string">
            <text:p>- all -</text:p>
          </table:table-cell>
          <table:table-cell table:style-name="Default" table:number-columns-repeated="6"/>
        </table:table-row>
        <table:table-row table:style-name="ro1">
          <table:table-cell table:style-name="Default" table:number-columns-repeated="8"/>
        </table:table-row>
        <table:table-row table:style-name="ro1">
          <table:table-cell table:style-name="ce49"/>
          <table:table-cell table:style-name="ce55" office:value-type="string" calcext:value-type="string">
            <text:p>Data</text:p>
          </table:table-cell>
          <table:table-cell table:style-name="ce61" table:number-columns-repeated="5"/>
          <table:table-cell table:style-name="ce67"/>
        </table:table-row>
        <table:table-row table:style-name="ro1">
          <table:table-cell table:style-name="ce50" office:value-type="string" calcext:value-type="string">
            <text:p>GenerationSize</text:p>
          </table:table-cell>
          <table:table-cell table:style-name="ce56" office:value-type="string" calcext:value-type="string">
            <text:p>Max - MutationOnly</text:p>
          </table:table-cell>
          <table:table-cell table:style-name="ce62" office:value-type="string" calcext:value-type="string">
            <text:p>Max - RandomCrossover</text:p>
          </table:table-cell>
          <table:table-cell table:style-name="ce62" office:value-type="string" calcext:value-type="string">
            <text:p>Max - RankingCrossover</text:p>
          </table:table-cell>
          <table:table-cell table:style-name="ce62" office:value-type="string" calcext:value-type="string">
            <text:p>Max - RandomizedCrossover</text:p>
          </table:table-cell>
          <table:table-cell table:style-name="ce62" office:value-type="string" calcext:value-type="string">
            <text:p>Max - MutationRandomCrossover</text:p>
          </table:table-cell>
          <table:table-cell table:style-name="ce62" office:value-type="string" calcext:value-type="string">
            <text:p>Max - MutationRankingCrossover</text:p>
          </table:table-cell>
          <table:table-cell table:style-name="ce68" office:value-type="string" calcext:value-type="string">
            <text:p>Max - MutationRandomizedRankingCrossover</text:p>
          </table:table-cell>
        </table:table-row>
        <table:table-row table:style-name="ro1">
          <table:table-cell table:style-name="ce51" office:value-type="float" office:value="2" calcext:value-type="float">
            <text:p>2</text:p>
          </table:table-cell>
          <table:table-cell table:style-name="ce57" office:value-type="float" office:value="24.3171" calcext:value-type="float">
            <text:p>24,3171</text:p>
          </table:table-cell>
          <table:table-cell table:style-name="ce63" office:value-type="float" office:value="22.6782" calcext:value-type="float">
            <text:p>22,6782</text:p>
          </table:table-cell>
          <table:table-cell table:style-name="ce63" office:value-type="float" office:value="26.7847" calcext:value-type="float">
            <text:p>26,7847</text:p>
          </table:table-cell>
          <table:table-cell table:style-name="ce63" office:value-type="float" office:value="30.3204" calcext:value-type="float">
            <text:p>30,3204</text:p>
          </table:table-cell>
          <table:table-cell table:style-name="ce63" office:value-type="float" office:value="36.8248" calcext:value-type="float">
            <text:p>36,8248</text:p>
          </table:table-cell>
          <table:table-cell table:style-name="ce63" office:value-type="float" office:value="38.4997" calcext:value-type="float">
            <text:p>38,4997</text:p>
          </table:table-cell>
          <table:table-cell table:style-name="ce69" office:value-type="float" office:value="45.6269" calcext:value-type="float">
            <text:p>45,6269</text:p>
          </table:table-cell>
        </table:table-row>
        <table:table-row table:style-name="ro1">
          <table:table-cell office:value-type="float" office:value="4" calcext:value-type="float">
            <text:p>4</text:p>
          </table:table-cell>
          <table:table-cell office:value-type="float" office:value="26.4516" calcext:value-type="float">
            <text:p>26,4516</text:p>
          </table:table-cell>
          <table:table-cell office:value-type="float" office:value="25.0948" calcext:value-type="float">
            <text:p>25,0948</text:p>
          </table:table-cell>
          <table:table-cell office:value-type="float" office:value="32.1526" calcext:value-type="float">
            <text:p>32,1526</text:p>
          </table:table-cell>
          <table:table-cell office:value-type="float" office:value="32.0208" calcext:value-type="float">
            <text:p>32,0208</text:p>
          </table:table-cell>
          <table:table-cell office:value-type="float" office:value="41.4991" calcext:value-type="float">
            <text:p>41,4991</text:p>
          </table:table-cell>
          <table:table-cell office:value-type="float" office:value="43.2014" calcext:value-type="float">
            <text:p>43,2014</text:p>
          </table:table-cell>
          <table:table-cell office:value-type="float" office:value="46.2255" calcext:value-type="float">
            <text:p>46,2255</text:p>
          </table:table-cell>
        </table:table-row>
        <table:table-row table:style-name="ro1">
          <table:table-cell office:value-type="float" office:value="8" calcext:value-type="float">
            <text:p>8</text:p>
          </table:table-cell>
          <table:table-cell office:value-type="float" office:value="27.9336" calcext:value-type="float">
            <text:p>27,9336</text:p>
          </table:table-cell>
          <table:table-cell office:value-type="float" office:value="27.7674" calcext:value-type="float">
            <text:p>27,7674</text:p>
          </table:table-cell>
          <table:table-cell office:value-type="float" office:value="33.4063" calcext:value-type="float">
            <text:p>33,4063</text:p>
          </table:table-cell>
          <table:table-cell office:value-type="float" office:value="34.9288" calcext:value-type="float">
            <text:p>34,9288</text:p>
          </table:table-cell>
          <table:table-cell office:value-type="float" office:value="38.99" calcext:value-type="float">
            <text:p>38,99</text:p>
          </table:table-cell>
          <table:table-cell office:value-type="float" office:value="42.2839" calcext:value-type="float">
            <text:p>42,2839</text:p>
          </table:table-cell>
          <table:table-cell office:value-type="float" office:value="45.1199" calcext:value-type="float">
            <text:p>45,1199</text:p>
          </table:table-cell>
        </table:table-row>
        <table:table-row table:style-name="ro1">
          <table:table-cell office:value-type="float" office:value="16" calcext:value-type="float">
            <text:p>16</text:p>
          </table:table-cell>
          <table:table-cell office:value-type="float" office:value="27.7828" calcext:value-type="float">
            <text:p>27,7828</text:p>
          </table:table-cell>
          <table:table-cell office:value-type="float" office:value="27.0703" calcext:value-type="float">
            <text:p>27,0703</text:p>
          </table:table-cell>
          <table:table-cell office:value-type="float" office:value="30.7105" calcext:value-type="float">
            <text:p>30,7105</text:p>
          </table:table-cell>
          <table:table-cell office:value-type="float" office:value="30.7718" calcext:value-type="float">
            <text:p>30,7718</text:p>
          </table:table-cell>
          <table:table-cell office:value-type="float" office:value="37.1772" calcext:value-type="float">
            <text:p>37,1772</text:p>
          </table:table-cell>
          <table:table-cell office:value-type="float" office:value="39.4421" calcext:value-type="float">
            <text:p>39,4421</text:p>
          </table:table-cell>
          <table:table-cell office:value-type="float" office:value="40.1379" calcext:value-type="float">
            <text:p>40,1379</text:p>
          </table:table-cell>
        </table:table-row>
        <table:table-row table:style-name="ro1">
          <table:table-cell office:value-type="float" office:value="32" calcext:value-type="float">
            <text:p>32</text:p>
          </table:table-cell>
          <table:table-cell office:value-type="float" office:value="28.8133" calcext:value-type="float">
            <text:p>28,8133</text:p>
          </table:table-cell>
          <table:table-cell office:value-type="float" office:value="25.3" calcext:value-type="float">
            <text:p>25,3</text:p>
          </table:table-cell>
          <table:table-cell office:value-type="float" office:value="32.2193" calcext:value-type="float">
            <text:p>32,2193</text:p>
          </table:table-cell>
          <table:table-cell office:value-type="float" office:value="28.3678" calcext:value-type="float">
            <text:p>28,3678</text:p>
          </table:table-cell>
          <table:table-cell office:value-type="float" office:value="33.3575" calcext:value-type="float">
            <text:p>33,3575</text:p>
          </table:table-cell>
          <table:table-cell office:value-type="float" office:value="35.4863" calcext:value-type="float">
            <text:p>35,4863</text:p>
          </table:table-cell>
          <table:table-cell office:value-type="float" office:value="34.8033" calcext:value-type="float">
            <text:p>34,8033</text:p>
          </table:table-cell>
        </table:table-row>
        <table:table-row table:style-name="ro1">
          <table:table-cell office:value-type="float" office:value="64" calcext:value-type="float">
            <text:p>64</text:p>
          </table:table-cell>
          <table:table-cell office:value-type="float" office:value="27.3395" calcext:value-type="float">
            <text:p>27,3395</text:p>
          </table:table-cell>
          <table:table-cell office:value-type="float" office:value="24.5396" calcext:value-type="float">
            <text:p>24,5396</text:p>
          </table:table-cell>
          <table:table-cell office:value-type="float" office:value="28.4628" calcext:value-type="float">
            <text:p>28,4628</text:p>
          </table:table-cell>
          <table:table-cell office:value-type="float" office:value="26.8179" calcext:value-type="float">
            <text:p>26,8179</text:p>
          </table:table-cell>
          <table:table-cell office:value-type="float" office:value="26.6527" calcext:value-type="float">
            <text:p>26,6527</text:p>
          </table:table-cell>
          <table:table-cell office:value-type="float" office:value="29.092" calcext:value-type="float">
            <text:p>29,092</text:p>
          </table:table-cell>
          <table:table-cell office:value-type="float" office:value="28.0146" calcext:value-type="float">
            <text:p>28,0146</text:p>
          </table:table-cell>
        </table:table-row>
        <table:table-row table:style-name="ro1">
          <table:table-cell office:value-type="float" office:value="128" calcext:value-type="float">
            <text:p>128</text:p>
          </table:table-cell>
          <table:table-cell office:value-type="float" office:value="26.2446" calcext:value-type="float">
            <text:p>26,2446</text:p>
          </table:table-cell>
          <table:table-cell office:value-type="float" office:value="21.4373" calcext:value-type="float">
            <text:p>21,4373</text:p>
          </table:table-cell>
          <table:table-cell office:value-type="float" office:value="23.4515" calcext:value-type="float">
            <text:p>23,4515</text:p>
          </table:table-cell>
          <table:table-cell office:value-type="float" office:value="21.4296" calcext:value-type="float">
            <text:p>21,4296</text:p>
          </table:table-cell>
          <table:table-cell office:value-type="float" office:value="22.6047" calcext:value-type="float">
            <text:p>22,6047</text:p>
          </table:table-cell>
          <table:table-cell office:value-type="float" office:value="23.3502" calcext:value-type="float">
            <text:p>23,3502</text:p>
          </table:table-cell>
          <table:table-cell office:value-type="float" office:value="21.9898" calcext:value-type="float">
            <text:p>21,9898</text:p>
          </table:table-cell>
        </table:table-row>
        <table:table-row table:style-name="ro1">
          <table:table-cell office:value-type="float" office:value="256" calcext:value-type="float">
            <text:p>256</text:p>
          </table:table-cell>
          <table:table-cell office:value-type="float" office:value="22.3129" calcext:value-type="float">
            <text:p>22,3129</text:p>
          </table:table-cell>
          <table:table-cell office:value-type="float" office:value="15.7766" calcext:value-type="float">
            <text:p>15,7766</text:p>
          </table:table-cell>
          <table:table-cell office:value-type="float" office:value="16.6825" calcext:value-type="float">
            <text:p>16,6825</text:p>
          </table:table-cell>
          <table:table-cell office:value-type="float" office:value="16.3107" calcext:value-type="float">
            <text:p>16,3107</text:p>
          </table:table-cell>
          <table:table-cell office:value-type="float" office:value="18.198" calcext:value-type="float">
            <text:p>18,198</text:p>
          </table:table-cell>
          <table:table-cell office:value-type="float" office:value="19.4429" calcext:value-type="float">
            <text:p>19,4429</text:p>
          </table:table-cell>
          <table:table-cell office:value-type="float" office:value="17.7878" calcext:value-type="float">
            <text:p>17,7878</text:p>
          </table:table-cell>
        </table:table-row>
        <table:table-row table:style-name="ro1">
          <table:table-cell office:value-type="float" office:value="512" calcext:value-type="float">
            <text:p>512</text:p>
          </table:table-cell>
          <table:table-cell office:value-type="float" office:value="16.7617" calcext:value-type="float">
            <text:p>16,7617</text:p>
          </table:table-cell>
          <table:table-cell office:value-type="float" office:value="10.8339" calcext:value-type="float">
            <text:p>10,8339</text:p>
          </table:table-cell>
          <table:table-cell office:value-type="float" office:value="11.5776" calcext:value-type="float">
            <text:p>11,5776</text:p>
          </table:table-cell>
          <table:table-cell office:value-type="float" office:value="10.8872" calcext:value-type="float">
            <text:p>10,8872</text:p>
          </table:table-cell>
          <table:table-cell office:value-type="float" office:value="13.4866" calcext:value-type="float">
            <text:p>13,4866</text:p>
          </table:table-cell>
          <table:table-cell office:value-type="float" office:value="10.9797" calcext:value-type="float">
            <text:p>10,9797</text:p>
          </table:table-cell>
          <table:table-cell office:value-type="float" office:value="13.2696" calcext:value-type="float">
            <text:p>13,2696</text:p>
          </table:table-cell>
        </table:table-row>
        <table:table-row table:style-name="ro1">
          <table:table-cell office:value-type="float" office:value="1024" calcext:value-type="float">
            <text:p>1024</text:p>
          </table:table-cell>
          <table:table-cell office:value-type="float" office:value="11.1348" calcext:value-type="float">
            <text:p>11,1348</text:p>
          </table:table-cell>
          <table:table-cell office:value-type="float" office:value="5.73851" calcext:value-type="float">
            <text:p>5,73851</text:p>
          </table:table-cell>
          <table:table-cell office:value-type="float" office:value="7.20355" calcext:value-type="float">
            <text:p>7,20355</text:p>
          </table:table-cell>
          <table:table-cell office:value-type="float" office:value="5.98833" calcext:value-type="float">
            <text:p>5,98833</text:p>
          </table:table-cell>
          <table:table-cell office:value-type="float" office:value="9.31768" calcext:value-type="float">
            <text:p>9,31768</text:p>
          </table:table-cell>
          <table:table-cell office:value-type="float" office:value="7.47048" calcext:value-type="float">
            <text:p>7,47048</text:p>
          </table:table-cell>
          <table:table-cell office:value-type="float" office:value="7.26076" calcext:value-type="float">
            <text:p>7,26076</text:p>
          </table:table-cell>
        </table:table-row>
        <table:table-row table:style-name="ro1">
          <table:table-cell office:value-type="float" office:value="2048" calcext:value-type="float">
            <text:p>2048</text:p>
          </table:table-cell>
          <table:table-cell office:value-type="float" office:value="7.1646" calcext:value-type="float">
            <text:p>7,1646</text:p>
          </table:table-cell>
          <table:table-cell office:value-type="float" office:value="4.03775" calcext:value-type="float">
            <text:p>4,03775</text:p>
          </table:table-cell>
          <table:table-cell office:value-type="float" office:value="3.48795" calcext:value-type="float">
            <text:p>3,48795</text:p>
          </table:table-cell>
          <table:table-cell office:value-type="float" office:value="3.98612" calcext:value-type="float">
            <text:p>3,98612</text:p>
          </table:table-cell>
          <table:table-cell office:value-type="float" office:value="4.94122" calcext:value-type="float">
            <text:p>4,94122</text:p>
          </table:table-cell>
          <table:table-cell office:value-type="float" office:value="3.94486" calcext:value-type="float">
            <text:p>3,94486</text:p>
          </table:table-cell>
          <table:table-cell office:value-type="float" office:value="4.45285" calcext:value-type="float">
            <text:p>4,45285</text:p>
          </table:table-cell>
        </table:table-row>
        <table:table-row table:style-name="ro1">
          <table:table-cell office:value-type="float" office:value="4096" calcext:value-type="float">
            <text:p>4096</text:p>
          </table:table-cell>
          <table:table-cell office:value-type="float" office:value="0.511866" calcext:value-type="float">
            <text:p>0,511866</text:p>
          </table:table-cell>
          <table:table-cell office:value-type="float" office:value="0.637812" calcext:value-type="float">
            <text:p>0,637812</text:p>
          </table:table-cell>
          <table:table-cell office:value-type="float" office:value="0.490767" calcext:value-type="float">
            <text:p>0,490767</text:p>
          </table:table-cell>
          <table:table-cell office:value-type="float" office:value="0.478132" calcext:value-type="float">
            <text:p>0,478132</text:p>
          </table:table-cell>
          <table:table-cell office:value-type="float" office:value="1.43145" calcext:value-type="float">
            <text:p>1,43145</text:p>
          </table:table-cell>
          <table:table-cell office:value-type="float" office:value="1.48856" calcext:value-type="float">
            <text:p>1,48856</text:p>
          </table:table-cell>
          <table:table-cell office:value-type="float" office:value="1.63049" calcext:value-type="float">
            <text:p>1,63049</text:p>
          </table:table-cell>
        </table:table-row>
        <table:table-row table:style-name="ro1">
          <table:table-cell office:value-type="float" office:value="8192" calcext:value-type="float">
            <text:p>8192</text:p>
          </table:table-cell>
          <table:table-cell table:style-name="ce59" office:value-type="float" office:value="0.304261" calcext:value-type="float">
            <text:p>0,304261</text:p>
          </table:table-cell>
          <table:table-cell table:style-name="ce65" office:value-type="float" office:value="0.348042" calcext:value-type="float">
            <text:p>0,348042</text:p>
          </table:table-cell>
          <table:table-cell table:style-name="ce65" office:value-type="float" office:value="0.356752" calcext:value-type="float">
            <text:p>0,356752</text:p>
          </table:table-cell>
          <table:table-cell table:style-name="ce65" office:value-type="float" office:value="0.498015" calcext:value-type="float">
            <text:p>0,498015</text:p>
          </table:table-cell>
          <table:table-cell table:style-name="ce65" office:value-type="float" office:value="1.0832" calcext:value-type="float">
            <text:p>1,0832</text:p>
          </table:table-cell>
          <table:table-cell table:style-name="ce65" office:value-type="float" office:value="1.12049" calcext:value-type="float">
            <text:p>1,12049</text:p>
          </table:table-cell>
          <table:table-cell table:style-name="ce71" office:value-type="float" office:value="0.925769" calcext:value-type="float">
            <text:p>0,925769</text:p>
          </table:table-cell>
        </table:table-row>
        <table:table-row table:style-name="ro1">
          <table:table-cell table:style-name="ce53" office:value-type="string" calcext:value-type="string">
            <text:p>Total Result</text:p>
          </table:table-cell>
          <table:table-cell table:style-name="ce60" office:value-type="float" office:value="28.8133" calcext:value-type="float">
            <text:p>28,8133</text:p>
          </table:table-cell>
          <table:table-cell table:style-name="ce66" office:value-type="float" office:value="27.7674" calcext:value-type="float">
            <text:p>27,7674</text:p>
          </table:table-cell>
          <table:table-cell table:style-name="ce66" office:value-type="float" office:value="33.4063" calcext:value-type="float">
            <text:p>33,4063</text:p>
          </table:table-cell>
          <table:table-cell table:style-name="ce66" office:value-type="float" office:value="34.9288" calcext:value-type="float">
            <text:p>34,9288</text:p>
          </table:table-cell>
          <table:table-cell table:style-name="ce66" office:value-type="float" office:value="41.4991" calcext:value-type="float">
            <text:p>41,4991</text:p>
          </table:table-cell>
          <table:table-cell table:style-name="ce66" office:value-type="float" office:value="43.2014" calcext:value-type="float">
            <text:p>43,2014</text:p>
          </table:table-cell>
          <table:table-cell table:style-name="ce72" office:value-type="float" office:value="46.2255" calcext:value-type="float">
            <text:p>46,2255</text:p>
          </table:table-cell>
        </table:table-row>
        <calcext:conditional-formats>
          <calcext:conditional-format calcext:target-range-address="'Pivot Table_GenerationSizeConstCPUTimeDifferentApproachesAndClocks_2_2'.B5:'Pivot Table_GenerationSizeConstCPUTimeDifferentApproachesAndClocks_2_2'.H17">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Pivot Table_GenerationSizeConstCPUTimeDifferentApproachesAndClocks_2_2'.B18:'Pivot Table_GenerationSizeConstCPUTimeDifferentApproachesAndClocks_2_2'.H18">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Value" style:display-name="Pivot Table Value" style:family="table-cell" style:parent-style-name="Default"/>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04:31:12.4041223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Category" style:data-style-name="N0">
      <style:table-cell-properties fo:border-bottom="0.99pt solid #000000" fo:border-left="none" fo:border-right="none" fo:border-top="none"/>
    </style:style>
    <style:style style:name="ce11" style:family="table-cell" style:parent-style-name="Pivot_20_Table_20_Value" style:data-style-name="N0">
      <style:table-cell-properties fo:border-bottom="none" fo:border-left="none" fo:border-right="none" fo:border-top="0.99pt solid #000000"/>
    </style:style>
    <style:style style:name="ce12" style:family="table-cell" style:parent-style-name="Pivot_20_Table_20_Value" style:data-style-name="N0"/>
    <style:style style:name="ce13" style:family="table-cell" style:parent-style-name="Pivot_20_Table_20_Value" style:data-style-name="N0">
      <style:table-cell-properties fo:border-bottom="0.99pt solid #000000" fo:border-left="none" fo:border-right="none" fo:border-top="none"/>
    </style:style>
    <style:style style:name="ce14" style:family="table-cell" style:parent-style-name="Pivot_20_Table_20_Result" style:data-style-name="N0">
      <style:table-cell-properties fo:border-bottom="2.01pt solid #000000" fo:border-left="none" fo:border-right="none" fo:border-top="0.99pt solid #000000"/>
    </style:style>
    <style:style style:name="ce15" style:family="table-cell" style:parent-style-name="Pivot_20_Table_20_Value" style:data-style-name="N0">
      <style:table-cell-properties fo:border-bottom="none" fo:border-left="none" fo:border-right="0.99pt solid #000000" fo:border-top="0.99pt solid #000000"/>
    </style:style>
    <style:style style:name="ce16" style:family="table-cell" style:parent-style-name="Pivot_20_Table_20_Value" style:data-style-name="N0">
      <style:table-cell-properties fo:border-bottom="none" fo:border-left="none" fo:border-right="0.99pt solid #000000" fo:border-top="none"/>
    </style:style>
    <style:style style:name="ce17" style:family="table-cell" style:parent-style-name="Pivot_20_Table_20_Value" style:data-style-name="N0">
      <style:table-cell-properties fo:border-bottom="0.99pt solid #000000" fo:border-left="none" fo:border-right="0.99pt solid #000000" fo:border-top="none"/>
    </style:style>
    <style:style style:name="ce18" style:family="table-cell" style:parent-style-name="Pivot_20_Table_20_Result" style:data-style-name="N0">
      <style:table-cell-properties fo:border-bottom="2.01pt solid #000000" fo:border-left="none" fo:border-right="0.99pt solid #000000" fo:border-top="0.99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ategory" style:data-style-name="N0">
      <style:table-cell-properties fo:border-bottom="0.99pt solid #000000" fo:border-left="0.99pt solid #000000" fo:border-right="none" fo:border-top="none"/>
    </style:style>
    <style:style style:name="ce6" style:family="table-cell" style:parent-style-name="Pivot_20_Table_20_Value" style:data-style-name="N0">
      <style:table-cell-properties fo:border-bottom="none" fo:border-left="0.99pt solid #000000" fo:border-right="none" fo:border-top="0.99pt solid #000000"/>
    </style:style>
    <style:style style:name="ce7" style:family="table-cell" style:parent-style-name="Pivot_20_Table_20_Value" style:data-style-name="N0">
      <style:table-cell-properties fo:border-bottom="none" fo:border-left="0.99pt solid #000000" fo:border-right="none" fo:border-top="none"/>
    </style:style>
    <style:style style:name="ce8" style:family="table-cell" style:parent-style-name="Pivot_20_Table_20_Value" style:data-style-name="N0">
      <style:table-cell-properties fo:border-bottom="0.99pt solid #000000" fo:border-left="0.99pt solid #000000" fo:border-right="none" fo:border-top="none"/>
    </style:style>
    <style:style style:name="ce9" style:family="table-cell" style:parent-style-name="Pivot_20_Table_20_Result" style:data-style-name="N0">
      <style:table-cell-properties fo:border-bottom="2.01pt solid #000000" fo:border-left="0.99pt solid #000000" fo:border-right="none" fo:border-top="0.99pt solid #000000"/>
    </style:style>
    <style:style style:name="ce37" style:family="table-cell" style:parent-style-name="Pivot_20_Table_20_Field">
      <style:table-cell-properties fo:border-bottom="0.99pt solid #000000" fo:border-left="2.01pt solid #000000" fo:border-right="0.99pt solid #000000" fo:border-top="0.99pt solid #000000"/>
    </style:style>
    <style:style style:name="ce38" style:family="table-cell" style:parent-style-name="Pivot_20_Table_20_Category" style:data-style-name="N0">
      <style:table-cell-properties fo:border-bottom="none" fo:border-left="2.01pt solid #000000" fo:border-right="0.99pt solid #000000" fo:border-top="0.99pt solid #000000"/>
    </style:style>
    <style:style style:name="ce39" style:family="table-cell" style:parent-style-name="Pivot_20_Table_20_Category" style:data-style-name="N0">
      <style:table-cell-properties fo:border-bottom="none" fo:border-left="2.01pt solid #000000" fo:border-right="0.99pt solid #000000" fo:border-top="none"/>
    </style:style>
    <style:style style:name="ce40" style:family="table-cell" style:parent-style-name="Pivot_20_Table_20_Title" style:data-style-name="N0">
      <style:table-cell-properties fo:border-bottom="2.01pt solid #000000" fo:border-left="2.01pt solid #000000" fo:border-right="0.99pt solid #000000" fo:border-top="0.99pt solid #000000"/>
    </style:style>
    <style:style style:name="ce41" style:family="table-cell" style:parent-style-name="Pivot_20_Table_20_Category" style:data-style-name="N0">
      <style:table-cell-properties fo:border-bottom="0.99pt solid #000000" fo:border-left="0.99pt solid #000000" fo:border-right="none" fo:border-top="none"/>
    </style:style>
    <style:style style:name="ce42" style:family="table-cell" style:parent-style-name="Pivot_20_Table_20_Value" style:data-style-name="N0">
      <style:table-cell-properties fo:border-bottom="none" fo:border-left="0.99pt solid #000000" fo:border-right="none" fo:border-top="0.99pt solid #000000"/>
    </style:style>
    <style:style style:name="ce43" style:family="table-cell" style:parent-style-name="Pivot_20_Table_20_Value" style:data-style-name="N0">
      <style:table-cell-properties fo:border-bottom="none" fo:border-left="0.99pt solid #000000" fo:border-right="none" fo:border-top="none"/>
    </style:style>
    <style:style style:name="ce44" style:family="table-cell" style:parent-style-name="Pivot_20_Table_20_Value" style:data-style-name="N0">
      <style:table-cell-properties fo:border-bottom="0.99pt solid #000000" fo:border-left="0.99pt solid #000000" fo:border-right="none" fo:border-top="none"/>
    </style:style>
    <style:style style:name="ce45" style:family="table-cell" style:parent-style-name="Pivot_20_Table_20_Result" style:data-style-name="N0">
      <style:table-cell-properties fo:border-bottom="2.01pt solid #000000" fo:border-left="0.99pt solid #000000" fo:border-right="none" fo:border-top="0.99pt solid #000000"/>
    </style:style>
    <style:style style:name="ce46" style:family="table-cell" style:parent-style-name="Pivot_20_Table_20_Category" style:data-style-name="N0">
      <style:table-cell-properties fo:border-bottom="0.99pt solid #000000" fo:border-left="none" fo:border-right="none" fo:border-top="none"/>
    </style:style>
    <style:style style:name="ce47" style:family="table-cell" style:parent-style-name="Pivot_20_Table_20_Value" style:data-style-name="N0">
      <style:table-cell-properties fo:border-bottom="none" fo:border-left="none" fo:border-right="none" fo:border-top="0.99pt solid #000000"/>
    </style:style>
    <style:style style:name="ce48" style:family="table-cell" style:parent-style-name="Pivot_20_Table_20_Value" style:data-style-name="N0"/>
    <style:style style:name="ce49" style:family="table-cell" style:parent-style-name="Pivot_20_Table_20_Value" style:data-style-name="N0">
      <style:table-cell-properties fo:border-bottom="0.99pt solid #000000" fo:border-left="none" fo:border-right="none" fo:border-top="none"/>
    </style:style>
    <style:style style:name="ce50" style:family="table-cell" style:parent-style-name="Pivot_20_Table_20_Result" style:data-style-name="N0">
      <style:table-cell-properties fo:border-bottom="2.01pt solid #000000" fo:border-left="none" fo:border-right="none" fo:border-top="0.99pt solid #000000"/>
    </style:style>
    <style:style style:name="ce51" style:family="table-cell" style:parent-style-name="Pivot_20_Table_20_Value" style:data-style-name="N0">
      <style:table-cell-properties fo:border-bottom="none" fo:border-left="none" fo:border-right="0.99pt solid #000000" fo:border-top="0.99pt solid #000000"/>
    </style:style>
    <style:style style:name="ce52" style:family="table-cell" style:parent-style-name="Pivot_20_Table_20_Value" style:data-style-name="N0">
      <style:table-cell-properties fo:border-bottom="none" fo:border-left="none" fo:border-right="0.99pt solid #000000" fo:border-top="none"/>
    </style:style>
    <style:style style:name="ce53" style:family="table-cell" style:parent-style-name="Pivot_20_Table_20_Value" style:data-style-name="N0">
      <style:table-cell-properties fo:border-bottom="0.99pt solid #000000" fo:border-left="none" fo:border-right="0.99pt solid #000000" fo:border-top="none"/>
    </style:style>
    <style:style style:name="ce54" style:family="table-cell" style:parent-style-name="Pivot_20_Table_20_Result" style:data-style-name="N0">
      <style:table-cell-properties fo:border-bottom="2.01pt solid #000000" fo:border-left="none" fo:border-right="0.99pt solid #000000" fo:border-top="0.99pt solid #000000"/>
    </style:style>
  </office:automatic-styles>
  <office:body>
    <office:spreadsheet>
      <table:calculation-settings table:automatic-find-labels="false" table:use-regular-expressions="false" table:use-wildcards="true"/>
      <table:table table:name="Pivot Table_finalHeuristicTimeSolsPlus_1" table:style-name="ta1">
        <table:table-column table:style-name="co1" table:default-cell-style-name="ce39"/>
        <table:table-column table:style-name="co1" table:default-cell-style-name="ce43"/>
        <table:table-column table:style-name="co1" table:number-columns-repeated="7" table:default-cell-style-name="ce48"/>
        <table:table-column table:style-name="co1" table:default-cell-style-name="ce52"/>
        <table:table-row table:style-name="ro1">
          <table:table-cell table:style-name="Default" table:number-columns-repeated="10"/>
        </table:table-row>
        <table:table-row table:style-name="ro2">
          <table:table-cell table:style-name="ce37" office:value-type="string" calcext:value-type="string">
            <text:p>Clocks</text:p>
          </table:table-cell>
          <table:table-cell table:style-name="ce41" office:value-type="float" office:value="1" calcext:value-type="float">
            <text:p>1</text:p>
          </table:table-cell>
          <table:table-cell table:style-name="ce46" office:value-type="float" office:value="2" calcext:value-type="float">
            <text:p>2</text:p>
          </table:table-cell>
          <table:table-cell table:style-name="ce46" office:value-type="float" office:value="4" calcext:value-type="float">
            <text:p>4</text:p>
          </table:table-cell>
          <table:table-cell table:style-name="ce46" office:value-type="float" office:value="8" calcext:value-type="float">
            <text:p>8</text:p>
          </table:table-cell>
          <table:table-cell table:style-name="ce46" office:value-type="float" office:value="16" calcext:value-type="float">
            <text:p>16</text:p>
          </table:table-cell>
          <table:table-cell table:style-name="ce46" office:value-type="float" office:value="32" calcext:value-type="float">
            <text:p>32</text:p>
          </table:table-cell>
          <table:table-cell table:style-name="ce46" office:value-type="float" office:value="64" calcext:value-type="float">
            <text:p>64</text:p>
          </table:table-cell>
          <table:table-cell table:style-name="ce46" office:value-type="float" office:value="128" calcext:value-type="float">
            <text:p>128</text:p>
          </table:table-cell>
          <table:table-cell table:style-name="ce46" office:value-type="float" office:value="256" calcext:value-type="float">
            <text:p>256</text:p>
          </table:table-cell>
        </table:table-row>
        <table:table-row table:style-name="ro2">
          <table:table-cell table:style-name="ce38" office:value-type="float" office:value="128" calcext:value-type="float">
            <text:p>128</text:p>
          </table:table-cell>
          <table:table-cell table:style-name="ce42" office:value-type="float" office:value="7.55728" calcext:value-type="float">
            <text:p>7,55728</text:p>
          </table:table-cell>
          <table:table-cell table:style-name="ce47" office:value-type="float" office:value="8.20519" calcext:value-type="float">
            <text:p>8,20519</text:p>
          </table:table-cell>
          <table:table-cell table:style-name="ce47" office:value-type="float" office:value="9.1552" calcext:value-type="float">
            <text:p>9,1552</text:p>
          </table:table-cell>
          <table:table-cell table:style-name="ce47" office:value-type="float" office:value="10.8145" calcext:value-type="float">
            <text:p>10,8145</text:p>
          </table:table-cell>
          <table:table-cell table:style-name="ce47" office:value-type="float" office:value="11.7649" calcext:value-type="float">
            <text:p>11,7649</text:p>
          </table:table-cell>
          <table:table-cell table:style-name="ce47" office:value-type="float" office:value="13.6005" calcext:value-type="float">
            <text:p>13,6005</text:p>
          </table:table-cell>
          <table:table-cell table:style-name="ce47" office:value-type="float" office:value="15.4435" calcext:value-type="float">
            <text:p>15,4435</text:p>
          </table:table-cell>
          <table:table-cell table:style-name="ce47" office:value-type="float" office:value="17.4948" calcext:value-type="float">
            <text:p>17,4948</text:p>
          </table:table-cell>
          <table:table-cell table:style-name="ce51" office:value-type="float" office:value="19.35" calcext:value-type="float">
            <text:p>19,35</text:p>
          </table:table-cell>
        </table:table-row>
        <table:table-row table:style-name="ro2">
          <table:table-cell office:value-type="float" office:value="256" calcext:value-type="float">
            <text:p>256</text:p>
          </table:table-cell>
          <table:table-cell office:value-type="float" office:value="8.55292" calcext:value-type="float">
            <text:p>8,55292</text:p>
          </table:table-cell>
          <table:table-cell office:value-type="float" office:value="8.60442" calcext:value-type="float">
            <text:p>8,60442</text:p>
          </table:table-cell>
          <table:table-cell office:value-type="float" office:value="9.72438" calcext:value-type="float">
            <text:p>9,72438</text:p>
          </table:table-cell>
          <table:table-cell office:value-type="float" office:value="11.4026" calcext:value-type="float">
            <text:p>11,4026</text:p>
          </table:table-cell>
          <table:table-cell office:value-type="float" office:value="12.4286" calcext:value-type="float">
            <text:p>12,4286</text:p>
          </table:table-cell>
          <table:table-cell office:value-type="float" office:value="13.7554" calcext:value-type="float">
            <text:p>13,7554</text:p>
          </table:table-cell>
          <table:table-cell office:value-type="float" office:value="15.4465" calcext:value-type="float">
            <text:p>15,4465</text:p>
          </table:table-cell>
          <table:table-cell office:value-type="float" office:value="17.4948" calcext:value-type="float">
            <text:p>17,4948</text:p>
          </table:table-cell>
          <table:table-cell office:value-type="float" office:value="19.35" calcext:value-type="float">
            <text:p>19,35</text:p>
          </table:table-cell>
        </table:table-row>
        <table:table-row table:style-name="ro2">
          <table:table-cell office:value-type="float" office:value="512" calcext:value-type="float">
            <text:p>512</text:p>
          </table:table-cell>
          <table:table-cell office:value-type="float" office:value="8.77909" calcext:value-type="float">
            <text:p>8,77909</text:p>
          </table:table-cell>
          <table:table-cell office:value-type="float" office:value="9.11642" calcext:value-type="float">
            <text:p>9,11642</text:p>
          </table:table-cell>
          <table:table-cell office:value-type="float" office:value="10.1387" calcext:value-type="float">
            <text:p>10,1387</text:p>
          </table:table-cell>
          <table:table-cell office:value-type="float" office:value="11.8285" calcext:value-type="float">
            <text:p>11,8285</text:p>
          </table:table-cell>
          <table:table-cell office:value-type="float" office:value="13.2449" calcext:value-type="float">
            <text:p>13,2449</text:p>
          </table:table-cell>
          <table:table-cell office:value-type="float" office:value="14.0506" calcext:value-type="float">
            <text:p>14,0506</text:p>
          </table:table-cell>
          <table:table-cell office:value-type="float" office:value="15.6003" calcext:value-type="float">
            <text:p>15,6003</text:p>
          </table:table-cell>
          <table:table-cell office:value-type="float" office:value="17.4948" calcext:value-type="float">
            <text:p>17,4948</text:p>
          </table:table-cell>
          <table:table-cell office:value-type="float" office:value="19.35" calcext:value-type="float">
            <text:p>19,35</text:p>
          </table:table-cell>
        </table:table-row>
        <table:table-row table:style-name="ro2">
          <table:table-cell office:value-type="float" office:value="1024" calcext:value-type="float">
            <text:p>1024</text:p>
          </table:table-cell>
          <table:table-cell office:value-type="float" office:value="10.1691" calcext:value-type="float">
            <text:p>10,1691</text:p>
          </table:table-cell>
          <table:table-cell office:value-type="float" office:value="10.2401" calcext:value-type="float">
            <text:p>10,2401</text:p>
          </table:table-cell>
          <table:table-cell office:value-type="float" office:value="11.0524" calcext:value-type="float">
            <text:p>11,0524</text:p>
          </table:table-cell>
          <table:table-cell office:value-type="float" office:value="12.2344" calcext:value-type="float">
            <text:p>12,2344</text:p>
          </table:table-cell>
          <table:table-cell office:value-type="float" office:value="13.6786" calcext:value-type="float">
            <text:p>13,6786</text:p>
          </table:table-cell>
          <table:table-cell office:value-type="float" office:value="15.2333" calcext:value-type="float">
            <text:p>15,2333</text:p>
          </table:table-cell>
          <table:table-cell office:value-type="float" office:value="16.067" calcext:value-type="float">
            <text:p>16,067</text:p>
          </table:table-cell>
          <table:table-cell office:value-type="float" office:value="17.5976" calcext:value-type="float">
            <text:p>17,5976</text:p>
          </table:table-cell>
          <table:table-cell office:value-type="float" office:value="19.35" calcext:value-type="float">
            <text:p>19,35</text:p>
          </table:table-cell>
        </table:table-row>
        <table:table-row table:style-name="ro2">
          <table:table-cell office:value-type="float" office:value="2048" calcext:value-type="float">
            <text:p>2048</text:p>
          </table:table-cell>
          <table:table-cell office:value-type="float" office:value="11.5922" calcext:value-type="float">
            <text:p>11,5922</text:p>
          </table:table-cell>
          <table:table-cell office:value-type="float" office:value="11.4713" calcext:value-type="float">
            <text:p>11,4713</text:p>
          </table:table-cell>
          <table:table-cell office:value-type="float" office:value="12.5871" calcext:value-type="float">
            <text:p>12,5871</text:p>
          </table:table-cell>
          <table:table-cell office:value-type="float" office:value="13.5797" calcext:value-type="float">
            <text:p>13,5797</text:p>
          </table:table-cell>
          <table:table-cell office:value-type="float" office:value="14.7939" calcext:value-type="float">
            <text:p>14,7939</text:p>
          </table:table-cell>
          <table:table-cell office:value-type="float" office:value="16.7724" calcext:value-type="float">
            <text:p>16,7724</text:p>
          </table:table-cell>
          <table:table-cell office:value-type="float" office:value="17.1482" calcext:value-type="float">
            <text:p>17,1482</text:p>
          </table:table-cell>
          <table:table-cell office:value-type="float" office:value="18.244" calcext:value-type="float">
            <text:p>18,244</text:p>
          </table:table-cell>
          <table:table-cell office:value-type="float" office:value="19.3627" calcext:value-type="float">
            <text:p>19,3627</text:p>
          </table:table-cell>
        </table:table-row>
        <table:table-row table:style-name="ro2">
          <table:table-cell office:value-type="float" office:value="4096" calcext:value-type="float">
            <text:p>4096</text:p>
          </table:table-cell>
          <table:table-cell office:value-type="float" office:value="13.6256" calcext:value-type="float">
            <text:p>13,6256</text:p>
          </table:table-cell>
          <table:table-cell office:value-type="float" office:value="13.4891" calcext:value-type="float">
            <text:p>13,4891</text:p>
          </table:table-cell>
          <table:table-cell office:value-type="float" office:value="13.5507" calcext:value-type="float">
            <text:p>13,5507</text:p>
          </table:table-cell>
          <table:table-cell office:value-type="float" office:value="15.242" calcext:value-type="float">
            <text:p>15,242</text:p>
          </table:table-cell>
          <table:table-cell office:value-type="float" office:value="16.5419" calcext:value-type="float">
            <text:p>16,5419</text:p>
          </table:table-cell>
          <table:table-cell office:value-type="float" office:value="18.1913" calcext:value-type="float">
            <text:p>18,1913</text:p>
          </table:table-cell>
          <table:table-cell office:value-type="float" office:value="18.6997" calcext:value-type="float">
            <text:p>18,6997</text:p>
          </table:table-cell>
          <table:table-cell office:value-type="float" office:value="19.609" calcext:value-type="float">
            <text:p>19,609</text:p>
          </table:table-cell>
          <table:table-cell office:value-type="float" office:value="19.9707" calcext:value-type="float">
            <text:p>19,9707</text:p>
          </table:table-cell>
        </table:table-row>
        <table:table-row table:style-name="ro2">
          <table:table-cell office:value-type="float" office:value="8192" calcext:value-type="float">
            <text:p>8192</text:p>
          </table:table-cell>
          <table:table-cell office:value-type="float" office:value="16.1214" calcext:value-type="float">
            <text:p>16,1214</text:p>
          </table:table-cell>
          <table:table-cell office:value-type="float" office:value="15.8265" calcext:value-type="float">
            <text:p>15,8265</text:p>
          </table:table-cell>
          <table:table-cell office:value-type="float" office:value="16.0164" calcext:value-type="float">
            <text:p>16,0164</text:p>
          </table:table-cell>
          <table:table-cell office:value-type="float" office:value="17.2139" calcext:value-type="float">
            <text:p>17,2139</text:p>
          </table:table-cell>
          <table:table-cell office:value-type="float" office:value="18.6256" calcext:value-type="float">
            <text:p>18,6256</text:p>
          </table:table-cell>
          <table:table-cell office:value-type="float" office:value="19.7721" calcext:value-type="float">
            <text:p>19,7721</text:p>
          </table:table-cell>
          <table:table-cell office:value-type="float" office:value="20.9044" calcext:value-type="float">
            <text:p>20,9044</text:p>
          </table:table-cell>
          <table:table-cell office:value-type="float" office:value="21.1777" calcext:value-type="float">
            <text:p>21,1777</text:p>
          </table:table-cell>
          <table:table-cell office:value-type="float" office:value="21.5613" calcext:value-type="float">
            <text:p>21,5613</text:p>
          </table:table-cell>
        </table:table-row>
        <table:table-row table:style-name="ro2">
          <table:table-cell office:value-type="float" office:value="16384" calcext:value-type="float">
            <text:p>16384</text:p>
          </table:table-cell>
          <table:table-cell office:value-type="float" office:value="18.4457" calcext:value-type="float">
            <text:p>18,4457</text:p>
          </table:table-cell>
          <table:table-cell office:value-type="float" office:value="17.9469" calcext:value-type="float">
            <text:p>17,9469</text:p>
          </table:table-cell>
          <table:table-cell office:value-type="float" office:value="18.2342" calcext:value-type="float">
            <text:p>18,2342</text:p>
          </table:table-cell>
          <table:table-cell office:value-type="float" office:value="19.1776" calcext:value-type="float">
            <text:p>19,1776</text:p>
          </table:table-cell>
          <table:table-cell office:value-type="float" office:value="20.4288" calcext:value-type="float">
            <text:p>20,4288</text:p>
          </table:table-cell>
          <table:table-cell office:value-type="float" office:value="21.4002" calcext:value-type="float">
            <text:p>21,4002</text:p>
          </table:table-cell>
          <table:table-cell office:value-type="float" office:value="22.5248" calcext:value-type="float">
            <text:p>22,5248</text:p>
          </table:table-cell>
          <table:table-cell office:value-type="float" office:value="22.8085" calcext:value-type="float">
            <text:p>22,8085</text:p>
          </table:table-cell>
          <table:table-cell office:value-type="float" office:value="23.6672" calcext:value-type="float">
            <text:p>23,6672</text:p>
          </table:table-cell>
        </table:table-row>
        <table:table-row table:style-name="ro2">
          <table:table-cell office:value-type="float" office:value="32768" calcext:value-type="float">
            <text:p>32768</text:p>
          </table:table-cell>
          <table:table-cell office:value-type="float" office:value="21.2257" calcext:value-type="float">
            <text:p>21,2257</text:p>
          </table:table-cell>
          <table:table-cell office:value-type="float" office:value="20.49" calcext:value-type="float">
            <text:p>20,49</text:p>
          </table:table-cell>
          <table:table-cell office:value-type="float" office:value="20.4271" calcext:value-type="float">
            <text:p>20,4271</text:p>
          </table:table-cell>
          <table:table-cell office:value-type="float" office:value="21.7344" calcext:value-type="float">
            <text:p>21,7344</text:p>
          </table:table-cell>
          <table:table-cell office:value-type="float" office:value="22.8594" calcext:value-type="float">
            <text:p>22,8594</text:p>
          </table:table-cell>
          <table:table-cell office:value-type="float" office:value="23.5845" calcext:value-type="float">
            <text:p>23,5845</text:p>
          </table:table-cell>
          <table:table-cell office:value-type="float" office:value="24.4042" calcext:value-type="float">
            <text:p>24,4042</text:p>
          </table:table-cell>
          <table:table-cell office:value-type="float" office:value="24.8115" calcext:value-type="float">
            <text:p>24,8115</text:p>
          </table:table-cell>
          <table:table-cell office:value-type="float" office:value="25.5941" calcext:value-type="float">
            <text:p>25,5941</text:p>
          </table:table-cell>
        </table:table-row>
        <table:table-row table:style-name="ro2">
          <table:table-cell office:value-type="float" office:value="65536" calcext:value-type="float">
            <text:p>65536</text:p>
          </table:table-cell>
          <table:table-cell office:value-type="float" office:value="22.7579" calcext:value-type="float">
            <text:p>22,7579</text:p>
          </table:table-cell>
          <table:table-cell office:value-type="float" office:value="23.1417" calcext:value-type="float">
            <text:p>23,1417</text:p>
          </table:table-cell>
          <table:table-cell office:value-type="float" office:value="23.3031" calcext:value-type="float">
            <text:p>23,3031</text:p>
          </table:table-cell>
          <table:table-cell office:value-type="float" office:value="24.1405" calcext:value-type="float">
            <text:p>24,1405</text:p>
          </table:table-cell>
          <table:table-cell office:value-type="float" office:value="25.0454" calcext:value-type="float">
            <text:p>25,0454</text:p>
          </table:table-cell>
          <table:table-cell office:value-type="float" office:value="26.054" calcext:value-type="float">
            <text:p>26,054</text:p>
          </table:table-cell>
          <table:table-cell office:value-type="float" office:value="26.7808" calcext:value-type="float">
            <text:p>26,7808</text:p>
          </table:table-cell>
          <table:table-cell office:value-type="float" office:value="26.8508" calcext:value-type="float">
            <text:p>26,8508</text:p>
          </table:table-cell>
          <table:table-cell office:value-type="float" office:value="27.5342" calcext:value-type="float">
            <text:p>27,5342</text:p>
          </table:table-cell>
        </table:table-row>
        <table:table-row table:style-name="ro2">
          <table:table-cell office:value-type="float" office:value="131072" calcext:value-type="float">
            <text:p>131072</text:p>
          </table:table-cell>
          <table:table-cell office:value-type="float" office:value="24.7989" calcext:value-type="float">
            <text:p>24,7989</text:p>
          </table:table-cell>
          <table:table-cell office:value-type="float" office:value="26.2496" calcext:value-type="float">
            <text:p>26,2496</text:p>
          </table:table-cell>
          <table:table-cell office:value-type="float" office:value="26.6449" calcext:value-type="float">
            <text:p>26,6449</text:p>
          </table:table-cell>
          <table:table-cell office:value-type="float" office:value="27.531" calcext:value-type="float">
            <text:p>27,531</text:p>
          </table:table-cell>
          <table:table-cell office:value-type="float" office:value="28.3931" calcext:value-type="float">
            <text:p>28,3931</text:p>
          </table:table-cell>
          <table:table-cell office:value-type="float" office:value="28.5146" calcext:value-type="float">
            <text:p>28,5146</text:p>
          </table:table-cell>
          <table:table-cell office:value-type="float" office:value="29.5658" calcext:value-type="float">
            <text:p>29,5658</text:p>
          </table:table-cell>
          <table:table-cell office:value-type="float" office:value="29.1238" calcext:value-type="float">
            <text:p>29,1238</text:p>
          </table:table-cell>
          <table:table-cell office:value-type="float" office:value="29.7996" calcext:value-type="float">
            <text:p>29,7996</text:p>
          </table:table-cell>
        </table:table-row>
        <table:table-row table:style-name="ro2">
          <table:table-cell office:value-type="float" office:value="262144" calcext:value-type="float">
            <text:p>262144</text:p>
          </table:table-cell>
          <table:table-cell office:value-type="float" office:value="29.6543" calcext:value-type="float">
            <text:p>29,6543</text:p>
          </table:table-cell>
          <table:table-cell office:value-type="float" office:value="29.5625" calcext:value-type="float">
            <text:p>29,5625</text:p>
          </table:table-cell>
          <table:table-cell office:value-type="float" office:value="29.9028" calcext:value-type="float">
            <text:p>29,9028</text:p>
          </table:table-cell>
          <table:table-cell office:value-type="float" office:value="31.0874" calcext:value-type="float">
            <text:p>31,0874</text:p>
          </table:table-cell>
          <table:table-cell office:value-type="float" office:value="31.2052" calcext:value-type="float">
            <text:p>31,2052</text:p>
          </table:table-cell>
          <table:table-cell office:value-type="float" office:value="31.2452" calcext:value-type="float">
            <text:p>31,2452</text:p>
          </table:table-cell>
          <table:table-cell office:value-type="float" office:value="31.8867" calcext:value-type="float">
            <text:p>31,8867</text:p>
          </table:table-cell>
          <table:table-cell office:value-type="float" office:value="31.3607" calcext:value-type="float">
            <text:p>31,3607</text:p>
          </table:table-cell>
          <table:table-cell office:value-type="float" office:value="31.9131" calcext:value-type="float">
            <text:p>31,9131</text:p>
          </table:table-cell>
        </table:table-row>
        <table:table-row table:style-name="ro2">
          <table:table-cell office:value-type="float" office:value="524288" calcext:value-type="float">
            <text:p>524288</text:p>
          </table:table-cell>
          <table:table-cell office:value-type="float" office:value="32.5009" calcext:value-type="float">
            <text:p>32,5009</text:p>
          </table:table-cell>
          <table:table-cell office:value-type="float" office:value="31.8179" calcext:value-type="float">
            <text:p>31,8179</text:p>
          </table:table-cell>
          <table:table-cell office:value-type="float" office:value="32.601" calcext:value-type="float">
            <text:p>32,601</text:p>
          </table:table-cell>
          <table:table-cell office:value-type="float" office:value="33.4991" calcext:value-type="float">
            <text:p>33,4991</text:p>
          </table:table-cell>
          <table:table-cell office:value-type="float" office:value="33.382" calcext:value-type="float">
            <text:p>33,382</text:p>
          </table:table-cell>
          <table:table-cell office:value-type="float" office:value="33.7844" calcext:value-type="float">
            <text:p>33,7844</text:p>
          </table:table-cell>
          <table:table-cell office:value-type="float" office:value="33.773" calcext:value-type="float">
            <text:p>33,773</text:p>
          </table:table-cell>
          <table:table-cell office:value-type="float" office:value="33.1797" calcext:value-type="float">
            <text:p>33,1797</text:p>
          </table:table-cell>
          <table:table-cell office:value-type="float" office:value="33.9363" calcext:value-type="float">
            <text:p>33,9363</text:p>
          </table:table-cell>
        </table:table-row>
        <table:table-row table:style-name="ro2">
          <table:table-cell office:value-type="float" office:value="1048576" calcext:value-type="float">
            <text:p>1048576</text:p>
          </table:table-cell>
          <table:table-cell table:style-name="ce44" office:value-type="float" office:value="33.9251" calcext:value-type="float">
            <text:p>33,9251</text:p>
          </table:table-cell>
          <table:table-cell table:style-name="ce49" office:value-type="float" office:value="33.6926" calcext:value-type="float">
            <text:p>33,6926</text:p>
          </table:table-cell>
          <table:table-cell table:style-name="ce49" office:value-type="float" office:value="34.7785" calcext:value-type="float">
            <text:p>34,7785</text:p>
          </table:table-cell>
          <table:table-cell table:style-name="ce49" office:value-type="float" office:value="35.3183" calcext:value-type="float">
            <text:p>35,3183</text:p>
          </table:table-cell>
          <table:table-cell table:style-name="ce49" office:value-type="float" office:value="35.0167" calcext:value-type="float">
            <text:p>35,0167</text:p>
          </table:table-cell>
          <table:table-cell table:style-name="ce49" office:value-type="float" office:value="35.1628" calcext:value-type="float">
            <text:p>35,1628</text:p>
          </table:table-cell>
          <table:table-cell table:style-name="ce49" office:value-type="float" office:value="35.603" calcext:value-type="float">
            <text:p>35,603</text:p>
          </table:table-cell>
          <table:table-cell table:style-name="ce49" office:value-type="float" office:value="34.5415" calcext:value-type="float">
            <text:p>34,5415</text:p>
          </table:table-cell>
          <table:table-cell table:style-name="ce53" office:value-type="float" office:value="35.505" calcext:value-type="float">
            <text:p>35,505</text:p>
          </table:table-cell>
        </table:table-row>
        <table:table-row table:style-name="ro2">
          <table:table-cell table:style-name="ce40" office:value-type="string" calcext:value-type="string">
            <text:p>Total Result</text:p>
          </table:table-cell>
          <table:table-cell table:style-name="ce45" office:value-type="float" office:value="18.550435" calcext:value-type="float">
            <text:p>18,550435</text:p>
          </table:table-cell>
          <table:table-cell table:style-name="ce50" office:value-type="float" office:value="18.5610164285714" calcext:value-type="float">
            <text:p>18,5610164285714</text:p>
          </table:table-cell>
          <table:table-cell table:style-name="ce50" office:value-type="float" office:value="19.1511771428571" calcext:value-type="float">
            <text:p>19,1511771428571</text:p>
          </table:table-cell>
          <table:table-cell table:style-name="ce50" office:value-type="float" office:value="20.3431357142857" calcext:value-type="float">
            <text:p>20,3431357142857</text:p>
          </table:table-cell>
          <table:table-cell table:style-name="ce50" office:value-type="float" office:value="21.2435" calcext:value-type="float">
            <text:p>21,2435</text:p>
          </table:table-cell>
          <table:table-cell table:style-name="ce50" office:value-type="float" office:value="22.22295" calcext:value-type="float">
            <text:p>22,22295</text:p>
          </table:table-cell>
          <table:table-cell table:style-name="ce50" office:value-type="float" office:value="23.1319928571429" calcext:value-type="float">
            <text:p>23,1319928571429</text:p>
          </table:table-cell>
          <table:table-cell table:style-name="ce50" office:value-type="float" office:value="23.6992285714286" calcext:value-type="float">
            <text:p>23,6992285714286</text:p>
          </table:table-cell>
          <table:table-cell table:style-name="ce54" office:value-type="float" office:value="24.7317285714286" calcext:value-type="float">
            <text:p>24,7317285714286</text:p>
          </table:table-cell>
        </table:table-row>
        <calcext:conditional-formats>
          <calcext:conditional-format calcext:target-range-address="'Pivot Table_finalHeuristicTimeSolsPlus_1'.B3:'Pivot Table_finalHeuristicTimeSolsPlus_1'.J16">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Pivot Table_finalHeuristicTimeSolsPlus_1'.B17:'Pivot Table_finalHeuristicTimeSolsPlus_1'.J17">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Value" style:display-name="Pivot Table Value" style:family="table-cell" style:parent-style-name="Default"/>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5:27:08.0088648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099cm" svg:y="2.208cm" style:legend-expansion="high" chart:style-name="ch2"/>
        <chart:plot-area chart:style-name="ch3" chart:data-source-has-labels="both" svg:x="1.33cm" svg:y="0.179cm" svg:width="12.45cm" svg:height="7.66cm">
          <chartooo:coordinate-region svg:x="1.951cm" svg:y="0.378cm" svg:width="11.642cm" svg:height="6.814cm"/>
          <chart:axis chart:dimension="x" chart:name="primary-x" chart:style-name="ch4" chartooo:axis-type="auto">
            <chart:title svg:x="6.426cm" svg:y="8.018cm" chart:style-name="ch5">
              <text:p>Processor time</text:p>
            </chart:title>
            <chart:categories table:cell-range-address="local-table.$A$2:.$A$15"/>
          </chart:axis>
          <chart:axis chart:dimension="y" chart:name="primary-y" chart:style-name="ch4">
            <chart:title svg:x="0.451cm" svg:y="5.191cm" chart:style-name="ch6">
              <text:p>% improvement</text:p>
            </chart:title>
            <chart:grid chart:style-name="ch7" chart:class="major"/>
          </chart:axis>
          <chart:series chart:style-name="ch8" chart:values-cell-range-address="local-table.$B$2:.$B$15" chart:label-cell-address="local-table.$B$1" chart:class="chart:scatter">
            <chart:data-point chart:repeated="14"/>
          </chart:series>
          <chart:series chart:style-name="ch9" chart:values-cell-range-address="local-table.$C$2:.$C$15" chart:label-cell-address="local-table.$C$1" chart:class="chart:scatter">
            <chart:data-point chart:repeated="14"/>
          </chart:series>
          <chart:series chart:style-name="ch10" chart:values-cell-range-address="local-table.$D$2:.$D$15" chart:label-cell-address="local-table.$D$1" chart:class="chart:scatter">
            <chart:data-point chart:repeated="14"/>
          </chart:series>
          <chart:series chart:style-name="ch11" chart:values-cell-range-address="local-table.$E$2:.$E$15" chart:label-cell-address="local-table.$E$1" chart:class="chart:scatter">
            <chart:data-point chart:repeated="14"/>
          </chart:series>
          <chart:series chart:style-name="ch12" chart:values-cell-range-address="local-table.$F$2:.$F$15" chart:label-cell-address="local-table.$F$1" chart:class="chart:scatter">
            <chart:data-point chart:repeated="14"/>
          </chart:series>
          <chart:series chart:style-name="ch13" chart:values-cell-range-address="local-table.$G$2:.$G$15" chart:label-cell-address="local-table.$G$1" chart:class="chart:scatter">
            <chart:data-point chart:repeated="14"/>
          </chart:series>
          <chart:series chart:style-name="ch14" chart:values-cell-range-address="local-table.$H$2:.$H$15" chart:label-cell-address="local-table.$H$1" chart:class="chart:scatter">
            <chart:data-point chart:repeated="14"/>
          </chart:series>
          <chart:series chart:style-name="ch15" chart:values-cell-range-address="local-table.$I$2:.$I$15" chart:label-cell-address="local-table.$I$1" chart:class="chart:scatter">
            <chart:data-point chart:repeated="14"/>
          </chart:series>
          <chart:series chart:style-name="ch16" chart:values-cell-range-address="local-table.$J$2:.$J$15" chart:label-cell-address="local-table.$J$1" chart:class="chart:scatter">
            <chart:data-point chart:repeated="14"/>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4</text:p>
              </table:table-cell>
              <table:table-cell office:value-type="string">
                <text:p>8</text:p>
              </table:table-cell>
              <table:table-cell office:value-type="string">
                <text:p>16</text:p>
              </table:table-cell>
              <table:table-cell office:value-type="string">
                <text:p>32</text:p>
              </table:table-cell>
              <table:table-cell office:value-type="string">
                <text:p>64</text:p>
              </table:table-cell>
              <table:table-cell office:value-type="string">
                <text:p>128</text:p>
              </table:table-cell>
              <table:table-cell office:value-type="string">
                <text:p>256</text:p>
              </table:table-cell>
            </table:table-row>
          </table:table-header-rows>
          <table:table-rows>
            <table:table-row>
              <table:table-cell office:value-type="string">
                <text:p>128</text:p>
              </table:table-cell>
              <table:table-cell office:value-type="float" office:value="7.55728">
                <text:p>7.55728</text:p>
              </table:table-cell>
              <table:table-cell office:value-type="float" office:value="8.20519">
                <text:p>8.20519</text:p>
              </table:table-cell>
              <table:table-cell office:value-type="float" office:value="9.1552">
                <text:p>9.1552</text:p>
              </table:table-cell>
              <table:table-cell office:value-type="float" office:value="10.8145">
                <text:p>10.8145</text:p>
              </table:table-cell>
              <table:table-cell office:value-type="float" office:value="11.7649">
                <text:p>11.7649</text:p>
              </table:table-cell>
              <table:table-cell office:value-type="float" office:value="13.6005">
                <text:p>13.6005</text:p>
              </table:table-cell>
              <table:table-cell office:value-type="float" office:value="15.4435">
                <text:p>15.4435</text:p>
              </table:table-cell>
              <table:table-cell office:value-type="float" office:value="17.4948">
                <text:p>17.4948</text:p>
              </table:table-cell>
              <table:table-cell office:value-type="float" office:value="19.35">
                <text:p>19.35</text:p>
              </table:table-cell>
            </table:table-row>
            <table:table-row>
              <table:table-cell office:value-type="string">
                <text:p>256</text:p>
              </table:table-cell>
              <table:table-cell office:value-type="float" office:value="8.55292">
                <text:p>8.55292</text:p>
              </table:table-cell>
              <table:table-cell office:value-type="float" office:value="8.60442">
                <text:p>8.60442</text:p>
              </table:table-cell>
              <table:table-cell office:value-type="float" office:value="9.72438">
                <text:p>9.72438</text:p>
              </table:table-cell>
              <table:table-cell office:value-type="float" office:value="11.4026">
                <text:p>11.4026</text:p>
              </table:table-cell>
              <table:table-cell office:value-type="float" office:value="12.4286">
                <text:p>12.4286</text:p>
              </table:table-cell>
              <table:table-cell office:value-type="float" office:value="13.7554">
                <text:p>13.7554</text:p>
              </table:table-cell>
              <table:table-cell office:value-type="float" office:value="15.4465">
                <text:p>15.4465</text:p>
              </table:table-cell>
              <table:table-cell office:value-type="float" office:value="17.4948">
                <text:p>17.4948</text:p>
              </table:table-cell>
              <table:table-cell office:value-type="float" office:value="19.35">
                <text:p>19.35</text:p>
              </table:table-cell>
            </table:table-row>
            <table:table-row>
              <table:table-cell office:value-type="string">
                <text:p>512</text:p>
              </table:table-cell>
              <table:table-cell office:value-type="float" office:value="8.77909">
                <text:p>8.77909</text:p>
              </table:table-cell>
              <table:table-cell office:value-type="float" office:value="9.11642">
                <text:p>9.11642</text:p>
              </table:table-cell>
              <table:table-cell office:value-type="float" office:value="10.1387">
                <text:p>10.1387</text:p>
              </table:table-cell>
              <table:table-cell office:value-type="float" office:value="11.8285">
                <text:p>11.8285</text:p>
              </table:table-cell>
              <table:table-cell office:value-type="float" office:value="13.2449">
                <text:p>13.2449</text:p>
              </table:table-cell>
              <table:table-cell office:value-type="float" office:value="14.0506">
                <text:p>14.0506</text:p>
              </table:table-cell>
              <table:table-cell office:value-type="float" office:value="15.6003">
                <text:p>15.6003</text:p>
              </table:table-cell>
              <table:table-cell office:value-type="float" office:value="17.4948">
                <text:p>17.4948</text:p>
              </table:table-cell>
              <table:table-cell office:value-type="float" office:value="19.35">
                <text:p>19.35</text:p>
              </table:table-cell>
            </table:table-row>
            <table:table-row>
              <table:table-cell office:value-type="string">
                <text:p>1024</text:p>
              </table:table-cell>
              <table:table-cell office:value-type="float" office:value="10.1691">
                <text:p>10.1691</text:p>
              </table:table-cell>
              <table:table-cell office:value-type="float" office:value="10.2401">
                <text:p>10.2401</text:p>
              </table:table-cell>
              <table:table-cell office:value-type="float" office:value="11.0524">
                <text:p>11.0524</text:p>
              </table:table-cell>
              <table:table-cell office:value-type="float" office:value="12.2344">
                <text:p>12.2344</text:p>
              </table:table-cell>
              <table:table-cell office:value-type="float" office:value="13.6786">
                <text:p>13.6786</text:p>
              </table:table-cell>
              <table:table-cell office:value-type="float" office:value="15.2333">
                <text:p>15.2333</text:p>
              </table:table-cell>
              <table:table-cell office:value-type="float" office:value="16.067">
                <text:p>16.067</text:p>
              </table:table-cell>
              <table:table-cell office:value-type="float" office:value="17.5976">
                <text:p>17.5976</text:p>
              </table:table-cell>
              <table:table-cell office:value-type="float" office:value="19.35">
                <text:p>19.35</text:p>
              </table:table-cell>
            </table:table-row>
            <table:table-row>
              <table:table-cell office:value-type="string">
                <text:p>2048</text:p>
              </table:table-cell>
              <table:table-cell office:value-type="float" office:value="11.5922">
                <text:p>11.5922</text:p>
              </table:table-cell>
              <table:table-cell office:value-type="float" office:value="11.4713">
                <text:p>11.4713</text:p>
              </table:table-cell>
              <table:table-cell office:value-type="float" office:value="12.5871">
                <text:p>12.5871</text:p>
              </table:table-cell>
              <table:table-cell office:value-type="float" office:value="13.5797">
                <text:p>13.5797</text:p>
              </table:table-cell>
              <table:table-cell office:value-type="float" office:value="14.7939">
                <text:p>14.7939</text:p>
              </table:table-cell>
              <table:table-cell office:value-type="float" office:value="16.7724">
                <text:p>16.7724</text:p>
              </table:table-cell>
              <table:table-cell office:value-type="float" office:value="17.1482">
                <text:p>17.1482</text:p>
              </table:table-cell>
              <table:table-cell office:value-type="float" office:value="18.244">
                <text:p>18.244</text:p>
              </table:table-cell>
              <table:table-cell office:value-type="float" office:value="19.3627">
                <text:p>19.3627</text:p>
              </table:table-cell>
            </table:table-row>
            <table:table-row>
              <table:table-cell office:value-type="string">
                <text:p>4096</text:p>
              </table:table-cell>
              <table:table-cell office:value-type="float" office:value="13.6256">
                <text:p>13.6256</text:p>
              </table:table-cell>
              <table:table-cell office:value-type="float" office:value="13.4891">
                <text:p>13.4891</text:p>
              </table:table-cell>
              <table:table-cell office:value-type="float" office:value="13.5507">
                <text:p>13.5507</text:p>
              </table:table-cell>
              <table:table-cell office:value-type="float" office:value="15.242">
                <text:p>15.242</text:p>
              </table:table-cell>
              <table:table-cell office:value-type="float" office:value="16.5419">
                <text:p>16.5419</text:p>
              </table:table-cell>
              <table:table-cell office:value-type="float" office:value="18.1913">
                <text:p>18.1913</text:p>
              </table:table-cell>
              <table:table-cell office:value-type="float" office:value="18.6997">
                <text:p>18.6997</text:p>
              </table:table-cell>
              <table:table-cell office:value-type="float" office:value="19.609">
                <text:p>19.609</text:p>
              </table:table-cell>
              <table:table-cell office:value-type="float" office:value="19.9707">
                <text:p>19.9707</text:p>
              </table:table-cell>
            </table:table-row>
            <table:table-row>
              <table:table-cell office:value-type="string">
                <text:p>8192</text:p>
              </table:table-cell>
              <table:table-cell office:value-type="float" office:value="16.1214">
                <text:p>16.1214</text:p>
              </table:table-cell>
              <table:table-cell office:value-type="float" office:value="15.8265">
                <text:p>15.8265</text:p>
              </table:table-cell>
              <table:table-cell office:value-type="float" office:value="16.0164">
                <text:p>16.0164</text:p>
              </table:table-cell>
              <table:table-cell office:value-type="float" office:value="17.2139">
                <text:p>17.2139</text:p>
              </table:table-cell>
              <table:table-cell office:value-type="float" office:value="18.6256">
                <text:p>18.6256</text:p>
              </table:table-cell>
              <table:table-cell office:value-type="float" office:value="19.7721">
                <text:p>19.7721</text:p>
              </table:table-cell>
              <table:table-cell office:value-type="float" office:value="20.9044">
                <text:p>20.9044</text:p>
              </table:table-cell>
              <table:table-cell office:value-type="float" office:value="21.1777">
                <text:p>21.1777</text:p>
              </table:table-cell>
              <table:table-cell office:value-type="float" office:value="21.5613">
                <text:p>21.5613</text:p>
              </table:table-cell>
            </table:table-row>
            <table:table-row>
              <table:table-cell office:value-type="string">
                <text:p>16384</text:p>
              </table:table-cell>
              <table:table-cell office:value-type="float" office:value="18.4457">
                <text:p>18.4457</text:p>
              </table:table-cell>
              <table:table-cell office:value-type="float" office:value="17.9469">
                <text:p>17.9469</text:p>
              </table:table-cell>
              <table:table-cell office:value-type="float" office:value="18.2342">
                <text:p>18.2342</text:p>
              </table:table-cell>
              <table:table-cell office:value-type="float" office:value="19.1776">
                <text:p>19.1776</text:p>
              </table:table-cell>
              <table:table-cell office:value-type="float" office:value="20.4288">
                <text:p>20.4288</text:p>
              </table:table-cell>
              <table:table-cell office:value-type="float" office:value="21.4002">
                <text:p>21.4002</text:p>
              </table:table-cell>
              <table:table-cell office:value-type="float" office:value="22.5248">
                <text:p>22.5248</text:p>
              </table:table-cell>
              <table:table-cell office:value-type="float" office:value="22.8085">
                <text:p>22.8085</text:p>
              </table:table-cell>
              <table:table-cell office:value-type="float" office:value="23.6672">
                <text:p>23.6672</text:p>
              </table:table-cell>
            </table:table-row>
            <table:table-row>
              <table:table-cell office:value-type="string">
                <text:p>32768</text:p>
              </table:table-cell>
              <table:table-cell office:value-type="float" office:value="21.2257">
                <text:p>21.2257</text:p>
              </table:table-cell>
              <table:table-cell office:value-type="float" office:value="20.49">
                <text:p>20.49</text:p>
              </table:table-cell>
              <table:table-cell office:value-type="float" office:value="20.4271">
                <text:p>20.4271</text:p>
              </table:table-cell>
              <table:table-cell office:value-type="float" office:value="21.7344">
                <text:p>21.7344</text:p>
              </table:table-cell>
              <table:table-cell office:value-type="float" office:value="22.8594">
                <text:p>22.8594</text:p>
              </table:table-cell>
              <table:table-cell office:value-type="float" office:value="23.5845">
                <text:p>23.5845</text:p>
              </table:table-cell>
              <table:table-cell office:value-type="float" office:value="24.4042">
                <text:p>24.4042</text:p>
              </table:table-cell>
              <table:table-cell office:value-type="float" office:value="24.8115">
                <text:p>24.8115</text:p>
              </table:table-cell>
              <table:table-cell office:value-type="float" office:value="25.5941">
                <text:p>25.5941</text:p>
              </table:table-cell>
            </table:table-row>
            <table:table-row>
              <table:table-cell office:value-type="string">
                <text:p>65536</text:p>
              </table:table-cell>
              <table:table-cell office:value-type="float" office:value="22.7579">
                <text:p>22.7579</text:p>
              </table:table-cell>
              <table:table-cell office:value-type="float" office:value="23.1417">
                <text:p>23.1417</text:p>
              </table:table-cell>
              <table:table-cell office:value-type="float" office:value="23.3031">
                <text:p>23.3031</text:p>
              </table:table-cell>
              <table:table-cell office:value-type="float" office:value="24.1405">
                <text:p>24.1405</text:p>
              </table:table-cell>
              <table:table-cell office:value-type="float" office:value="25.0454">
                <text:p>25.0454</text:p>
              </table:table-cell>
              <table:table-cell office:value-type="float" office:value="26.054">
                <text:p>26.054</text:p>
              </table:table-cell>
              <table:table-cell office:value-type="float" office:value="26.7808">
                <text:p>26.7808</text:p>
              </table:table-cell>
              <table:table-cell office:value-type="float" office:value="26.8508">
                <text:p>26.8508</text:p>
              </table:table-cell>
              <table:table-cell office:value-type="float" office:value="27.5342">
                <text:p>27.5342</text:p>
              </table:table-cell>
            </table:table-row>
            <table:table-row>
              <table:table-cell office:value-type="string">
                <text:p>131072</text:p>
              </table:table-cell>
              <table:table-cell office:value-type="float" office:value="24.7989">
                <text:p>24.7989</text:p>
              </table:table-cell>
              <table:table-cell office:value-type="float" office:value="26.2496">
                <text:p>26.2496</text:p>
              </table:table-cell>
              <table:table-cell office:value-type="float" office:value="26.6449">
                <text:p>26.6449</text:p>
              </table:table-cell>
              <table:table-cell office:value-type="float" office:value="27.531">
                <text:p>27.531</text:p>
              </table:table-cell>
              <table:table-cell office:value-type="float" office:value="28.3931">
                <text:p>28.3931</text:p>
              </table:table-cell>
              <table:table-cell office:value-type="float" office:value="28.5146">
                <text:p>28.5146</text:p>
              </table:table-cell>
              <table:table-cell office:value-type="float" office:value="29.5658">
                <text:p>29.5658</text:p>
              </table:table-cell>
              <table:table-cell office:value-type="float" office:value="29.1238">
                <text:p>29.1238</text:p>
              </table:table-cell>
              <table:table-cell office:value-type="float" office:value="29.7996">
                <text:p>29.7996</text:p>
              </table:table-cell>
            </table:table-row>
            <table:table-row>
              <table:table-cell office:value-type="string">
                <text:p>262144</text:p>
              </table:table-cell>
              <table:table-cell office:value-type="float" office:value="29.6543">
                <text:p>29.6543</text:p>
              </table:table-cell>
              <table:table-cell office:value-type="float" office:value="29.5625">
                <text:p>29.5625</text:p>
              </table:table-cell>
              <table:table-cell office:value-type="float" office:value="29.9028">
                <text:p>29.9028</text:p>
              </table:table-cell>
              <table:table-cell office:value-type="float" office:value="31.0874">
                <text:p>31.0874</text:p>
              </table:table-cell>
              <table:table-cell office:value-type="float" office:value="31.2052">
                <text:p>31.2052</text:p>
              </table:table-cell>
              <table:table-cell office:value-type="float" office:value="31.2452">
                <text:p>31.2452</text:p>
              </table:table-cell>
              <table:table-cell office:value-type="float" office:value="31.8867">
                <text:p>31.8867</text:p>
              </table:table-cell>
              <table:table-cell office:value-type="float" office:value="31.3607">
                <text:p>31.3607</text:p>
              </table:table-cell>
              <table:table-cell office:value-type="float" office:value="31.9131">
                <text:p>31.9131</text:p>
              </table:table-cell>
            </table:table-row>
            <table:table-row>
              <table:table-cell office:value-type="string">
                <text:p>524288</text:p>
              </table:table-cell>
              <table:table-cell office:value-type="float" office:value="32.5009">
                <text:p>32.5009</text:p>
              </table:table-cell>
              <table:table-cell office:value-type="float" office:value="31.8179">
                <text:p>31.8179</text:p>
              </table:table-cell>
              <table:table-cell office:value-type="float" office:value="32.601">
                <text:p>32.601</text:p>
              </table:table-cell>
              <table:table-cell office:value-type="float" office:value="33.4991">
                <text:p>33.4991</text:p>
              </table:table-cell>
              <table:table-cell office:value-type="float" office:value="33.382">
                <text:p>33.382</text:p>
              </table:table-cell>
              <table:table-cell office:value-type="float" office:value="33.7844">
                <text:p>33.7844</text:p>
              </table:table-cell>
              <table:table-cell office:value-type="float" office:value="33.773">
                <text:p>33.773</text:p>
              </table:table-cell>
              <table:table-cell office:value-type="float" office:value="33.1797">
                <text:p>33.1797</text:p>
              </table:table-cell>
              <table:table-cell office:value-type="float" office:value="33.9363">
                <text:p>33.9363</text:p>
              </table:table-cell>
            </table:table-row>
            <table:table-row>
              <table:table-cell office:value-type="string">
                <text:p>1048576</text:p>
              </table:table-cell>
              <table:table-cell office:value-type="float" office:value="33.9251">
                <text:p>33.9251</text:p>
              </table:table-cell>
              <table:table-cell office:value-type="float" office:value="33.6926">
                <text:p>33.6926</text:p>
              </table:table-cell>
              <table:table-cell office:value-type="float" office:value="34.7785">
                <text:p>34.7785</text:p>
              </table:table-cell>
              <table:table-cell office:value-type="float" office:value="35.3183">
                <text:p>35.3183</text:p>
              </table:table-cell>
              <table:table-cell office:value-type="float" office:value="35.0167">
                <text:p>35.0167</text:p>
              </table:table-cell>
              <table:table-cell office:value-type="float" office:value="35.1628">
                <text:p>35.1628</text:p>
              </table:table-cell>
              <table:table-cell office:value-type="float" office:value="35.603">
                <text:p>35.603</text:p>
              </table:table-cell>
              <table:table-cell office:value-type="float" office:value="34.5415">
                <text:p>34.5415</text:p>
              </table:table-cell>
              <table:table-cell office:value-type="float" office:value="35.505">
                <text:p>35.50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Corner">
      <style:table-cell-properties fo:border-bottom="none" fo:border-left="2.01pt solid #000000" fo:border-right="0.99pt solid #000000" fo:border-top="2.01pt solid #000000"/>
    </style:style>
    <style:style style:name="ce10" style:family="table-cell" style:parent-style-name="Pivot_20_Table_20_Value" style:data-style-name="N0">
      <style:table-cell-properties fo:border-bottom="none" fo:border-left="0.99pt solid #000000" fo:border-right="none" fo:border-top="none"/>
    </style:style>
    <style:style style:name="ce11" style:family="table-cell" style:parent-style-name="Pivot_20_Table_20_Value" style:data-style-name="N0">
      <style:table-cell-properties fo:border-bottom="0.99pt solid #000000" fo:border-left="0.99pt solid #000000" fo:border-right="none" fo:border-top="none"/>
    </style:style>
    <style:style style:name="ce12" style:family="table-cell" style:parent-style-name="Pivot_20_Table_20_Result" style:data-style-name="N0">
      <style:table-cell-properties fo:border-bottom="2.01pt solid #000000" fo:border-left="0.99pt solid #000000" fo:border-right="none" fo:border-top="0.99pt solid #000000"/>
    </style:style>
    <style:style style:name="ce13" style:family="table-cell" style:parent-style-name="Pivot_20_Table_20_Corner">
      <style:table-cell-properties fo:border-bottom="0.99pt solid #000000" fo:border-left="none" fo:border-right="none" fo:border-top="2.01pt solid #000000"/>
    </style:style>
    <style:style style:name="ce14" style:family="table-cell" style:parent-style-name="Pivot_20_Table_20_Category" style:data-style-name="N0">
      <style:table-cell-properties fo:border-bottom="0.99pt solid #000000" fo:border-left="none" fo:border-right="none" fo:border-top="none"/>
    </style:style>
    <style:style style:name="ce15" style:family="table-cell" style:parent-style-name="Pivot_20_Table_20_Value" style:data-style-name="N0">
      <style:table-cell-properties fo:border-bottom="none" fo:border-left="none" fo:border-right="none" fo:border-top="0.99pt solid #000000"/>
    </style:style>
    <style:style style:name="ce16" style:family="table-cell" style:parent-style-name="Pivot_20_Table_20_Value" style:data-style-name="N0"/>
    <style:style style:name="ce17" style:family="table-cell" style:parent-style-name="Pivot_20_Table_20_Value" style:data-style-name="N0">
      <style:table-cell-properties fo:border-bottom="0.99pt solid #000000" fo:border-left="none" fo:border-right="none" fo:border-top="none"/>
    </style:style>
    <style:style style:name="ce18" style:family="table-cell" style:parent-style-name="Pivot_20_Table_20_Result" style:data-style-name="N0">
      <style:table-cell-properties fo:border-bottom="2.01pt solid #000000" fo:border-left="none" fo:border-right="none" fo:border-top="0.99pt solid #000000"/>
    </style:style>
    <style:style style:name="ce19" style:family="table-cell" style:parent-style-name="Pivot_20_Table_20_Corner">
      <style:table-cell-properties fo:border-bottom="0.99pt solid #000000" fo:border-left="none" fo:border-right="2.01pt solid #000000" fo:border-top="2.01pt solid #000000"/>
    </style:style>
    <style:style style:name="ce2" style:family="table-cell" style:parent-style-name="Pivot_20_Table_20_Field">
      <style:table-cell-properties fo:border-bottom="0.99pt solid #000000" fo:border-left="2.01pt solid #000000" fo:border-right="0.99pt solid #000000" fo:border-top="0.99pt solid #000000"/>
    </style:style>
    <style:style style:name="ce20" style:family="table-cell" style:parent-style-name="Pivot_20_Table_20_Category" style:data-style-name="N0">
      <style:table-cell-properties fo:border-bottom="0.99pt solid #000000" fo:border-left="none" fo:border-right="2.01pt solid #000000" fo:border-top="none"/>
    </style:style>
    <style:style style:name="ce21" style:family="table-cell" style:parent-style-name="Pivot_20_Table_20_Value" style:data-style-name="N0">
      <style:table-cell-properties fo:border-bottom="none" fo:border-left="none" fo:border-right="2.01pt solid #000000" fo:border-top="0.99pt solid #000000"/>
    </style:style>
    <style:style style:name="ce22" style:family="table-cell" style:parent-style-name="Pivot_20_Table_20_Value" style:data-style-name="N0">
      <style:table-cell-properties fo:border-bottom="none" fo:border-left="none" fo:border-right="2.01pt solid #000000" fo:border-top="none"/>
    </style:style>
    <style:style style:name="ce23" style:family="table-cell" style:parent-style-name="Pivot_20_Table_20_Value" style:data-style-name="N0">
      <style:table-cell-properties fo:border-bottom="0.99pt solid #000000" fo:border-left="none" fo:border-right="2.01pt solid #000000" fo:border-top="none"/>
    </style:style>
    <style:style style:name="ce24" style:family="table-cell" style:parent-style-name="Pivot_20_Table_20_Result" style:data-style-name="N0">
      <style:table-cell-properties fo:border-bottom="2.01pt solid #000000" fo:border-left="none" fo:border-right="2.01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0.99pt solid #000000"/>
    </style:style>
    <style:style style:name="ce4" style:family="table-cell" style:parent-style-name="Pivot_20_Table_20_Category" style:data-style-name="N0">
      <style:table-cell-properties fo:border-bottom="none" fo:border-left="2.01pt solid #000000" fo:border-right="0.99pt solid #000000" fo:border-top="none"/>
    </style:style>
    <style:style style:name="ce5" style:family="table-cell" style:parent-style-name="Pivot_20_Table_20_Title" style:data-style-name="N0">
      <style:table-cell-properties fo:border-bottom="2.01pt solid #000000" fo:border-left="2.01pt solid #000000" fo:border-right="0.99pt solid #000000" fo:border-top="0.99pt solid #000000"/>
    </style:style>
    <style:style style:name="ce6" style:family="table-cell" style:parent-style-name="Default">
      <style:table-cell-properties fo:border="0.99pt solid #000000"/>
    </style:style>
    <style:style style:name="ce7" style:family="table-cell" style:parent-style-name="Pivot_20_Table_20_Field">
      <style:table-cell-properties fo:border-bottom="0.99pt solid #000000" fo:border-left="0.99pt solid #000000" fo:border-right="0.99pt solid #000000" fo:border-top="2.01pt solid #000000"/>
    </style:style>
    <style:style style:name="ce8" style:family="table-cell" style:parent-style-name="Pivot_20_Table_20_Category" style:data-style-name="N0">
      <style:table-cell-properties fo:border-bottom="0.99pt solid #000000" fo:border-left="0.99pt solid #000000" fo:border-right="none" fo:border-top="none"/>
    </style:style>
    <style:style style:name="ce9" style:family="table-cell" style:parent-style-name="Pivot_20_Table_20_Value" style:data-style-name="N0">
      <style:table-cell-properties fo:border-bottom="none" fo:border-left="0.99pt solid #000000" fo:border-right="none" fo:border-top="0.99pt solid #000000"/>
    </style:style>
    <style:style style:name="ce49" style:family="table-cell" style:parent-style-name="Pivot_20_Table_20_Corner">
      <style:table-cell-properties fo:border-bottom="none" fo:border-left="2.01pt solid #000000" fo:border-right="0.99pt solid #000000" fo:border-top="2.01pt solid #000000"/>
    </style:style>
    <style:style style:name="ce50" style:family="table-cell" style:parent-style-name="Pivot_20_Table_20_Field">
      <style:table-cell-properties fo:border-bottom="0.99pt solid #000000" fo:border-left="2.01pt solid #000000" fo:border-right="0.99pt solid #000000" fo:border-top="0.99pt solid #000000"/>
    </style:style>
    <style:style style:name="ce51" style:family="table-cell" style:parent-style-name="Pivot_20_Table_20_Category" style:data-style-name="N0">
      <style:table-cell-properties fo:border-bottom="none" fo:border-left="2.01pt solid #000000" fo:border-right="0.99pt solid #000000" fo:border-top="0.99pt solid #000000"/>
    </style:style>
    <style:style style:name="ce52" style:family="table-cell" style:parent-style-name="Pivot_20_Table_20_Category" style:data-style-name="N0">
      <style:table-cell-properties fo:border-bottom="none" fo:border-left="2.01pt solid #000000" fo:border-right="0.99pt solid #000000" fo:border-top="none"/>
    </style:style>
    <style:style style:name="ce53" style:family="table-cell" style:parent-style-name="Pivot_20_Table_20_Title" style:data-style-name="N0">
      <style:table-cell-properties fo:border-bottom="2.01pt solid #000000" fo:border-left="2.01pt solid #000000" fo:border-right="0.99pt solid #000000" fo:border-top="0.99pt solid #000000"/>
    </style:style>
    <style:style style:name="ce54" style:family="table-cell" style:parent-style-name="Default">
      <style:table-cell-properties fo:border="0.99pt solid #000000"/>
    </style:style>
    <style:style style:name="ce55" style:family="table-cell" style:parent-style-name="Pivot_20_Table_20_Field">
      <style:table-cell-properties fo:border-bottom="0.99pt solid #000000" fo:border-left="0.99pt solid #000000" fo:border-right="0.99pt solid #000000" fo:border-top="2.01pt solid #000000"/>
    </style:style>
    <style:style style:name="ce56" style:family="table-cell" style:parent-style-name="Pivot_20_Table_20_Category" style:data-style-name="N0">
      <style:table-cell-properties fo:border-bottom="0.99pt solid #000000" fo:border-left="0.99pt solid #000000" fo:border-right="none" fo:border-top="none"/>
    </style:style>
    <style:style style:name="ce57" style:family="table-cell" style:parent-style-name="Pivot_20_Table_20_Value" style:data-style-name="N0">
      <style:table-cell-properties fo:border-bottom="none" fo:border-left="0.99pt solid #000000" fo:border-right="none" fo:border-top="0.99pt solid #000000"/>
    </style:style>
    <style:style style:name="ce58" style:family="table-cell" style:parent-style-name="Pivot_20_Table_20_Value" style:data-style-name="N0">
      <style:table-cell-properties fo:border-bottom="none" fo:border-left="0.99pt solid #000000" fo:border-right="none" fo:border-top="none"/>
    </style:style>
    <style:style style:name="ce59" style:family="table-cell" style:parent-style-name="Pivot_20_Table_20_Value" style:data-style-name="N0">
      <style:table-cell-properties fo:border-bottom="0.99pt solid #000000" fo:border-left="0.99pt solid #000000" fo:border-right="none" fo:border-top="none"/>
    </style:style>
    <style:style style:name="ce60" style:family="table-cell" style:parent-style-name="Pivot_20_Table_20_Result" style:data-style-name="N0">
      <style:table-cell-properties fo:border-bottom="2.01pt solid #000000" fo:border-left="0.99pt solid #000000" fo:border-right="none" fo:border-top="0.99pt solid #000000"/>
    </style:style>
    <style:style style:name="ce61" style:family="table-cell" style:parent-style-name="Pivot_20_Table_20_Corner">
      <style:table-cell-properties fo:border-bottom="0.99pt solid #000000" fo:border-left="none" fo:border-right="none" fo:border-top="2.01pt solid #000000"/>
    </style:style>
    <style:style style:name="ce62" style:family="table-cell" style:parent-style-name="Pivot_20_Table_20_Category" style:data-style-name="N0">
      <style:table-cell-properties fo:border-bottom="0.99pt solid #000000" fo:border-left="none" fo:border-right="none" fo:border-top="none"/>
    </style:style>
    <style:style style:name="ce63" style:family="table-cell" style:parent-style-name="Pivot_20_Table_20_Value" style:data-style-name="N0">
      <style:table-cell-properties fo:border-bottom="none" fo:border-left="none" fo:border-right="none" fo:border-top="0.99pt solid #000000"/>
    </style:style>
    <style:style style:name="ce64" style:family="table-cell" style:parent-style-name="Pivot_20_Table_20_Value" style:data-style-name="N0"/>
    <style:style style:name="ce65" style:family="table-cell" style:parent-style-name="Pivot_20_Table_20_Value" style:data-style-name="N0">
      <style:table-cell-properties fo:border-bottom="0.99pt solid #000000" fo:border-left="none" fo:border-right="none" fo:border-top="none"/>
    </style:style>
    <style:style style:name="ce66" style:family="table-cell" style:parent-style-name="Pivot_20_Table_20_Result" style:data-style-name="N0">
      <style:table-cell-properties fo:border-bottom="2.01pt solid #000000" fo:border-left="none" fo:border-right="none" fo:border-top="0.99pt solid #000000"/>
    </style:style>
    <style:style style:name="ce67" style:family="table-cell" style:parent-style-name="Pivot_20_Table_20_Corner">
      <style:table-cell-properties fo:border-bottom="0.99pt solid #000000" fo:border-left="none" fo:border-right="2.01pt solid #000000" fo:border-top="2.01pt solid #000000"/>
    </style:style>
    <style:style style:name="ce68" style:family="table-cell" style:parent-style-name="Pivot_20_Table_20_Category" style:data-style-name="N0">
      <style:table-cell-properties fo:border-bottom="0.99pt solid #000000" fo:border-left="none" fo:border-right="2.01pt solid #000000" fo:border-top="none"/>
    </style:style>
    <style:style style:name="ce69" style:family="table-cell" style:parent-style-name="Pivot_20_Table_20_Value" style:data-style-name="N0">
      <style:table-cell-properties fo:border-bottom="none" fo:border-left="none" fo:border-right="2.01pt solid #000000" fo:border-top="0.99pt solid #000000"/>
    </style:style>
    <style:style style:name="ce70" style:family="table-cell" style:parent-style-name="Pivot_20_Table_20_Value" style:data-style-name="N0">
      <style:table-cell-properties fo:border-bottom="none" fo:border-left="none" fo:border-right="2.01pt solid #000000" fo:border-top="none"/>
    </style:style>
    <style:style style:name="ce71" style:family="table-cell" style:parent-style-name="Pivot_20_Table_20_Value" style:data-style-name="N0">
      <style:table-cell-properties fo:border-bottom="0.99pt solid #000000" fo:border-left="none" fo:border-right="2.01pt solid #000000" fo:border-top="none"/>
    </style:style>
    <style:style style:name="ce72" style:family="table-cell" style:parent-style-name="Pivot_20_Table_20_Result" style:data-style-name="N0">
      <style:table-cell-properties fo:border-bottom="2.01pt solid #000000" fo:border-left="none" fo:border-right="2.01pt solid #000000" fo:border-top="0.99pt solid #000000"/>
    </style:style>
  </office:automatic-styles>
  <office:body>
    <office:spreadsheet>
      <table:calculation-settings table:automatic-find-labels="false" table:use-regular-expressions="false" table:use-wildcards="true"/>
      <table:table table:name="Pivot Table_GenerationSizeConstCPUTimeDifferentApproachesAndClocks_2" table:style-name="ta1">
        <table:table-column table:style-name="co1" table:default-cell-style-name="ce52"/>
        <table:table-column table:style-name="co1" table:default-cell-style-name="ce58"/>
        <table:table-column table:style-name="co1" table:number-columns-repeated="5" table:default-cell-style-name="ce64"/>
        <table:table-column table:style-name="co1" table:default-cell-style-name="ce70"/>
        <table:table-row table:style-name="ro1">
          <table:table-cell table:style-name="Pivot_20_Table_20_Field" office:value-type="string" calcext:value-type="string">
            <text:p>GenerationSize</text:p>
          </table:table-cell>
          <table:table-cell table:style-name="ce54" office:value-type="string" calcext:value-type="string">
            <text:p>- all -</text:p>
          </table:table-cell>
          <table:table-cell table:style-name="Default" table:number-columns-repeated="6"/>
        </table:table-row>
        <table:table-row table:style-name="ro1">
          <table:table-cell table:style-name="Default" table:number-columns-repeated="8"/>
        </table:table-row>
        <table:table-row table:style-name="ro1">
          <table:table-cell table:style-name="ce49"/>
          <table:table-cell table:style-name="ce55" office:value-type="string" calcext:value-type="string">
            <text:p>Data</text:p>
          </table:table-cell>
          <table:table-cell table:style-name="ce61" table:number-columns-repeated="5"/>
          <table:table-cell table:style-name="ce67"/>
        </table:table-row>
        <table:table-row table:style-name="ro1">
          <table:table-cell table:style-name="ce50" office:value-type="string" calcext:value-type="string">
            <text:p>CPU Clocks</text:p>
          </table:table-cell>
          <table:table-cell table:style-name="ce56" office:value-type="string" calcext:value-type="string">
            <text:p>Max - MutationOnly</text:p>
          </table:table-cell>
          <table:table-cell table:style-name="ce62" office:value-type="string" calcext:value-type="string">
            <text:p>Max - RandomCrossover</text:p>
          </table:table-cell>
          <table:table-cell table:style-name="ce62" office:value-type="string" calcext:value-type="string">
            <text:p>Max - RankingCrossover</text:p>
          </table:table-cell>
          <table:table-cell table:style-name="ce62" office:value-type="string" calcext:value-type="string">
            <text:p>Max - RandomizedCrossover</text:p>
          </table:table-cell>
          <table:table-cell table:style-name="ce62" office:value-type="string" calcext:value-type="string">
            <text:p>Max - MutationRandomCrossover</text:p>
          </table:table-cell>
          <table:table-cell table:style-name="ce62" office:value-type="string" calcext:value-type="string">
            <text:p>Max - MutationRankingCrossover</text:p>
          </table:table-cell>
          <table:table-cell table:style-name="ce68" office:value-type="string" calcext:value-type="string">
            <text:p>Max - MutationRandomizedRankingCrossover</text:p>
          </table:table-cell>
        </table:table-row>
        <table:table-row table:style-name="ro1">
          <table:table-cell table:style-name="ce51" office:value-type="float" office:value="1" calcext:value-type="float">
            <text:p>1</text:p>
          </table:table-cell>
          <table:table-cell table:style-name="ce57" office:value-type="float" office:value="0" calcext:value-type="float">
            <text:p>0</text:p>
          </table:table-cell>
          <table:table-cell table:style-name="ce63" office:value-type="float" office:value="0" calcext:value-type="float">
            <text:p>0</text:p>
          </table:table-cell>
          <table:table-cell table:style-name="ce63" office:value-type="float" office:value="0.125403" calcext:value-type="float">
            <text:p>0,125403</text:p>
          </table:table-cell>
          <table:table-cell table:style-name="ce63" office:value-type="float" office:value="0.0854391" calcext:value-type="float">
            <text:p>0,0854391</text:p>
          </table:table-cell>
          <table:table-cell table:style-name="ce63" office:value-type="float" office:value="0.228926" calcext:value-type="float">
            <text:p>0,228926</text:p>
          </table:table-cell>
          <table:table-cell table:style-name="ce63" office:value-type="float" office:value="0.156052" calcext:value-type="float">
            <text:p>0,156052</text:p>
          </table:table-cell>
          <table:table-cell table:style-name="ce69" office:value-type="float" office:value="0.146541" calcext:value-type="float">
            <text:p>0,146541</text:p>
          </table:table-cell>
        </table:table-row>
        <table:table-row table:style-name="ro1">
          <table:table-cell office:value-type="float" office:value="2" calcext:value-type="float">
            <text:p>2</text:p>
          </table:table-cell>
          <table:table-cell office:value-type="float" office:value="1.50294" calcext:value-type="float">
            <text:p>1,50294</text:p>
          </table:table-cell>
          <table:table-cell office:value-type="float" office:value="1.00068" calcext:value-type="float">
            <text:p>1,00068</text:p>
          </table:table-cell>
          <table:table-cell office:value-type="float" office:value="1.83517" calcext:value-type="float">
            <text:p>1,83517</text:p>
          </table:table-cell>
          <table:table-cell office:value-type="float" office:value="2.06504" calcext:value-type="float">
            <text:p>2,06504</text:p>
          </table:table-cell>
          <table:table-cell office:value-type="float" office:value="6.75906" calcext:value-type="float">
            <text:p>6,75906</text:p>
          </table:table-cell>
          <table:table-cell office:value-type="float" office:value="5.80644" calcext:value-type="float">
            <text:p>5,80644</text:p>
          </table:table-cell>
          <table:table-cell office:value-type="float" office:value="5.93731" calcext:value-type="float">
            <text:p>5,93731</text:p>
          </table:table-cell>
        </table:table-row>
        <table:table-row table:style-name="ro1">
          <table:table-cell office:value-type="float" office:value="4" calcext:value-type="float">
            <text:p>4</text:p>
          </table:table-cell>
          <table:table-cell office:value-type="float" office:value="3.2266" calcext:value-type="float">
            <text:p>3,2266</text:p>
          </table:table-cell>
          <table:table-cell office:value-type="float" office:value="1.95786" calcext:value-type="float">
            <text:p>1,95786</text:p>
          </table:table-cell>
          <table:table-cell office:value-type="float" office:value="4.47976" calcext:value-type="float">
            <text:p>4,47976</text:p>
          </table:table-cell>
          <table:table-cell office:value-type="float" office:value="5.6811" calcext:value-type="float">
            <text:p>5,6811</text:p>
          </table:table-cell>
          <table:table-cell office:value-type="float" office:value="16.7492" calcext:value-type="float">
            <text:p>16,7492</text:p>
          </table:table-cell>
          <table:table-cell office:value-type="float" office:value="20.3648" calcext:value-type="float">
            <text:p>20,3648</text:p>
          </table:table-cell>
          <table:table-cell office:value-type="float" office:value="14.1375" calcext:value-type="float">
            <text:p>14,1375</text:p>
          </table:table-cell>
        </table:table-row>
        <table:table-row table:style-name="ro1">
          <table:table-cell office:value-type="float" office:value="8" calcext:value-type="float">
            <text:p>8</text:p>
          </table:table-cell>
          <table:table-cell office:value-type="float" office:value="2.77584" calcext:value-type="float">
            <text:p>2,77584</text:p>
          </table:table-cell>
          <table:table-cell office:value-type="float" office:value="2.47182" calcext:value-type="float">
            <text:p>2,47182</text:p>
          </table:table-cell>
          <table:table-cell office:value-type="float" office:value="4.52248" calcext:value-type="float">
            <text:p>4,52248</text:p>
          </table:table-cell>
          <table:table-cell office:value-type="float" office:value="5.87292" calcext:value-type="float">
            <text:p>5,87292</text:p>
          </table:table-cell>
          <table:table-cell office:value-type="float" office:value="19.8666" calcext:value-type="float">
            <text:p>19,8666</text:p>
          </table:table-cell>
          <table:table-cell office:value-type="float" office:value="19.5557" calcext:value-type="float">
            <text:p>19,5557</text:p>
          </table:table-cell>
          <table:table-cell office:value-type="float" office:value="16.6096" calcext:value-type="float">
            <text:p>16,6096</text:p>
          </table:table-cell>
        </table:table-row>
        <table:table-row table:style-name="ro1">
          <table:table-cell office:value-type="float" office:value="16" calcext:value-type="float">
            <text:p>16</text:p>
          </table:table-cell>
          <table:table-cell office:value-type="float" office:value="3.60903" calcext:value-type="float">
            <text:p>3,60903</text:p>
          </table:table-cell>
          <table:table-cell office:value-type="float" office:value="3.48038" calcext:value-type="float">
            <text:p>3,48038</text:p>
          </table:table-cell>
          <table:table-cell office:value-type="float" office:value="4.14162" calcext:value-type="float">
            <text:p>4,14162</text:p>
          </table:table-cell>
          <table:table-cell office:value-type="float" office:value="6.34366" calcext:value-type="float">
            <text:p>6,34366</text:p>
          </table:table-cell>
          <table:table-cell office:value-type="float" office:value="19.8724" calcext:value-type="float">
            <text:p>19,8724</text:p>
          </table:table-cell>
          <table:table-cell office:value-type="float" office:value="22.5473" calcext:value-type="float">
            <text:p>22,5473</text:p>
          </table:table-cell>
          <table:table-cell office:value-type="float" office:value="19.3263" calcext:value-type="float">
            <text:p>19,3263</text:p>
          </table:table-cell>
        </table:table-row>
        <table:table-row table:style-name="ro1">
          <table:table-cell office:value-type="float" office:value="32" calcext:value-type="float">
            <text:p>32</text:p>
          </table:table-cell>
          <table:table-cell office:value-type="float" office:value="2.55562" calcext:value-type="float">
            <text:p>2,55562</text:p>
          </table:table-cell>
          <table:table-cell office:value-type="float" office:value="2.62774" calcext:value-type="float">
            <text:p>2,62774</text:p>
          </table:table-cell>
          <table:table-cell office:value-type="float" office:value="3.99583" calcext:value-type="float">
            <text:p>3,99583</text:p>
          </table:table-cell>
          <table:table-cell office:value-type="float" office:value="6.60021" calcext:value-type="float">
            <text:p>6,60021</text:p>
          </table:table-cell>
          <table:table-cell office:value-type="float" office:value="25.0717" calcext:value-type="float">
            <text:p>25,0717</text:p>
          </table:table-cell>
          <table:table-cell office:value-type="float" office:value="22.6831" calcext:value-type="float">
            <text:p>22,6831</text:p>
          </table:table-cell>
          <table:table-cell office:value-type="float" office:value="19.8473" calcext:value-type="float">
            <text:p>19,8473</text:p>
          </table:table-cell>
        </table:table-row>
        <table:table-row table:style-name="ro1">
          <table:table-cell office:value-type="float" office:value="64" calcext:value-type="float">
            <text:p>64</text:p>
          </table:table-cell>
          <table:table-cell office:value-type="float" office:value="2.54503" calcext:value-type="float">
            <text:p>2,54503</text:p>
          </table:table-cell>
          <table:table-cell office:value-type="float" office:value="2.80137" calcext:value-type="float">
            <text:p>2,80137</text:p>
          </table:table-cell>
          <table:table-cell office:value-type="float" office:value="4.70011" calcext:value-type="float">
            <text:p>4,70011</text:p>
          </table:table-cell>
          <table:table-cell office:value-type="float" office:value="5.27919" calcext:value-type="float">
            <text:p>5,27919</text:p>
          </table:table-cell>
          <table:table-cell office:value-type="float" office:value="21.4602" calcext:value-type="float">
            <text:p>21,4602</text:p>
          </table:table-cell>
          <table:table-cell office:value-type="float" office:value="26.3504" calcext:value-type="float">
            <text:p>26,3504</text:p>
          </table:table-cell>
          <table:table-cell office:value-type="float" office:value="16.1706" calcext:value-type="float">
            <text:p>16,1706</text:p>
          </table:table-cell>
        </table:table-row>
        <table:table-row table:style-name="ro1">
          <table:table-cell office:value-type="float" office:value="128" calcext:value-type="float">
            <text:p>128</text:p>
          </table:table-cell>
          <table:table-cell office:value-type="float" office:value="2.88556" calcext:value-type="float">
            <text:p>2,88556</text:p>
          </table:table-cell>
          <table:table-cell office:value-type="float" office:value="2.94245" calcext:value-type="float">
            <text:p>2,94245</text:p>
          </table:table-cell>
          <table:table-cell office:value-type="float" office:value="4.45333" calcext:value-type="float">
            <text:p>4,45333</text:p>
          </table:table-cell>
          <table:table-cell office:value-type="float" office:value="5.07191" calcext:value-type="float">
            <text:p>5,07191</text:p>
          </table:table-cell>
          <table:table-cell office:value-type="float" office:value="24.6948" calcext:value-type="float">
            <text:p>24,6948</text:p>
          </table:table-cell>
          <table:table-cell office:value-type="float" office:value="24.1798" calcext:value-type="float">
            <text:p>24,1798</text:p>
          </table:table-cell>
          <table:table-cell office:value-type="float" office:value="21.2887" calcext:value-type="float">
            <text:p>21,2887</text:p>
          </table:table-cell>
        </table:table-row>
        <table:table-row table:style-name="ro1">
          <table:table-cell office:value-type="float" office:value="256" calcext:value-type="float">
            <text:p>256</text:p>
          </table:table-cell>
          <table:table-cell office:value-type="float" office:value="4.4945" calcext:value-type="float">
            <text:p>4,4945</text:p>
          </table:table-cell>
          <table:table-cell office:value-type="float" office:value="1.97376" calcext:value-type="float">
            <text:p>1,97376</text:p>
          </table:table-cell>
          <table:table-cell office:value-type="float" office:value="4.29341" calcext:value-type="float">
            <text:p>4,29341</text:p>
          </table:table-cell>
          <table:table-cell office:value-type="float" office:value="7.06635" calcext:value-type="float">
            <text:p>7,06635</text:p>
          </table:table-cell>
          <table:table-cell office:value-type="float" office:value="22.917" calcext:value-type="float">
            <text:p>22,917</text:p>
          </table:table-cell>
          <table:table-cell office:value-type="float" office:value="24.8062" calcext:value-type="float">
            <text:p>24,8062</text:p>
          </table:table-cell>
          <table:table-cell office:value-type="float" office:value="17.5528" calcext:value-type="float">
            <text:p>17,5528</text:p>
          </table:table-cell>
        </table:table-row>
        <table:table-row table:style-name="ro1">
          <table:table-cell office:value-type="float" office:value="512" calcext:value-type="float">
            <text:p>512</text:p>
          </table:table-cell>
          <table:table-cell office:value-type="float" office:value="4.05777" calcext:value-type="float">
            <text:p>4,05777</text:p>
          </table:table-cell>
          <table:table-cell office:value-type="float" office:value="2.04817" calcext:value-type="float">
            <text:p>2,04817</text:p>
          </table:table-cell>
          <table:table-cell office:value-type="float" office:value="3.4722" calcext:value-type="float">
            <text:p>3,4722</text:p>
          </table:table-cell>
          <table:table-cell office:value-type="float" office:value="6.91303" calcext:value-type="float">
            <text:p>6,91303</text:p>
          </table:table-cell>
          <table:table-cell office:value-type="float" office:value="23.6327" calcext:value-type="float">
            <text:p>23,6327</text:p>
          </table:table-cell>
          <table:table-cell office:value-type="float" office:value="24.588" calcext:value-type="float">
            <text:p>24,588</text:p>
          </table:table-cell>
          <table:table-cell office:value-type="float" office:value="17.6663" calcext:value-type="float">
            <text:p>17,6663</text:p>
          </table:table-cell>
        </table:table-row>
        <table:table-row table:style-name="ro1">
          <table:table-cell office:value-type="float" office:value="1024" calcext:value-type="float">
            <text:p>1024</text:p>
          </table:table-cell>
          <table:table-cell office:value-type="float" office:value="4.48651" calcext:value-type="float">
            <text:p>4,48651</text:p>
          </table:table-cell>
          <table:table-cell office:value-type="float" office:value="3.42154" calcext:value-type="float">
            <text:p>3,42154</text:p>
          </table:table-cell>
          <table:table-cell office:value-type="float" office:value="7.25629" calcext:value-type="float">
            <text:p>7,25629</text:p>
          </table:table-cell>
          <table:table-cell office:value-type="float" office:value="12.43" calcext:value-type="float">
            <text:p>12,43</text:p>
          </table:table-cell>
          <table:table-cell office:value-type="float" office:value="23.46" calcext:value-type="float">
            <text:p>23,46</text:p>
          </table:table-cell>
          <table:table-cell office:value-type="float" office:value="24.3722" calcext:value-type="float">
            <text:p>24,3722</text:p>
          </table:table-cell>
          <table:table-cell office:value-type="float" office:value="18.9847" calcext:value-type="float">
            <text:p>18,9847</text:p>
          </table:table-cell>
        </table:table-row>
        <table:table-row table:style-name="ro1">
          <table:table-cell office:value-type="float" office:value="2048" calcext:value-type="float">
            <text:p>2048</text:p>
          </table:table-cell>
          <table:table-cell office:value-type="float" office:value="6.42072" calcext:value-type="float">
            <text:p>6,42072</text:p>
          </table:table-cell>
          <table:table-cell office:value-type="float" office:value="4.00195" calcext:value-type="float">
            <text:p>4,00195</text:p>
          </table:table-cell>
          <table:table-cell office:value-type="float" office:value="8.43612" calcext:value-type="float">
            <text:p>8,43612</text:p>
          </table:table-cell>
          <table:table-cell office:value-type="float" office:value="11.0256" calcext:value-type="float">
            <text:p>11,0256</text:p>
          </table:table-cell>
          <table:table-cell office:value-type="float" office:value="22.5062" calcext:value-type="float">
            <text:p>22,5062</text:p>
          </table:table-cell>
          <table:table-cell office:value-type="float" office:value="24.8292" calcext:value-type="float">
            <text:p>24,8292</text:p>
          </table:table-cell>
          <table:table-cell office:value-type="float" office:value="16.3218" calcext:value-type="float">
            <text:p>16,3218</text:p>
          </table:table-cell>
        </table:table-row>
        <table:table-row table:style-name="ro1">
          <table:table-cell office:value-type="float" office:value="100000" calcext:value-type="float">
            <text:p>100000</text:p>
          </table:table-cell>
          <table:table-cell office:value-type="float" office:value="17.5629" calcext:value-type="float">
            <text:p>17,5629</text:p>
          </table:table-cell>
          <table:table-cell office:value-type="float" office:value="14.9242" calcext:value-type="float">
            <text:p>14,9242</text:p>
          </table:table-cell>
          <table:table-cell office:value-type="float" office:value="18.9989" calcext:value-type="float">
            <text:p>18,9989</text:p>
          </table:table-cell>
          <table:table-cell office:value-type="float" office:value="25.5624" calcext:value-type="float">
            <text:p>25,5624</text:p>
          </table:table-cell>
          <table:table-cell office:value-type="float" office:value="30.3318" calcext:value-type="float">
            <text:p>30,3318</text:p>
          </table:table-cell>
          <table:table-cell office:value-type="float" office:value="30.9148" calcext:value-type="float">
            <text:p>30,9148</text:p>
          </table:table-cell>
          <table:table-cell office:value-type="float" office:value="35.2199" calcext:value-type="float">
            <text:p>35,2199</text:p>
          </table:table-cell>
        </table:table-row>
        <table:table-row table:style-name="ro1">
          <table:table-cell office:value-type="float" office:value="200000" calcext:value-type="float">
            <text:p>200000</text:p>
          </table:table-cell>
          <table:table-cell office:value-type="float" office:value="19.392" calcext:value-type="float">
            <text:p>19,392</text:p>
          </table:table-cell>
          <table:table-cell office:value-type="float" office:value="13.0566" calcext:value-type="float">
            <text:p>13,0566</text:p>
          </table:table-cell>
          <table:table-cell office:value-type="float" office:value="22.2406" calcext:value-type="float">
            <text:p>22,2406</text:p>
          </table:table-cell>
          <table:table-cell office:value-type="float" office:value="24.9014" calcext:value-type="float">
            <text:p>24,9014</text:p>
          </table:table-cell>
          <table:table-cell office:value-type="float" office:value="30.2314" calcext:value-type="float">
            <text:p>30,2314</text:p>
          </table:table-cell>
          <table:table-cell office:value-type="float" office:value="34.7052" calcext:value-type="float">
            <text:p>34,7052</text:p>
          </table:table-cell>
          <table:table-cell office:value-type="float" office:value="34.2449" calcext:value-type="float">
            <text:p>34,2449</text:p>
          </table:table-cell>
        </table:table-row>
        <table:table-row table:style-name="ro1">
          <table:table-cell office:value-type="float" office:value="400000" calcext:value-type="float">
            <text:p>400000</text:p>
          </table:table-cell>
          <table:table-cell office:value-type="float" office:value="21.5775" calcext:value-type="float">
            <text:p>21,5775</text:p>
          </table:table-cell>
          <table:table-cell office:value-type="float" office:value="16.1411" calcext:value-type="float">
            <text:p>16,1411</text:p>
          </table:table-cell>
          <table:table-cell office:value-type="float" office:value="23.4172" calcext:value-type="float">
            <text:p>23,4172</text:p>
          </table:table-cell>
          <table:table-cell office:value-type="float" office:value="27.5029" calcext:value-type="float">
            <text:p>27,5029</text:p>
          </table:table-cell>
          <table:table-cell office:value-type="float" office:value="34.6934" calcext:value-type="float">
            <text:p>34,6934</text:p>
          </table:table-cell>
          <table:table-cell office:value-type="float" office:value="33.1985" calcext:value-type="float">
            <text:p>33,1985</text:p>
          </table:table-cell>
          <table:table-cell office:value-type="float" office:value="37.3852" calcext:value-type="float">
            <text:p>37,3852</text:p>
          </table:table-cell>
        </table:table-row>
        <table:table-row table:style-name="ro1">
          <table:table-cell office:value-type="float" office:value="800000" calcext:value-type="float">
            <text:p>800000</text:p>
          </table:table-cell>
          <table:table-cell office:value-type="float" office:value="23.0108" calcext:value-type="float">
            <text:p>23,0108</text:p>
          </table:table-cell>
          <table:table-cell office:value-type="float" office:value="18.9502" calcext:value-type="float">
            <text:p>18,9502</text:p>
          </table:table-cell>
          <table:table-cell office:value-type="float" office:value="25.1324" calcext:value-type="float">
            <text:p>25,1324</text:p>
          </table:table-cell>
          <table:table-cell office:value-type="float" office:value="30.3204" calcext:value-type="float">
            <text:p>30,3204</text:p>
          </table:table-cell>
          <table:table-cell office:value-type="float" office:value="35.0771" calcext:value-type="float">
            <text:p>35,0771</text:p>
          </table:table-cell>
          <table:table-cell office:value-type="float" office:value="35.8327" calcext:value-type="float">
            <text:p>35,8327</text:p>
          </table:table-cell>
          <table:table-cell office:value-type="float" office:value="39.6425" calcext:value-type="float">
            <text:p>39,6425</text:p>
          </table:table-cell>
        </table:table-row>
        <table:table-row table:style-name="ro1">
          <table:table-cell office:value-type="float" office:value="1600000" calcext:value-type="float">
            <text:p>1600000</text:p>
          </table:table-cell>
          <table:table-cell office:value-type="float" office:value="24.4353" calcext:value-type="float">
            <text:p>24,4353</text:p>
          </table:table-cell>
          <table:table-cell office:value-type="float" office:value="20.2908" calcext:value-type="float">
            <text:p>20,2908</text:p>
          </table:table-cell>
          <table:table-cell office:value-type="float" office:value="27.9352" calcext:value-type="float">
            <text:p>27,9352</text:p>
          </table:table-cell>
          <table:table-cell office:value-type="float" office:value="30.0893" calcext:value-type="float">
            <text:p>30,0893</text:p>
          </table:table-cell>
          <table:table-cell office:value-type="float" office:value="36.2836" calcext:value-type="float">
            <text:p>36,2836</text:p>
          </table:table-cell>
          <table:table-cell office:value-type="float" office:value="38.2707" calcext:value-type="float">
            <text:p>38,2707</text:p>
          </table:table-cell>
          <table:table-cell office:value-type="float" office:value="38.9361" calcext:value-type="float">
            <text:p>38,9361</text:p>
          </table:table-cell>
        </table:table-row>
        <table:table-row table:style-name="ro1">
          <table:table-cell office:value-type="float" office:value="3200000" calcext:value-type="float">
            <text:p>3200000</text:p>
          </table:table-cell>
          <table:table-cell office:value-type="float" office:value="26.2675" calcext:value-type="float">
            <text:p>26,2675</text:p>
          </table:table-cell>
          <table:table-cell office:value-type="float" office:value="21.5918" calcext:value-type="float">
            <text:p>21,5918</text:p>
          </table:table-cell>
          <table:table-cell office:value-type="float" office:value="32.4834" calcext:value-type="float">
            <text:p>32,4834</text:p>
          </table:table-cell>
          <table:table-cell office:value-type="float" office:value="31.1441" calcext:value-type="float">
            <text:p>31,1441</text:p>
          </table:table-cell>
          <table:table-cell office:value-type="float" office:value="37.0345" calcext:value-type="float">
            <text:p>37,0345</text:p>
          </table:table-cell>
          <table:table-cell office:value-type="float" office:value="37.9855" calcext:value-type="float">
            <text:p>37,9855</text:p>
          </table:table-cell>
          <table:table-cell office:value-type="float" office:value="42.0081" calcext:value-type="float">
            <text:p>42,0081</text:p>
          </table:table-cell>
        </table:table-row>
        <table:table-row table:style-name="ro1">
          <table:table-cell office:value-type="float" office:value="6400000" calcext:value-type="float">
            <text:p>6400000</text:p>
          </table:table-cell>
          <table:table-cell office:value-type="float" office:value="28.8133" calcext:value-type="float">
            <text:p>28,8133</text:p>
          </table:table-cell>
          <table:table-cell office:value-type="float" office:value="25.51" calcext:value-type="float">
            <text:p>25,51</text:p>
          </table:table-cell>
          <table:table-cell office:value-type="float" office:value="32.1526" calcext:value-type="float">
            <text:p>32,1526</text:p>
          </table:table-cell>
          <table:table-cell office:value-type="float" office:value="33.0208" calcext:value-type="float">
            <text:p>33,0208</text:p>
          </table:table-cell>
          <table:table-cell office:value-type="float" office:value="40.5184" calcext:value-type="float">
            <text:p>40,5184</text:p>
          </table:table-cell>
          <table:table-cell office:value-type="float" office:value="42.1975" calcext:value-type="float">
            <text:p>42,1975</text:p>
          </table:table-cell>
          <table:table-cell office:value-type="float" office:value="43.7782" calcext:value-type="float">
            <text:p>43,7782</text:p>
          </table:table-cell>
        </table:table-row>
        <table:table-row table:style-name="ro1">
          <table:table-cell office:value-type="float" office:value="12800000" calcext:value-type="float">
            <text:p>12800000</text:p>
          </table:table-cell>
          <table:table-cell office:value-type="float" office:value="28.2494" calcext:value-type="float">
            <text:p>28,2494</text:p>
          </table:table-cell>
          <table:table-cell office:value-type="float" office:value="27.0703" calcext:value-type="float">
            <text:p>27,0703</text:p>
          </table:table-cell>
          <table:table-cell office:value-type="float" office:value="33.4063" calcext:value-type="float">
            <text:p>33,4063</text:p>
          </table:table-cell>
          <table:table-cell office:value-type="float" office:value="34.9288" calcext:value-type="float">
            <text:p>34,9288</text:p>
          </table:table-cell>
          <table:table-cell office:value-type="float" office:value="41.4991" calcext:value-type="float">
            <text:p>41,4991</text:p>
          </table:table-cell>
          <table:table-cell office:value-type="float" office:value="41.8812" calcext:value-type="float">
            <text:p>41,8812</text:p>
          </table:table-cell>
          <table:table-cell office:value-type="float" office:value="45.0795" calcext:value-type="float">
            <text:p>45,0795</text:p>
          </table:table-cell>
        </table:table-row>
        <table:table-row table:style-name="ro1">
          <table:table-cell office:value-type="float" office:value="30000000" calcext:value-type="float">
            <text:p>30000000</text:p>
          </table:table-cell>
          <table:table-cell table:style-name="ce59" office:value-type="float" office:value="27.9336" calcext:value-type="float">
            <text:p>27,9336</text:p>
          </table:table-cell>
          <table:table-cell table:style-name="ce65" office:value-type="float" office:value="27.7674" calcext:value-type="float">
            <text:p>27,7674</text:p>
          </table:table-cell>
          <table:table-cell table:style-name="ce65" office:value-type="float" office:value="31.3421" calcext:value-type="float">
            <text:p>31,3421</text:p>
          </table:table-cell>
          <table:table-cell table:style-name="ce65" office:value-type="float" office:value="31.8446" calcext:value-type="float">
            <text:p>31,8446</text:p>
          </table:table-cell>
          <table:table-cell table:style-name="ce65" office:value-type="float" office:value="40.3841" calcext:value-type="float">
            <text:p>40,3841</text:p>
          </table:table-cell>
          <table:table-cell table:style-name="ce65" office:value-type="float" office:value="43.2014" calcext:value-type="float">
            <text:p>43,2014</text:p>
          </table:table-cell>
          <table:table-cell table:style-name="ce71" office:value-type="float" office:value="46.2255" calcext:value-type="float">
            <text:p>46,2255</text:p>
          </table:table-cell>
        </table:table-row>
        <table:table-row table:style-name="ro1">
          <table:table-cell table:style-name="ce53" office:value-type="string" calcext:value-type="string">
            <text:p>Total Result</text:p>
          </table:table-cell>
          <table:table-cell table:style-name="ce60" office:value-type="float" office:value="28.8133" calcext:value-type="float">
            <text:p>28,8133</text:p>
          </table:table-cell>
          <table:table-cell table:style-name="ce66" office:value-type="float" office:value="27.7674" calcext:value-type="float">
            <text:p>27,7674</text:p>
          </table:table-cell>
          <table:table-cell table:style-name="ce66" office:value-type="float" office:value="33.4063" calcext:value-type="float">
            <text:p>33,4063</text:p>
          </table:table-cell>
          <table:table-cell table:style-name="ce66" office:value-type="float" office:value="34.9288" calcext:value-type="float">
            <text:p>34,9288</text:p>
          </table:table-cell>
          <table:table-cell table:style-name="ce66" office:value-type="float" office:value="41.4991" calcext:value-type="float">
            <text:p>41,4991</text:p>
          </table:table-cell>
          <table:table-cell table:style-name="ce66" office:value-type="float" office:value="43.2014" calcext:value-type="float">
            <text:p>43,2014</text:p>
          </table:table-cell>
          <table:table-cell table:style-name="ce72" office:value-type="float" office:value="46.2255" calcext:value-type="float">
            <text:p>46,2255</text:p>
          </table:table-cell>
        </table:table-row>
        <calcext:conditional-formats>
          <calcext:conditional-format calcext:target-range-address="'Pivot Table_GenerationSizeConstCPUTimeDifferentApproachesAndClocks_2'.B5:'Pivot Table_GenerationSizeConstCPUTimeDifferentApproachesAndClocks_2'.H25">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Pivot Table_GenerationSizeConstCPUTimeDifferentApproachesAndClocks_2'.B26:'Pivot Table_GenerationSizeConstCPUTimeDifferentApproachesAndClocks_2'.H26">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Value" style:display-name="Pivot Table Value" style:family="table-cell" style:parent-style-name="Default"/>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04:28:39.4807799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4.48mm"/>
    </style:style>
    <style:style style:name="co2"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Value" style:data-style-name="N0"/>
    <style:style style:name="ce11" style:family="table-cell" style:parent-style-name="Pivot_20_Table_20_Value"/>
    <style:style style:name="ce12" style:family="table-cell" style:parent-style-name="Pivot_20_Table_20_Value">
      <style:table-cell-properties fo:border-bottom="0.99pt solid #000000" fo:border-left="none" fo:border-right="none" fo:border-top="none"/>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Category" style:data-style-name="N0">
      <style:table-cell-properties fo:border-bottom="0.99pt solid #000000" fo:border-left="0.99pt solid #000000" fo:border-right="none" fo:border-top="none"/>
    </style:style>
    <style:style style:name="ce5" style:family="table-cell" style:parent-style-name="Pivot_20_Table_20_Value" style:data-style-name="N0">
      <style:table-cell-properties fo:border-bottom="none" fo:border-left="0.99pt solid #000000" fo:border-right="none" fo:border-top="0.99pt solid #000000"/>
    </style:style>
    <style:style style:name="ce6" style:family="table-cell" style:parent-style-name="Pivot_20_Table_20_Value" style:data-style-name="N0">
      <style:table-cell-properties fo:border-bottom="none" fo:border-left="0.99pt solid #000000" fo:border-right="none" fo:border-top="none"/>
    </style:style>
    <style:style style:name="ce7" style:family="table-cell" style:parent-style-name="Pivot_20_Table_20_Value">
      <style:table-cell-properties fo:border-bottom="0.99pt solid #000000" fo:border-left="0.99pt solid #000000" fo:border-right="none" fo:border-top="none"/>
    </style:style>
    <style:style style:name="ce8" style:family="table-cell" style:parent-style-name="Pivot_20_Table_20_Category" style:data-style-name="N0">
      <style:table-cell-properties fo:border-bottom="0.99pt solid #000000" fo:border-left="none" fo:border-right="none" fo:border-top="none"/>
    </style:style>
    <style:style style:name="ce9" style:family="table-cell" style:parent-style-name="Pivot_20_Table_20_Value" style:data-style-name="N0">
      <style:table-cell-properties fo:border-bottom="none" fo:border-left="none" fo:border-right="none" fo:border-top="0.99pt solid #000000"/>
    </style:style>
    <style:style style:name="ce25" style:family="table-cell" style:parent-style-name="Pivot_20_Table_20_Field">
      <style:table-cell-properties fo:border-bottom="0.99pt solid #000000" fo:border-left="2.01pt solid #000000" fo:border-right="0.99pt solid #000000" fo:border-top="0.99pt solid #000000"/>
    </style:style>
    <style:style style:name="ce26" style:family="table-cell" style:parent-style-name="Pivot_20_Table_20_Category" style:data-style-name="N0">
      <style:table-cell-properties fo:border-bottom="none" fo:border-left="2.01pt solid #000000" fo:border-right="0.99pt solid #000000" fo:border-top="0.99pt solid #000000"/>
    </style:style>
    <style:style style:name="ce27" style:family="table-cell" style:parent-style-name="Pivot_20_Table_20_Category" style:data-style-name="N0">
      <style:table-cell-properties fo:border-bottom="none" fo:border-left="2.01pt solid #000000" fo:border-right="0.99pt solid #000000" fo:border-top="none"/>
    </style:style>
    <style:style style:name="ce28" style:family="table-cell" style:parent-style-name="Pivot_20_Table_20_Category" style:data-style-name="N0">
      <style:table-cell-properties fo:border-bottom="0.99pt solid #000000" fo:border-left="0.99pt solid #000000" fo:border-right="none" fo:border-top="none"/>
    </style:style>
    <style:style style:name="ce29" style:family="table-cell" style:parent-style-name="Pivot_20_Table_20_Value" style:data-style-name="N0">
      <style:table-cell-properties fo:border-bottom="none" fo:border-left="0.99pt solid #000000" fo:border-right="none" fo:border-top="0.99pt solid #000000"/>
    </style:style>
    <style:style style:name="ce30" style:family="table-cell" style:parent-style-name="Pivot_20_Table_20_Value" style:data-style-name="N0">
      <style:table-cell-properties fo:border-bottom="none" fo:border-left="0.99pt solid #000000" fo:border-right="none" fo:border-top="none"/>
    </style:style>
    <style:style style:name="ce31" style:family="table-cell" style:parent-style-name="Pivot_20_Table_20_Value">
      <style:table-cell-properties fo:border-bottom="0.99pt solid #000000" fo:border-left="0.99pt solid #000000" fo:border-right="none" fo:border-top="none"/>
    </style:style>
    <style:style style:name="ce32" style:family="table-cell" style:parent-style-name="Pivot_20_Table_20_Category" style:data-style-name="N0">
      <style:table-cell-properties fo:border-bottom="0.99pt solid #000000" fo:border-left="none" fo:border-right="none" fo:border-top="none"/>
    </style:style>
    <style:style style:name="ce33" style:family="table-cell" style:parent-style-name="Pivot_20_Table_20_Value" style:data-style-name="N0">
      <style:table-cell-properties fo:border-bottom="none" fo:border-left="none" fo:border-right="none" fo:border-top="0.99pt solid #000000"/>
    </style:style>
    <style:style style:name="ce34" style:family="table-cell" style:parent-style-name="Pivot_20_Table_20_Value" style:data-style-name="N0"/>
    <style:style style:name="ce35" style:family="table-cell" style:parent-style-name="Pivot_20_Table_20_Value"/>
    <style:style style:name="ce36" style:family="table-cell" style:parent-style-name="Pivot_20_Table_20_Value">
      <style:table-cell-properties fo:border-bottom="0.99pt solid #000000" fo:border-left="none" fo:border-right="none" fo:border-top="none"/>
    </style:style>
  </office:automatic-styles>
  <office:body>
    <office:spreadsheet>
      <table:calculation-settings table:automatic-find-labels="false" table:use-regular-expressions="false" table:use-wildcards="true"/>
      <table:table table:name="Pivot Table_RandomizedRankingEnds_1" table:style-name="ta1">
        <table:table-column table:style-name="co1" table:default-cell-style-name="ce27"/>
        <table:table-column table:style-name="co1" table:default-cell-style-name="ce30"/>
        <table:table-column table:style-name="co1" table:number-columns-repeated="3" table:default-cell-style-name="ce34"/>
        <table:table-column table:style-name="co1" table:number-columns-repeated="4" table:default-cell-style-name="ce35"/>
        <table:table-row table:style-name="ro1">
          <table:table-cell table:style-name="Default" table:number-columns-repeated="9"/>
        </table:table-row>
        <table:table-row table:style-name="ro2">
          <table:table-cell table:style-name="ce25" office:value-type="string" calcext:value-type="string">
            <text:p>UntouchedTop</text:p>
          </table:table-cell>
          <table:table-cell table:style-name="ce28" office:value-type="float" office:value="0" calcext:value-type="float">
            <text:p>0</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2" office:value-type="float" office:value="4" calcext:value-type="float">
            <text:p>4</text:p>
          </table:table-cell>
          <table:table-cell table:style-name="ce32" office:value-type="float" office:value="5" calcext:value-type="float">
            <text:p>5</text:p>
          </table:table-cell>
          <table:table-cell table:style-name="ce32" office:value-type="float" office:value="6" calcext:value-type="float">
            <text:p>6</text:p>
          </table:table-cell>
          <table:table-cell table:style-name="ce32" office:value-type="float" office:value="7" calcext:value-type="float">
            <text:p>7</text:p>
          </table:table-cell>
        </table:table-row>
        <table:table-row table:style-name="ro2">
          <table:table-cell table:style-name="ce26" office:value-type="float" office:value="0" calcext:value-type="float">
            <text:p>0</text:p>
          </table:table-cell>
          <table:table-cell table:style-name="ce29" office:value-type="float" office:value="23.8833" calcext:value-type="float">
            <text:p>23,8833</text:p>
          </table:table-cell>
          <table:table-cell table:style-name="ce33" office:value-type="float" office:value="24.11248" calcext:value-type="float">
            <text:p>24,11248</text:p>
          </table:table-cell>
          <table:table-cell table:style-name="ce33" office:value-type="float" office:value="24.41562" calcext:value-type="float">
            <text:p>24,41562</text:p>
          </table:table-cell>
          <table:table-cell table:style-name="ce33" office:value-type="float" office:value="24.21694" calcext:value-type="float">
            <text:p>24,21694</text:p>
          </table:table-cell>
          <table:table-cell table:style-name="ce33" office:value-type="float" office:value="24.35892" calcext:value-type="float">
            <text:p>24,35892</text:p>
          </table:table-cell>
          <table:table-cell table:style-name="ce33" office:value-type="float" office:value="24.2314" calcext:value-type="float">
            <text:p>24,2314</text:p>
          </table:table-cell>
          <table:table-cell table:style-name="ce33" office:value-type="float" office:value="23.97706" calcext:value-type="float">
            <text:p>23,97706</text:p>
          </table:table-cell>
          <table:table-cell table:style-name="ce33" office:value-type="float" office:value="23.9051" calcext:value-type="float">
            <text:p>23,9051</text:p>
          </table:table-cell>
        </table:table-row>
        <table:table-row table:style-name="ro2">
          <table:table-cell office:value-type="float" office:value="1" calcext:value-type="float">
            <text:p>1</text:p>
          </table:table-cell>
          <table:table-cell office:value-type="float" office:value="23.72122" calcext:value-type="float">
            <text:p>23,72122</text:p>
          </table:table-cell>
          <table:table-cell office:value-type="float" office:value="24.27816" calcext:value-type="float">
            <text:p>24,27816</text:p>
          </table:table-cell>
          <table:table-cell office:value-type="float" office:value="23.99128" calcext:value-type="float">
            <text:p>23,99128</text:p>
          </table:table-cell>
          <table:table-cell office:value-type="float" office:value="23.4181" calcext:value-type="float">
            <text:p>23,4181</text:p>
          </table:table-cell>
          <table:table-cell table:style-name="ce34" office:value-type="float" office:value="23.05676" calcext:value-type="float">
            <text:p>23,05676</text:p>
          </table:table-cell>
          <table:table-cell table:style-name="ce34" office:value-type="float" office:value="22.93718" calcext:value-type="float">
            <text:p>22,93718</text:p>
          </table:table-cell>
          <table:table-cell table:style-name="ce34" office:value-type="float" office:value="23.45192" calcext:value-type="float">
            <text:p>23,45192</text:p>
          </table:table-cell>
          <table:table-cell/>
        </table:table-row>
        <table:table-row table:style-name="ro2">
          <table:table-cell office:value-type="float" office:value="2" calcext:value-type="float">
            <text:p>2</text:p>
          </table:table-cell>
          <table:table-cell office:value-type="float" office:value="23.86062" calcext:value-type="float">
            <text:p>23,86062</text:p>
          </table:table-cell>
          <table:table-cell office:value-type="float" office:value="23.64702" calcext:value-type="float">
            <text:p>23,64702</text:p>
          </table:table-cell>
          <table:table-cell office:value-type="float" office:value="22.56348" calcext:value-type="float">
            <text:p>22,56348</text:p>
          </table:table-cell>
          <table:table-cell office:value-type="float" office:value="23.34708" calcext:value-type="float">
            <text:p>23,34708</text:p>
          </table:table-cell>
          <table:table-cell table:style-name="ce34" office:value-type="float" office:value="23.99728" calcext:value-type="float">
            <text:p>23,99728</text:p>
          </table:table-cell>
          <table:table-cell table:style-name="ce34" office:value-type="float" office:value="23.38282" calcext:value-type="float">
            <text:p>23,38282</text:p>
          </table:table-cell>
          <table:table-cell table:number-columns-repeated="2"/>
        </table:table-row>
        <table:table-row table:style-name="ro2">
          <table:table-cell office:value-type="float" office:value="3" calcext:value-type="float">
            <text:p>3</text:p>
          </table:table-cell>
          <table:table-cell office:value-type="float" office:value="23.04502" calcext:value-type="float">
            <text:p>23,04502</text:p>
          </table:table-cell>
          <table:table-cell office:value-type="float" office:value="23.65778" calcext:value-type="float">
            <text:p>23,65778</text:p>
          </table:table-cell>
          <table:table-cell office:value-type="float" office:value="23.74658" calcext:value-type="float">
            <text:p>23,74658</text:p>
          </table:table-cell>
          <table:table-cell office:value-type="float" office:value="23.6395" calcext:value-type="float">
            <text:p>23,6395</text:p>
          </table:table-cell>
          <table:table-cell table:style-name="ce34" office:value-type="float" office:value="23.43244" calcext:value-type="float">
            <text:p>23,43244</text:p>
          </table:table-cell>
          <table:table-cell table:number-columns-repeated="3"/>
        </table:table-row>
        <table:table-row table:style-name="ro2">
          <table:table-cell office:value-type="float" office:value="4" calcext:value-type="float">
            <text:p>4</text:p>
          </table:table-cell>
          <table:table-cell office:value-type="float" office:value="22.9045" calcext:value-type="float">
            <text:p>22,9045</text:p>
          </table:table-cell>
          <table:table-cell office:value-type="float" office:value="23.20396" calcext:value-type="float">
            <text:p>23,20396</text:p>
          </table:table-cell>
          <table:table-cell office:value-type="float" office:value="23.58804" calcext:value-type="float">
            <text:p>23,58804</text:p>
          </table:table-cell>
          <table:table-cell office:value-type="float" office:value="23.36098" calcext:value-type="float">
            <text:p>23,36098</text:p>
          </table:table-cell>
          <table:table-cell table:number-columns-repeated="4"/>
        </table:table-row>
        <table:table-row table:style-name="ro2">
          <table:table-cell office:value-type="float" office:value="5" calcext:value-type="float">
            <text:p>5</text:p>
          </table:table-cell>
          <table:table-cell office:value-type="float" office:value="23.44668" calcext:value-type="float">
            <text:p>23,44668</text:p>
          </table:table-cell>
          <table:table-cell office:value-type="float" office:value="23.50904" calcext:value-type="float">
            <text:p>23,50904</text:p>
          </table:table-cell>
          <table:table-cell office:value-type="float" office:value="23.46816" calcext:value-type="float">
            <text:p>23,46816</text:p>
          </table:table-cell>
          <table:table-cell table:style-name="ce35"/>
          <table:table-cell table:number-columns-repeated="4"/>
        </table:table-row>
        <table:table-row table:style-name="ro2">
          <table:table-cell office:value-type="float" office:value="6" calcext:value-type="float">
            <text:p>6</text:p>
          </table:table-cell>
          <table:table-cell office:value-type="float" office:value="23.6226" calcext:value-type="float">
            <text:p>23,6226</text:p>
          </table:table-cell>
          <table:table-cell office:value-type="float" office:value="23.43482" calcext:value-type="float">
            <text:p>23,43482</text:p>
          </table:table-cell>
          <table:table-cell table:style-name="ce35" table:number-columns-repeated="2"/>
          <table:table-cell table:number-columns-repeated="4"/>
        </table:table-row>
        <table:table-row table:style-name="ro2">
          <table:table-cell office:value-type="float" office:value="7" calcext:value-type="float">
            <text:p>7</text:p>
          </table:table-cell>
          <table:table-cell office:value-type="float" office:value="23.437" calcext:value-type="float">
            <text:p>23,437</text:p>
          </table:table-cell>
          <table:table-cell table:style-name="ce35" table:number-columns-repeated="3"/>
          <table:table-cell table:number-columns-repeated="4"/>
        </table:table-row>
        <table:table-row table:style-name="ro2">
          <table:table-cell office:value-type="string" calcext:value-type="string">
            <text:p>(empty)</text:p>
          </table:table-cell>
          <table:table-cell table:style-name="ce31"/>
          <table:table-cell table:style-name="ce36" table:number-columns-repeated="7"/>
        </table:table-row>
        <calcext:conditional-formats>
          <calcext:conditional-format calcext:target-range-address="'Pivot Table_RandomizedRankingEnds_1'.B3:'Pivot Table_RandomizedRankingEnds_1'.I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07:13:58.09081472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Value" style:data-style-name="N0"/>
    <style:style style:name="ce11" style:family="table-cell" style:parent-style-name="Pivot_20_Table_20_Value">
      <style:table-cell-properties fo:border-bottom="0.99pt solid #000000" fo:border-left="none" fo:border-right="none" fo:border-top="none"/>
    </style:style>
    <style:style style:name="ce12" style:family="table-cell" style:parent-style-name="Pivot_20_Table_20_Value"/>
    <style:style style:name="ce13" style:family="table-cell" style:parent-style-name="Pivot_20_Table_20_Value" style:data-style-name="N0">
      <style:table-cell-properties fo:border-bottom="none" fo:border-left="none" fo:border-right="0.99pt solid #000000" fo:border-top="0.99pt solid #000000"/>
    </style:style>
    <style:style style:name="ce14" style:family="table-cell" style:parent-style-name="Pivot_20_Table_20_Value">
      <style:table-cell-properties fo:border-bottom="none" fo:border-left="none" fo:border-right="0.99pt solid #000000" fo:border-top="none"/>
    </style:style>
    <style:style style:name="ce15" style:family="table-cell" style:parent-style-name="Pivot_20_Table_20_Value">
      <style:table-cell-properties fo:border-bottom="0.99pt solid #000000" fo:border-left="none" fo:border-right="0.99pt solid #000000" fo:border-top="none"/>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Category" style:data-style-name="N0">
      <style:table-cell-properties fo:border-bottom="0.99pt solid #000000" fo:border-left="0.99pt solid #000000" fo:border-right="none" fo:border-top="none"/>
    </style:style>
    <style:style style:name="ce5" style:family="table-cell" style:parent-style-name="Pivot_20_Table_20_Value" style:data-style-name="N0">
      <style:table-cell-properties fo:border-bottom="none" fo:border-left="0.99pt solid #000000" fo:border-right="none" fo:border-top="0.99pt solid #000000"/>
    </style:style>
    <style:style style:name="ce6" style:family="table-cell" style:parent-style-name="Pivot_20_Table_20_Value" style:data-style-name="N0">
      <style:table-cell-properties fo:border-bottom="none" fo:border-left="0.99pt solid #000000" fo:border-right="none" fo:border-top="none"/>
    </style:style>
    <style:style style:name="ce7" style:family="table-cell" style:parent-style-name="Pivot_20_Table_20_Value" style:data-style-name="N0">
      <style:table-cell-properties fo:border-bottom="0.99pt solid #000000" fo:border-left="0.99pt solid #000000" fo:border-right="none" fo:border-top="none"/>
    </style:style>
    <style:style style:name="ce8" style:family="table-cell" style:parent-style-name="Pivot_20_Table_20_Category" style:data-style-name="N0">
      <style:table-cell-properties fo:border-bottom="0.99pt solid #000000" fo:border-left="none" fo:border-right="none" fo:border-top="none"/>
    </style:style>
    <style:style style:name="ce9" style:family="table-cell" style:parent-style-name="Pivot_20_Table_20_Value" style:data-style-name="N0">
      <style:table-cell-properties fo:border-bottom="none" fo:border-left="none" fo:border-right="none" fo:border-top="0.99pt solid #000000"/>
    </style:style>
    <style:style style:name="ce31" style:family="table-cell" style:parent-style-name="Pivot_20_Table_20_Field">
      <style:table-cell-properties fo:border-bottom="0.99pt solid #000000" fo:border-left="2.01pt solid #000000" fo:border-right="0.99pt solid #000000" fo:border-top="0.99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Category" style:data-style-name="N0">
      <style:table-cell-properties fo:border-bottom="0.99pt solid #000000" fo:border-left="0.99pt solid #000000" fo:border-right="none" fo:border-top="none"/>
    </style:style>
    <style:style style:name="ce35" style:family="table-cell" style:parent-style-name="Pivot_20_Table_20_Value" style:data-style-name="N0">
      <style:table-cell-properties fo:border-bottom="none" fo:border-left="0.99pt solid #000000" fo:border-right="none" fo:border-top="0.99pt solid #000000"/>
    </style:style>
    <style:style style:name="ce36" style:family="table-cell" style:parent-style-name="Pivot_20_Table_20_Value" style:data-style-name="N0">
      <style:table-cell-properties fo:border-bottom="none" fo:border-left="0.99pt solid #000000" fo:border-right="none" fo:border-top="none"/>
    </style:style>
    <style:style style:name="ce37" style:family="table-cell" style:parent-style-name="Pivot_20_Table_20_Value" style:data-style-name="N0">
      <style:table-cell-properties fo:border-bottom="0.99pt solid #000000" fo:border-left="0.99pt solid #000000" fo:border-right="none" fo:border-top="none"/>
    </style:style>
    <style:style style:name="ce38" style:family="table-cell" style:parent-style-name="Pivot_20_Table_20_Category" style:data-style-name="N0">
      <style:table-cell-properties fo:border-bottom="0.99pt solid #000000" fo:border-left="none" fo:border-right="none" fo:border-top="none"/>
    </style:style>
    <style:style style:name="ce39" style:family="table-cell" style:parent-style-name="Pivot_20_Table_20_Value" style:data-style-name="N0">
      <style:table-cell-properties fo:border-bottom="none" fo:border-left="none" fo:border-right="none" fo:border-top="0.99pt solid #000000"/>
    </style:style>
    <style:style style:name="ce40" style:family="table-cell" style:parent-style-name="Pivot_20_Table_20_Value" style:data-style-name="N0"/>
    <style:style style:name="ce41" style:family="table-cell" style:parent-style-name="Pivot_20_Table_20_Value">
      <style:table-cell-properties fo:border-bottom="0.99pt solid #000000" fo:border-left="none" fo:border-right="none" fo:border-top="none"/>
    </style:style>
    <style:style style:name="ce42" style:family="table-cell" style:parent-style-name="Pivot_20_Table_20_Value"/>
    <style:style style:name="ce43" style:family="table-cell" style:parent-style-name="Pivot_20_Table_20_Value" style:data-style-name="N0">
      <style:table-cell-properties fo:border-bottom="none" fo:border-left="none" fo:border-right="0.99pt solid #000000" fo:border-top="0.99pt solid #000000"/>
    </style:style>
    <style:style style:name="ce44" style:family="table-cell" style:parent-style-name="Pivot_20_Table_20_Value">
      <style:table-cell-properties fo:border-bottom="none" fo:border-left="none" fo:border-right="0.99pt solid #000000" fo:border-top="none"/>
    </style:style>
    <style:style style:name="ce45" style:family="table-cell" style:parent-style-name="Pivot_20_Table_20_Value">
      <style:table-cell-properties fo:border-bottom="0.99pt solid #000000" fo:border-left="none" fo:border-right="0.99pt solid #000000" fo:border-top="none"/>
    </style:style>
  </office:automatic-styles>
  <office:body>
    <office:spreadsheet>
      <table:calculation-settings table:automatic-find-labels="false" table:use-regular-expressions="false" table:use-wildcards="true"/>
      <table:table table:name="Pivot Table_RandomizedRankingEnds_1" table:style-name="ta1">
        <table:table-column table:style-name="co1" table:default-cell-style-name="ce33"/>
        <table:table-column table:style-name="co1" table:default-cell-style-name="ce36"/>
        <table:table-column table:style-name="co1" table:number-columns-repeated="4" table:default-cell-style-name="ce40"/>
        <table:table-column table:style-name="co1" table:number-columns-repeated="2" table:default-cell-style-name="ce42"/>
        <table:table-column table:style-name="co1" table:default-cell-style-name="ce44"/>
        <table:table-row table:style-name="ro1">
          <table:table-cell table:style-name="Default" table:number-columns-repeated="9"/>
        </table:table-row>
        <table:table-row table:style-name="ro2">
          <table:table-cell table:style-name="ce31" office:value-type="string" calcext:value-type="string">
            <text:p>UntouchedTop</text:p>
          </table:table-cell>
          <table:table-cell table:style-name="ce34" office:value-type="float" office:value="0" calcext:value-type="float">
            <text:p>0</text:p>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row>
        <table:table-row table:style-name="ro2">
          <table:table-cell table:style-name="ce32" office:value-type="float" office:value="0" calcext:value-type="float">
            <text:p>0</text:p>
          </table:table-cell>
          <table:table-cell table:style-name="ce35" office:value-type="float" office:value="22.6153" calcext:value-type="float">
            <text:p>22,6153</text:p>
          </table:table-cell>
          <table:table-cell table:style-name="ce39" office:value-type="float" office:value="23.7684" calcext:value-type="float">
            <text:p>23,7684</text:p>
          </table:table-cell>
          <table:table-cell table:style-name="ce39" office:value-type="float" office:value="22.4056" calcext:value-type="float">
            <text:p>22,4056</text:p>
          </table:table-cell>
          <table:table-cell table:style-name="ce39" office:value-type="float" office:value="20.9851" calcext:value-type="float">
            <text:p>20,9851</text:p>
          </table:table-cell>
          <table:table-cell table:style-name="ce39" office:value-type="float" office:value="22.5819" calcext:value-type="float">
            <text:p>22,5819</text:p>
          </table:table-cell>
          <table:table-cell table:style-name="ce39" office:value-type="float" office:value="22.8871" calcext:value-type="float">
            <text:p>22,8871</text:p>
          </table:table-cell>
          <table:table-cell table:style-name="ce39" office:value-type="float" office:value="23.0204" calcext:value-type="float">
            <text:p>23,0204</text:p>
          </table:table-cell>
          <table:table-cell table:style-name="ce43" office:value-type="float" office:value="22.5843" calcext:value-type="float">
            <text:p>22,5843</text:p>
          </table:table-cell>
        </table:table-row>
        <table:table-row table:style-name="ro2">
          <table:table-cell office:value-type="float" office:value="1" calcext:value-type="float">
            <text:p>1</text:p>
          </table:table-cell>
          <table:table-cell office:value-type="float" office:value="21.7643" calcext:value-type="float">
            <text:p>21,7643</text:p>
          </table:table-cell>
          <table:table-cell office:value-type="float" office:value="21.7715" calcext:value-type="float">
            <text:p>21,7715</text:p>
          </table:table-cell>
          <table:table-cell office:value-type="float" office:value="21.2544" calcext:value-type="float">
            <text:p>21,2544</text:p>
          </table:table-cell>
          <table:table-cell office:value-type="float" office:value="20.8751" calcext:value-type="float">
            <text:p>20,8751</text:p>
          </table:table-cell>
          <table:table-cell office:value-type="float" office:value="22.1426" calcext:value-type="float">
            <text:p>22,1426</text:p>
          </table:table-cell>
          <table:table-cell table:style-name="ce40" office:value-type="float" office:value="21.7659" calcext:value-type="float">
            <text:p>21,7659</text:p>
          </table:table-cell>
          <table:table-cell table:style-name="ce40" office:value-type="float" office:value="22.8559" calcext:value-type="float">
            <text:p>22,8559</text:p>
          </table:table-cell>
          <table:table-cell/>
        </table:table-row>
        <table:table-row table:style-name="ro2">
          <table:table-cell office:value-type="float" office:value="2" calcext:value-type="float">
            <text:p>2</text:p>
          </table:table-cell>
          <table:table-cell office:value-type="float" office:value="21.3756" calcext:value-type="float">
            <text:p>21,3756</text:p>
          </table:table-cell>
          <table:table-cell office:value-type="float" office:value="20.7421" calcext:value-type="float">
            <text:p>20,7421</text:p>
          </table:table-cell>
          <table:table-cell office:value-type="float" office:value="20.4606" calcext:value-type="float">
            <text:p>20,4606</text:p>
          </table:table-cell>
          <table:table-cell office:value-type="float" office:value="23.9963" calcext:value-type="float">
            <text:p>23,9963</text:p>
          </table:table-cell>
          <table:table-cell office:value-type="float" office:value="22.8179" calcext:value-type="float">
            <text:p>22,8179</text:p>
          </table:table-cell>
          <table:table-cell table:style-name="ce40" office:value-type="float" office:value="24.3743" calcext:value-type="float">
            <text:p>24,3743</text:p>
          </table:table-cell>
          <table:table-cell table:number-columns-repeated="2"/>
        </table:table-row>
        <table:table-row table:style-name="ro2">
          <table:table-cell office:value-type="float" office:value="3" calcext:value-type="float">
            <text:p>3</text:p>
          </table:table-cell>
          <table:table-cell office:value-type="float" office:value="20.7016" calcext:value-type="float">
            <text:p>20,7016</text:p>
          </table:table-cell>
          <table:table-cell office:value-type="float" office:value="21.4707" calcext:value-type="float">
            <text:p>21,4707</text:p>
          </table:table-cell>
          <table:table-cell office:value-type="float" office:value="22.0923" calcext:value-type="float">
            <text:p>22,0923</text:p>
          </table:table-cell>
          <table:table-cell office:value-type="float" office:value="23.5535" calcext:value-type="float">
            <text:p>23,5535</text:p>
          </table:table-cell>
          <table:table-cell office:value-type="float" office:value="23.1494" calcext:value-type="float">
            <text:p>23,1494</text:p>
          </table:table-cell>
          <table:table-cell table:number-columns-repeated="3"/>
        </table:table-row>
        <table:table-row table:style-name="ro2">
          <table:table-cell office:value-type="float" office:value="4" calcext:value-type="float">
            <text:p>4</text:p>
          </table:table-cell>
          <table:table-cell office:value-type="float" office:value="22.5236" calcext:value-type="float">
            <text:p>22,5236</text:p>
          </table:table-cell>
          <table:table-cell office:value-type="float" office:value="22.962" calcext:value-type="float">
            <text:p>22,962</text:p>
          </table:table-cell>
          <table:table-cell office:value-type="float" office:value="21.6144" calcext:value-type="float">
            <text:p>21,6144</text:p>
          </table:table-cell>
          <table:table-cell office:value-type="float" office:value="23.0843" calcext:value-type="float">
            <text:p>23,0843</text:p>
          </table:table-cell>
          <table:table-cell table:style-name="ce42"/>
          <table:table-cell table:number-columns-repeated="3"/>
        </table:table-row>
        <table:table-row table:style-name="ro2">
          <table:table-cell office:value-type="float" office:value="5" calcext:value-type="float">
            <text:p>5</text:p>
          </table:table-cell>
          <table:table-cell office:value-type="float" office:value="22.5269" calcext:value-type="float">
            <text:p>22,5269</text:p>
          </table:table-cell>
          <table:table-cell office:value-type="float" office:value="23.3523" calcext:value-type="float">
            <text:p>23,3523</text:p>
          </table:table-cell>
          <table:table-cell office:value-type="float" office:value="22.9822" calcext:value-type="float">
            <text:p>22,9822</text:p>
          </table:table-cell>
          <table:table-cell table:style-name="ce42" table:number-columns-repeated="2"/>
          <table:table-cell table:number-columns-repeated="3"/>
        </table:table-row>
        <table:table-row table:style-name="ro2">
          <table:table-cell office:value-type="float" office:value="6" calcext:value-type="float">
            <text:p>6</text:p>
          </table:table-cell>
          <table:table-cell office:value-type="float" office:value="22.786" calcext:value-type="float">
            <text:p>22,786</text:p>
          </table:table-cell>
          <table:table-cell office:value-type="float" office:value="20.3096" calcext:value-type="float">
            <text:p>20,3096</text:p>
          </table:table-cell>
          <table:table-cell table:style-name="ce42" table:number-columns-repeated="3"/>
          <table:table-cell table:number-columns-repeated="3"/>
        </table:table-row>
        <table:table-row table:style-name="ro2">
          <table:table-cell office:value-type="float" office:value="7" calcext:value-type="float">
            <text:p>7</text:p>
          </table:table-cell>
          <table:table-cell table:style-name="ce37" office:value-type="float" office:value="21.1453" calcext:value-type="float">
            <text:p>21,1453</text:p>
          </table:table-cell>
          <table:table-cell table:style-name="ce41" table:number-columns-repeated="6"/>
          <table:table-cell table:style-name="ce45"/>
        </table:table-row>
        <calcext:conditional-formats>
          <calcext:conditional-format calcext:target-range-address="'Pivot Table_RandomizedRankingEnds_1'.B3:'Pivot Table_RandomizedRankingEnds_1'.I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07:20:29.7866924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Value" style:data-style-name="N0"/>
    <style:style style:name="ce11" style:family="table-cell" style:parent-style-name="Pivot_20_Table_20_Value" style:data-style-name="N0">
      <style:table-cell-properties fo:border-bottom="0.99pt solid #000000" fo:border-left="none" fo:border-right="none" fo:border-top="none"/>
    </style:style>
    <style:style style:name="ce12" style:family="table-cell" style:parent-style-name="Pivot_20_Table_20_Value" style:data-style-name="N0">
      <style:table-cell-properties fo:border-bottom="none" fo:border-left="none" fo:border-right="0.99pt solid #000000" fo:border-top="0.99pt solid #000000"/>
    </style:style>
    <style:style style:name="ce13" style:family="table-cell" style:parent-style-name="Pivot_20_Table_20_Value" style:data-style-name="N0">
      <style:table-cell-properties fo:border-bottom="none" fo:border-left="none" fo:border-right="0.99pt solid #000000" fo:border-top="none"/>
    </style:style>
    <style:style style:name="ce14" style:family="table-cell" style:parent-style-name="Pivot_20_Table_20_Value">
      <style:table-cell-properties fo:border-bottom="0.99pt solid #000000" fo:border-left="none" fo:border-right="0.99pt solid #000000" fo:border-top="none"/>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Category" style:data-style-name="N0">
      <style:table-cell-properties fo:border-bottom="0.99pt solid #000000" fo:border-left="0.99pt solid #000000" fo:border-right="none" fo:border-top="none"/>
    </style:style>
    <style:style style:name="ce5" style:family="table-cell" style:parent-style-name="Pivot_20_Table_20_Value" style:data-style-name="N0">
      <style:table-cell-properties fo:border-bottom="none" fo:border-left="0.99pt solid #000000" fo:border-right="none" fo:border-top="0.99pt solid #000000"/>
    </style:style>
    <style:style style:name="ce6" style:family="table-cell" style:parent-style-name="Pivot_20_Table_20_Value" style:data-style-name="N0">
      <style:table-cell-properties fo:border-bottom="none" fo:border-left="0.99pt solid #000000" fo:border-right="none" fo:border-top="none"/>
    </style:style>
    <style:style style:name="ce7" style:family="table-cell" style:parent-style-name="Pivot_20_Table_20_Value" style:data-style-name="N0">
      <style:table-cell-properties fo:border-bottom="0.99pt solid #000000" fo:border-left="0.99pt solid #000000" fo:border-right="none" fo:border-top="none"/>
    </style:style>
    <style:style style:name="ce8" style:family="table-cell" style:parent-style-name="Pivot_20_Table_20_Category" style:data-style-name="N0">
      <style:table-cell-properties fo:border-bottom="0.99pt solid #000000" fo:border-left="none" fo:border-right="none" fo:border-top="none"/>
    </style:style>
    <style:style style:name="ce9" style:family="table-cell" style:parent-style-name="Pivot_20_Table_20_Value" style:data-style-name="N0">
      <style:table-cell-properties fo:border-bottom="none" fo:border-left="none" fo:border-right="none" fo:border-top="0.99pt solid #000000"/>
    </style:style>
    <style:style style:name="ce29" style:family="table-cell" style:parent-style-name="Pivot_20_Table_20_Field">
      <style:table-cell-properties fo:border-bottom="0.99pt solid #000000" fo:border-left="2.01pt solid #000000" fo:border-right="0.99pt solid #000000" fo:border-top="0.99pt solid #000000"/>
    </style:style>
    <style:style style:name="ce30" style:family="table-cell" style:parent-style-name="Pivot_20_Table_20_Category" style:data-style-name="N0">
      <style:table-cell-properties fo:border-bottom="none" fo:border-left="2.01pt solid #000000" fo:border-right="0.99pt solid #000000" fo:border-top="0.99pt solid #000000"/>
    </style:style>
    <style:style style:name="ce31" style:family="table-cell" style:parent-style-name="Pivot_20_Table_20_Category" style:data-style-name="N0">
      <style:table-cell-properties fo:border-bottom="none" fo:border-left="2.01pt solid #000000" fo:border-right="0.99pt solid #000000" fo:border-top="none"/>
    </style:style>
    <style:style style:name="ce32" style:family="table-cell" style:parent-style-name="Pivot_20_Table_20_Category" style:data-style-name="N0">
      <style:table-cell-properties fo:border-bottom="0.99pt solid #000000" fo:border-left="0.99pt solid #000000" fo:border-right="none" fo:border-top="none"/>
    </style:style>
    <style:style style:name="ce33" style:family="table-cell" style:parent-style-name="Pivot_20_Table_20_Value" style:data-style-name="N0">
      <style:table-cell-properties fo:border-bottom="none" fo:border-left="0.99pt solid #000000" fo:border-right="none" fo:border-top="0.99pt solid #000000"/>
    </style:style>
    <style:style style:name="ce34" style:family="table-cell" style:parent-style-name="Pivot_20_Table_20_Value" style:data-style-name="N0">
      <style:table-cell-properties fo:border-bottom="none" fo:border-left="0.99pt solid #000000" fo:border-right="none" fo:border-top="none"/>
    </style:style>
    <style:style style:name="ce35" style:family="table-cell" style:parent-style-name="Pivot_20_Table_20_Value" style:data-style-name="N0">
      <style:table-cell-properties fo:border-bottom="0.99pt solid #000000" fo:border-left="0.99pt solid #000000" fo:border-right="none" fo:border-top="none"/>
    </style:style>
    <style:style style:name="ce36" style:family="table-cell" style:parent-style-name="Pivot_20_Table_20_Category" style:data-style-name="N0">
      <style:table-cell-properties fo:border-bottom="0.99pt solid #000000" fo:border-left="none" fo:border-right="none" fo:border-top="none"/>
    </style:style>
    <style:style style:name="ce37" style:family="table-cell" style:parent-style-name="Pivot_20_Table_20_Value" style:data-style-name="N0">
      <style:table-cell-properties fo:border-bottom="none" fo:border-left="none" fo:border-right="none" fo:border-top="0.99pt solid #000000"/>
    </style:style>
    <style:style style:name="ce38" style:family="table-cell" style:parent-style-name="Pivot_20_Table_20_Value" style:data-style-name="N0"/>
    <style:style style:name="ce39" style:family="table-cell" style:parent-style-name="Pivot_20_Table_20_Value" style:data-style-name="N0">
      <style:table-cell-properties fo:border-bottom="0.99pt solid #000000" fo:border-left="none" fo:border-right="none" fo:border-top="none"/>
    </style:style>
    <style:style style:name="ce40" style:family="table-cell" style:parent-style-name="Pivot_20_Table_20_Value" style:data-style-name="N0">
      <style:table-cell-properties fo:border-bottom="none" fo:border-left="none" fo:border-right="0.99pt solid #000000" fo:border-top="0.99pt solid #000000"/>
    </style:style>
    <style:style style:name="ce41" style:family="table-cell" style:parent-style-name="Pivot_20_Table_20_Value" style:data-style-name="N0">
      <style:table-cell-properties fo:border-bottom="none" fo:border-left="none" fo:border-right="0.99pt solid #000000" fo:border-top="none"/>
    </style:style>
    <style:style style:name="ce42" style:family="table-cell" style:parent-style-name="Pivot_20_Table_20_Value">
      <style:table-cell-properties fo:border-bottom="0.99pt solid #000000" fo:border-left="none" fo:border-right="0.99pt solid #000000" fo:border-top="none"/>
    </style:style>
  </office:automatic-styles>
  <office:body>
    <office:spreadsheet>
      <table:calculation-settings table:automatic-find-labels="false" table:use-regular-expressions="false" table:use-wildcards="true"/>
      <table:table table:name="Pivot Table_RandomizedRankingSelection_1" table:style-name="ta1">
        <table:table-column table:style-name="co1" table:default-cell-style-name="ce31"/>
        <table:table-column table:style-name="co1" table:default-cell-style-name="ce34"/>
        <table:table-column table:style-name="co1" table:number-columns-repeated="7" table:default-cell-style-name="ce38"/>
        <table:table-column table:style-name="co1" table:default-cell-style-name="ce41"/>
        <table:table-row table:style-name="ro1">
          <table:table-cell table:style-name="Default" table:number-columns-repeated="10"/>
        </table:table-row>
        <table:table-row table:style-name="ro2">
          <table:table-cell table:style-name="ce29" office:value-type="string" calcext:value-type="string">
            <text:p>UntouchedTop</text:p>
          </table:table-cell>
          <table:table-cell table:style-name="ce32" office:value-type="float" office:value="0" calcext:value-type="float">
            <text:p>0</text:p>
          </table:table-cell>
          <table:table-cell table:style-name="ce36" office:value-type="float" office:value="1" calcext:value-type="float">
            <text:p>1</text:p>
          </table:table-cell>
          <table:table-cell table:style-name="ce36" office:value-type="float" office:value="2" calcext:value-type="float">
            <text:p>2</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office:value-type="float" office:value="5" calcext:value-type="float">
            <text:p>5</text:p>
          </table:table-cell>
          <table:table-cell table:style-name="ce36" office:value-type="float" office:value="6" calcext:value-type="float">
            <text:p>6</text:p>
          </table:table-cell>
          <table:table-cell table:style-name="ce36" office:value-type="float" office:value="7" calcext:value-type="float">
            <text:p>7</text:p>
          </table:table-cell>
          <table:table-cell table:style-name="ce36" office:value-type="float" office:value="8" calcext:value-type="float">
            <text:p>8</text:p>
          </table:table-cell>
        </table:table-row>
        <table:table-row table:style-name="ro2">
          <table:table-cell table:style-name="ce30" office:value-type="float" office:value="0" calcext:value-type="float">
            <text:p>0</text:p>
          </table:table-cell>
          <table:table-cell table:style-name="ce33" office:value-type="float" office:value="-23.6393" calcext:value-type="float">
            <text:p>-23,6393</text:p>
          </table:table-cell>
          <table:table-cell table:style-name="ce37" office:value-type="float" office:value="1.43924" calcext:value-type="float">
            <text:p>1,43924</text:p>
          </table:table-cell>
          <table:table-cell table:style-name="ce37" office:value-type="float" office:value="8.41498" calcext:value-type="float">
            <text:p>8,41498</text:p>
          </table:table-cell>
          <table:table-cell table:style-name="ce37" office:value-type="float" office:value="9.94901" calcext:value-type="float">
            <text:p>9,94901</text:p>
          </table:table-cell>
          <table:table-cell table:style-name="ce37" office:value-type="float" office:value="8.15285" calcext:value-type="float">
            <text:p>8,15285</text:p>
          </table:table-cell>
          <table:table-cell table:style-name="ce37" office:value-type="float" office:value="22.8113" calcext:value-type="float">
            <text:p>22,8113</text:p>
          </table:table-cell>
          <table:table-cell table:style-name="ce37" office:value-type="float" office:value="25.2636" calcext:value-type="float">
            <text:p>25,2636</text:p>
          </table:table-cell>
          <table:table-cell table:style-name="ce37" office:value-type="float" office:value="25.5203" calcext:value-type="float">
            <text:p>25,5203</text:p>
          </table:table-cell>
          <table:table-cell table:style-name="ce40" office:value-type="float" office:value="24.4502" calcext:value-type="float">
            <text:p>24,4502</text:p>
          </table:table-cell>
        </table:table-row>
        <table:table-row table:style-name="ro2">
          <table:table-cell office:value-type="float" office:value="1" calcext:value-type="float">
            <text:p>1</text:p>
          </table:table-cell>
          <table:table-cell office:value-type="float" office:value="25.6094" calcext:value-type="float">
            <text:p>25,6094</text:p>
          </table:table-cell>
          <table:table-cell office:value-type="float" office:value="25.8982" calcext:value-type="float">
            <text:p>25,8982</text:p>
          </table:table-cell>
          <table:table-cell office:value-type="float" office:value="26.3411" calcext:value-type="float">
            <text:p>26,3411</text:p>
          </table:table-cell>
          <table:table-cell office:value-type="float" office:value="27.1226" calcext:value-type="float">
            <text:p>27,1226</text:p>
          </table:table-cell>
          <table:table-cell office:value-type="float" office:value="28.3919" calcext:value-type="float">
            <text:p>28,3919</text:p>
          </table:table-cell>
          <table:table-cell office:value-type="float" office:value="27.1906" calcext:value-type="float">
            <text:p>27,1906</text:p>
          </table:table-cell>
          <table:table-cell office:value-type="float" office:value="26.2383" calcext:value-type="float">
            <text:p>26,2383</text:p>
          </table:table-cell>
          <table:table-cell office:value-type="float" office:value="25.8667" calcext:value-type="float">
            <text:p>25,8667</text:p>
          </table:table-cell>
          <table:table-cell office:value-type="float" office:value="24.4968" calcext:value-type="float">
            <text:p>24,4968</text:p>
          </table:table-cell>
        </table:table-row>
        <table:table-row table:style-name="ro2">
          <table:table-cell office:value-type="float" office:value="2" calcext:value-type="float">
            <text:p>2</text:p>
          </table:table-cell>
          <table:table-cell office:value-type="float" office:value="25.6396" calcext:value-type="float">
            <text:p>25,6396</text:p>
          </table:table-cell>
          <table:table-cell office:value-type="float" office:value="25.6637" calcext:value-type="float">
            <text:p>25,6637</text:p>
          </table:table-cell>
          <table:table-cell office:value-type="float" office:value="25.6851" calcext:value-type="float">
            <text:p>25,6851</text:p>
          </table:table-cell>
          <table:table-cell office:value-type="float" office:value="26.0707" calcext:value-type="float">
            <text:p>26,0707</text:p>
          </table:table-cell>
          <table:table-cell office:value-type="float" office:value="26.8062" calcext:value-type="float">
            <text:p>26,8062</text:p>
          </table:table-cell>
          <table:table-cell office:value-type="float" office:value="25.7276" calcext:value-type="float">
            <text:p>25,7276</text:p>
          </table:table-cell>
          <table:table-cell office:value-type="float" office:value="25.537" calcext:value-type="float">
            <text:p>25,537</text:p>
          </table:table-cell>
          <table:table-cell office:value-type="float" office:value="24.9645" calcext:value-type="float">
            <text:p>24,9645</text:p>
          </table:table-cell>
          <table:table-cell office:value-type="float" office:value="24.4907" calcext:value-type="float">
            <text:p>24,4907</text:p>
          </table:table-cell>
        </table:table-row>
        <table:table-row table:style-name="ro2">
          <table:table-cell office:value-type="float" office:value="3" calcext:value-type="float">
            <text:p>3</text:p>
          </table:table-cell>
          <table:table-cell office:value-type="float" office:value="25.0527" calcext:value-type="float">
            <text:p>25,0527</text:p>
          </table:table-cell>
          <table:table-cell office:value-type="float" office:value="25.3012" calcext:value-type="float">
            <text:p>25,3012</text:p>
          </table:table-cell>
          <table:table-cell office:value-type="float" office:value="25.2443" calcext:value-type="float">
            <text:p>25,2443</text:p>
          </table:table-cell>
          <table:table-cell office:value-type="float" office:value="25.5463" calcext:value-type="float">
            <text:p>25,5463</text:p>
          </table:table-cell>
          <table:table-cell office:value-type="float" office:value="25.9886" calcext:value-type="float">
            <text:p>25,9886</text:p>
          </table:table-cell>
          <table:table-cell office:value-type="float" office:value="25.362" calcext:value-type="float">
            <text:p>25,362</text:p>
          </table:table-cell>
          <table:table-cell office:value-type="float" office:value="24.8076" calcext:value-type="float">
            <text:p>24,8076</text:p>
          </table:table-cell>
          <table:table-cell office:value-type="float" office:value="24.7423" calcext:value-type="float">
            <text:p>24,7423</text:p>
          </table:table-cell>
          <table:table-cell office:value-type="float" office:value="24.7922" calcext:value-type="float">
            <text:p>24,7922</text:p>
          </table:table-cell>
        </table:table-row>
        <table:table-row table:style-name="ro2">
          <table:table-cell office:value-type="float" office:value="4" calcext:value-type="float">
            <text:p>4</text:p>
          </table:table-cell>
          <table:table-cell table:style-name="ce35" office:value-type="float" office:value="24.5713" calcext:value-type="float">
            <text:p>24,5713</text:p>
          </table:table-cell>
          <table:table-cell table:style-name="ce39" office:value-type="float" office:value="24.6888" calcext:value-type="float">
            <text:p>24,6888</text:p>
          </table:table-cell>
          <table:table-cell table:style-name="ce39" office:value-type="float" office:value="24.6895" calcext:value-type="float">
            <text:p>24,6895</text:p>
          </table:table-cell>
          <table:table-cell table:style-name="ce39" office:value-type="float" office:value="24.6063" calcext:value-type="float">
            <text:p>24,6063</text:p>
          </table:table-cell>
          <table:table-cell table:style-name="ce39" office:value-type="float" office:value="24.6164" calcext:value-type="float">
            <text:p>24,6164</text:p>
          </table:table-cell>
          <table:table-cell table:style-name="ce39" office:value-type="float" office:value="24.5998" calcext:value-type="float">
            <text:p>24,5998</text:p>
          </table:table-cell>
          <table:table-cell table:style-name="ce39" office:value-type="float" office:value="24.5989" calcext:value-type="float">
            <text:p>24,5989</text:p>
          </table:table-cell>
          <table:table-cell table:style-name="ce39" office:value-type="float" office:value="24.7914" calcext:value-type="float">
            <text:p>24,7914</text:p>
          </table:table-cell>
          <table:table-cell table:style-name="ce42"/>
        </table:table-row>
        <calcext:conditional-formats>
          <calcext:conditional-format calcext:target-range-address="'Pivot Table_RandomizedRankingSelection_1'.B3:'Pivot Table_RandomizedRankingSelection_1'.J7">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0:59:18.2867149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Value" style:data-style-name="N0"/>
    <style:style style:name="ce11" style:family="table-cell" style:parent-style-name="Pivot_20_Table_20_Value">
      <style:table-cell-properties fo:border-bottom="0.99pt solid #000000" fo:border-left="none" fo:border-right="none" fo:border-top="none"/>
    </style:style>
    <style:style style:name="ce12" style:family="table-cell" style:parent-style-name="Pivot_20_Table_20_Value"/>
    <style:style style:name="ce13" style:family="table-cell" style:parent-style-name="Pivot_20_Table_20_Value" style:data-style-name="N0">
      <style:table-cell-properties fo:border-bottom="none" fo:border-left="none" fo:border-right="0.99pt solid #000000" fo:border-top="0.99pt solid #000000"/>
    </style:style>
    <style:style style:name="ce14" style:family="table-cell" style:parent-style-name="Pivot_20_Table_20_Value">
      <style:table-cell-properties fo:border-bottom="none" fo:border-left="none" fo:border-right="0.99pt solid #000000" fo:border-top="none"/>
    </style:style>
    <style:style style:name="ce15" style:family="table-cell" style:parent-style-name="Pivot_20_Table_20_Value">
      <style:table-cell-properties fo:border-bottom="0.99pt solid #000000" fo:border-left="none" fo:border-right="0.99pt solid #000000" fo:border-top="none"/>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Category" style:data-style-name="N0">
      <style:table-cell-properties fo:border-bottom="0.99pt solid #000000" fo:border-left="0.99pt solid #000000" fo:border-right="none" fo:border-top="none"/>
    </style:style>
    <style:style style:name="ce5" style:family="table-cell" style:parent-style-name="Pivot_20_Table_20_Value" style:data-style-name="N0">
      <style:table-cell-properties fo:border-bottom="none" fo:border-left="0.99pt solid #000000" fo:border-right="none" fo:border-top="0.99pt solid #000000"/>
    </style:style>
    <style:style style:name="ce6" style:family="table-cell" style:parent-style-name="Pivot_20_Table_20_Value" style:data-style-name="N0">
      <style:table-cell-properties fo:border-bottom="none" fo:border-left="0.99pt solid #000000" fo:border-right="none" fo:border-top="none"/>
    </style:style>
    <style:style style:name="ce7" style:family="table-cell" style:parent-style-name="Pivot_20_Table_20_Value" style:data-style-name="N0">
      <style:table-cell-properties fo:border-bottom="0.99pt solid #000000" fo:border-left="0.99pt solid #000000" fo:border-right="none" fo:border-top="none"/>
    </style:style>
    <style:style style:name="ce8" style:family="table-cell" style:parent-style-name="Pivot_20_Table_20_Category" style:data-style-name="N0">
      <style:table-cell-properties fo:border-bottom="0.99pt solid #000000" fo:border-left="none" fo:border-right="none" fo:border-top="none"/>
    </style:style>
    <style:style style:name="ce9" style:family="table-cell" style:parent-style-name="Pivot_20_Table_20_Value" style:data-style-name="N0">
      <style:table-cell-properties fo:border-bottom="none" fo:border-left="none" fo:border-right="none" fo:border-top="0.99pt solid #000000"/>
    </style:style>
    <style:style style:name="ce31" style:family="table-cell" style:parent-style-name="Pivot_20_Table_20_Field">
      <style:table-cell-properties fo:border-bottom="0.99pt solid #000000" fo:border-left="2.01pt solid #000000" fo:border-right="0.99pt solid #000000" fo:border-top="0.99pt solid #000000"/>
    </style:style>
    <style:style style:name="ce32" style:family="table-cell" style:parent-style-name="Pivot_20_Table_20_Category" style:data-style-name="N0">
      <style:table-cell-properties fo:border-bottom="none" fo:border-left="2.01pt solid #000000" fo:border-right="0.99pt solid #000000" fo:border-top="0.99pt solid #000000"/>
    </style:style>
    <style:style style:name="ce33" style:family="table-cell" style:parent-style-name="Pivot_20_Table_20_Category" style:data-style-name="N0">
      <style:table-cell-properties fo:border-bottom="none" fo:border-left="2.01pt solid #000000" fo:border-right="0.99pt solid #000000" fo:border-top="none"/>
    </style:style>
    <style:style style:name="ce34" style:family="table-cell" style:parent-style-name="Pivot_20_Table_20_Category" style:data-style-name="N0">
      <style:table-cell-properties fo:border-bottom="0.99pt solid #000000" fo:border-left="0.99pt solid #000000" fo:border-right="none" fo:border-top="none"/>
    </style:style>
    <style:style style:name="ce35" style:family="table-cell" style:parent-style-name="Pivot_20_Table_20_Value" style:data-style-name="N0">
      <style:table-cell-properties fo:border-bottom="none" fo:border-left="0.99pt solid #000000" fo:border-right="none" fo:border-top="0.99pt solid #000000"/>
    </style:style>
    <style:style style:name="ce36" style:family="table-cell" style:parent-style-name="Pivot_20_Table_20_Value" style:data-style-name="N0">
      <style:table-cell-properties fo:border-bottom="none" fo:border-left="0.99pt solid #000000" fo:border-right="none" fo:border-top="none"/>
    </style:style>
    <style:style style:name="ce37" style:family="table-cell" style:parent-style-name="Pivot_20_Table_20_Value" style:data-style-name="N0">
      <style:table-cell-properties fo:border-bottom="0.99pt solid #000000" fo:border-left="0.99pt solid #000000" fo:border-right="none" fo:border-top="none"/>
    </style:style>
    <style:style style:name="ce38" style:family="table-cell" style:parent-style-name="Pivot_20_Table_20_Category" style:data-style-name="N0">
      <style:table-cell-properties fo:border-bottom="0.99pt solid #000000" fo:border-left="none" fo:border-right="none" fo:border-top="none"/>
    </style:style>
    <style:style style:name="ce39" style:family="table-cell" style:parent-style-name="Pivot_20_Table_20_Value" style:data-style-name="N0">
      <style:table-cell-properties fo:border-bottom="none" fo:border-left="none" fo:border-right="none" fo:border-top="0.99pt solid #000000"/>
    </style:style>
    <style:style style:name="ce40" style:family="table-cell" style:parent-style-name="Pivot_20_Table_20_Value" style:data-style-name="N0"/>
    <style:style style:name="ce41" style:family="table-cell" style:parent-style-name="Pivot_20_Table_20_Value">
      <style:table-cell-properties fo:border-bottom="0.99pt solid #000000" fo:border-left="none" fo:border-right="none" fo:border-top="none"/>
    </style:style>
    <style:style style:name="ce42" style:family="table-cell" style:parent-style-name="Pivot_20_Table_20_Value"/>
    <style:style style:name="ce43" style:family="table-cell" style:parent-style-name="Pivot_20_Table_20_Value" style:data-style-name="N0">
      <style:table-cell-properties fo:border-bottom="none" fo:border-left="none" fo:border-right="0.99pt solid #000000" fo:border-top="0.99pt solid #000000"/>
    </style:style>
    <style:style style:name="ce44" style:family="table-cell" style:parent-style-name="Pivot_20_Table_20_Value">
      <style:table-cell-properties fo:border-bottom="none" fo:border-left="none" fo:border-right="0.99pt solid #000000" fo:border-top="none"/>
    </style:style>
    <style:style style:name="ce45" style:family="table-cell" style:parent-style-name="Pivot_20_Table_20_Value">
      <style:table-cell-properties fo:border-bottom="0.99pt solid #000000" fo:border-left="none" fo:border-right="0.99pt solid #000000" fo:border-top="none"/>
    </style:style>
  </office:automatic-styles>
  <office:body>
    <office:spreadsheet>
      <table:calculation-settings table:automatic-find-labels="false" table:use-regular-expressions="false" table:use-wildcards="true"/>
      <table:table table:name="Pivot Table_RandomizedRankingCrossover_1" table:style-name="ta1">
        <table:table-column table:style-name="co1" table:default-cell-style-name="ce33"/>
        <table:table-column table:style-name="co1" table:default-cell-style-name="ce36"/>
        <table:table-column table:style-name="co1" table:number-columns-repeated="4" table:default-cell-style-name="ce40"/>
        <table:table-column table:style-name="co1" table:number-columns-repeated="2" table:default-cell-style-name="ce42"/>
        <table:table-column table:style-name="co1" table:default-cell-style-name="ce44"/>
        <table:table-row table:style-name="ro1">
          <table:table-cell table:style-name="Default" table:number-columns-repeated="9"/>
        </table:table-row>
        <table:table-row table:style-name="ro2">
          <table:table-cell table:style-name="ce31" office:value-type="string" calcext:value-type="string">
            <text:p>UntouchedTop</text:p>
          </table:table-cell>
          <table:table-cell table:style-name="ce34" office:value-type="float" office:value="0" calcext:value-type="float">
            <text:p>0</text:p>
          </table:table-cell>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row>
        <table:table-row table:style-name="ro2">
          <table:table-cell table:style-name="ce32" office:value-type="float" office:value="0" calcext:value-type="float">
            <text:p>0</text:p>
          </table:table-cell>
          <table:table-cell table:style-name="ce35" office:value-type="float" office:value="16.8724" calcext:value-type="float">
            <text:p>16,8724</text:p>
          </table:table-cell>
          <table:table-cell table:style-name="ce39" office:value-type="float" office:value="16.7655" calcext:value-type="float">
            <text:p>16,7655</text:p>
          </table:table-cell>
          <table:table-cell table:style-name="ce39" office:value-type="float" office:value="16.6054" calcext:value-type="float">
            <text:p>16,6054</text:p>
          </table:table-cell>
          <table:table-cell table:style-name="ce39" office:value-type="float" office:value="16.3465" calcext:value-type="float">
            <text:p>16,3465</text:p>
          </table:table-cell>
          <table:table-cell table:style-name="ce39" office:value-type="float" office:value="16.5058" calcext:value-type="float">
            <text:p>16,5058</text:p>
          </table:table-cell>
          <table:table-cell table:style-name="ce39" office:value-type="float" office:value="16.9696" calcext:value-type="float">
            <text:p>16,9696</text:p>
          </table:table-cell>
          <table:table-cell table:style-name="ce39" office:value-type="float" office:value="16.8627" calcext:value-type="float">
            <text:p>16,8627</text:p>
          </table:table-cell>
          <table:table-cell table:style-name="ce43" office:value-type="float" office:value="17.0103" calcext:value-type="float">
            <text:p>17,0103</text:p>
          </table:table-cell>
        </table:table-row>
        <table:table-row table:style-name="ro2">
          <table:table-cell office:value-type="float" office:value="1" calcext:value-type="float">
            <text:p>1</text:p>
          </table:table-cell>
          <table:table-cell office:value-type="float" office:value="17.0845" calcext:value-type="float">
            <text:p>17,0845</text:p>
          </table:table-cell>
          <table:table-cell office:value-type="float" office:value="17.3125" calcext:value-type="float">
            <text:p>17,3125</text:p>
          </table:table-cell>
          <table:table-cell office:value-type="float" office:value="17.2891" calcext:value-type="float">
            <text:p>17,2891</text:p>
          </table:table-cell>
          <table:table-cell office:value-type="float" office:value="17.3124" calcext:value-type="float">
            <text:p>17,3124</text:p>
          </table:table-cell>
          <table:table-cell office:value-type="float" office:value="17.432" calcext:value-type="float">
            <text:p>17,432</text:p>
          </table:table-cell>
          <table:table-cell table:style-name="ce40" office:value-type="float" office:value="17.198" calcext:value-type="float">
            <text:p>17,198</text:p>
          </table:table-cell>
          <table:table-cell table:style-name="ce40" office:value-type="float" office:value="17.4387" calcext:value-type="float">
            <text:p>17,4387</text:p>
          </table:table-cell>
          <table:table-cell/>
        </table:table-row>
        <table:table-row table:style-name="ro2">
          <table:table-cell office:value-type="float" office:value="2" calcext:value-type="float">
            <text:p>2</text:p>
          </table:table-cell>
          <table:table-cell office:value-type="float" office:value="17.2059" calcext:value-type="float">
            <text:p>17,2059</text:p>
          </table:table-cell>
          <table:table-cell office:value-type="float" office:value="17.336" calcext:value-type="float">
            <text:p>17,336</text:p>
          </table:table-cell>
          <table:table-cell office:value-type="float" office:value="17.2009" calcext:value-type="float">
            <text:p>17,2009</text:p>
          </table:table-cell>
          <table:table-cell office:value-type="float" office:value="17.4474" calcext:value-type="float">
            <text:p>17,4474</text:p>
          </table:table-cell>
          <table:table-cell office:value-type="float" office:value="17.2881" calcext:value-type="float">
            <text:p>17,2881</text:p>
          </table:table-cell>
          <table:table-cell table:style-name="ce40" office:value-type="float" office:value="17.369" calcext:value-type="float">
            <text:p>17,369</text:p>
          </table:table-cell>
          <table:table-cell table:number-columns-repeated="2"/>
        </table:table-row>
        <table:table-row table:style-name="ro2">
          <table:table-cell office:value-type="float" office:value="3" calcext:value-type="float">
            <text:p>3</text:p>
          </table:table-cell>
          <table:table-cell office:value-type="float" office:value="17.3652" calcext:value-type="float">
            <text:p>17,3652</text:p>
          </table:table-cell>
          <table:table-cell office:value-type="float" office:value="17.3538" calcext:value-type="float">
            <text:p>17,3538</text:p>
          </table:table-cell>
          <table:table-cell office:value-type="float" office:value="17.2447" calcext:value-type="float">
            <text:p>17,2447</text:p>
          </table:table-cell>
          <table:table-cell office:value-type="float" office:value="17.4263" calcext:value-type="float">
            <text:p>17,4263</text:p>
          </table:table-cell>
          <table:table-cell office:value-type="float" office:value="17.4516" calcext:value-type="float">
            <text:p>17,4516</text:p>
          </table:table-cell>
          <table:table-cell table:number-columns-repeated="3"/>
        </table:table-row>
        <table:table-row table:style-name="ro2">
          <table:table-cell office:value-type="float" office:value="4" calcext:value-type="float">
            <text:p>4</text:p>
          </table:table-cell>
          <table:table-cell office:value-type="float" office:value="17.2763" calcext:value-type="float">
            <text:p>17,2763</text:p>
          </table:table-cell>
          <table:table-cell office:value-type="float" office:value="17.2907" calcext:value-type="float">
            <text:p>17,2907</text:p>
          </table:table-cell>
          <table:table-cell office:value-type="float" office:value="17.3182" calcext:value-type="float">
            <text:p>17,3182</text:p>
          </table:table-cell>
          <table:table-cell office:value-type="float" office:value="17.5206" calcext:value-type="float">
            <text:p>17,5206</text:p>
          </table:table-cell>
          <table:table-cell table:style-name="ce42"/>
          <table:table-cell table:number-columns-repeated="3"/>
        </table:table-row>
        <table:table-row table:style-name="ro2">
          <table:table-cell office:value-type="float" office:value="5" calcext:value-type="float">
            <text:p>5</text:p>
          </table:table-cell>
          <table:table-cell office:value-type="float" office:value="17.3053" calcext:value-type="float">
            <text:p>17,3053</text:p>
          </table:table-cell>
          <table:table-cell office:value-type="float" office:value="17.2944" calcext:value-type="float">
            <text:p>17,2944</text:p>
          </table:table-cell>
          <table:table-cell office:value-type="float" office:value="17.3769" calcext:value-type="float">
            <text:p>17,3769</text:p>
          </table:table-cell>
          <table:table-cell table:style-name="ce42" table:number-columns-repeated="2"/>
          <table:table-cell table:number-columns-repeated="3"/>
        </table:table-row>
        <table:table-row table:style-name="ro2">
          <table:table-cell office:value-type="float" office:value="6" calcext:value-type="float">
            <text:p>6</text:p>
          </table:table-cell>
          <table:table-cell office:value-type="float" office:value="17.3935" calcext:value-type="float">
            <text:p>17,3935</text:p>
          </table:table-cell>
          <table:table-cell office:value-type="float" office:value="17.4395" calcext:value-type="float">
            <text:p>17,4395</text:p>
          </table:table-cell>
          <table:table-cell table:style-name="ce42" table:number-columns-repeated="3"/>
          <table:table-cell table:number-columns-repeated="3"/>
        </table:table-row>
        <table:table-row table:style-name="ro2">
          <table:table-cell office:value-type="float" office:value="7" calcext:value-type="float">
            <text:p>7</text:p>
          </table:table-cell>
          <table:table-cell table:style-name="ce37" office:value-type="float" office:value="17.4683" calcext:value-type="float">
            <text:p>17,4683</text:p>
          </table:table-cell>
          <table:table-cell table:style-name="ce41" table:number-columns-repeated="6"/>
          <table:table-cell table:style-name="ce45"/>
        </table:table-row>
        <calcext:conditional-formats>
          <calcext:conditional-format calcext:target-range-address="'Pivot Table_RandomizedRankingCrossover_1'.B3:'Pivot Table_RandomizedRankingCrossover_1'.I10">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Value" style:display-name="Pivot Table Value" style:family="table-cell" style:parent-style-name="Default"/>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3:08:31.392739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2cm" svg:height="9.007cm" xlink:href="." xlink:type="simple" chart:class="chart:scatter" chart:style-name="ch1">
        <chart:legend chart:legend-position="end" svg:x="14.258cm" svg:y="4.204cm" style:legend-expansion="high" chart:style-name="ch2"/>
        <chart:plot-area chart:style-name="ch3" chart:data-source-has-labels="both" svg:x="1.33cm" svg:y="0.18cm" svg:width="12.609cm" svg:height="7.666cm">
          <chartooo:coordinate-region svg:x="1.951cm" svg:y="0.379cm" svg:width="11.153cm" svg:height="6.82cm"/>
          <chart:axis chart:dimension="x" chart:name="primary-x" chart:style-name="ch4" chartooo:axis-type="auto">
            <chart:title svg:x="6.823cm" svg:y="8.026cm" chart:style-name="ch5">
              <text:p>CPU Ticks</text:p>
            </chart:title>
            <chart:categories table:cell-range-address="local-table.$A$2:.$A$20"/>
          </chart:axis>
          <chart:axis chart:dimension="y" chart:name="primary-y" chart:style-name="ch6">
            <chart:title svg:x="0.451cm" svg:y="5.195cm" chart:style-name="ch7">
              <text:p>% improvement</text:p>
            </chart:title>
            <chart:grid chart:style-name="ch8" chart:class="major"/>
          </chart:axis>
          <chart:series chart:style-name="ch9" chart:values-cell-range-address="local-table.$C$2:.$C$20" chart:label-cell-address="local-table.$C$1" chart:class="chart:scatter">
            <chart:domain table:cell-range-address="local-table.$B$2:.$B$20"/>
            <chart:data-point chart:repeated="1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ult</text:p>
              </table:table-cell>
            </table:table-row>
          </table:table-header-rows>
          <table:table-rows>
            <table:table-row>
              <table:table-cell office:value-type="string">
                <text:p>1</text:p>
              </table:table-cell>
              <table:table-cell office:value-type="float" office:value="200">
                <text:p>200</text:p>
              </table:table-cell>
              <table:table-cell office:value-type="float" office:value="2.08778">
                <text:p>2.08778</text:p>
              </table:table-cell>
            </table:table-row>
            <table:table-row>
              <table:table-cell office:value-type="string">
                <text:p>2</text:p>
              </table:table-cell>
              <table:table-cell office:value-type="float" office:value="400">
                <text:p>400</text:p>
              </table:table-cell>
              <table:table-cell office:value-type="float" office:value="2.55845">
                <text:p>2.55845</text:p>
              </table:table-cell>
            </table:table-row>
            <table:table-row>
              <table:table-cell office:value-type="string">
                <text:p>3</text:p>
              </table:table-cell>
              <table:table-cell office:value-type="float" office:value="800">
                <text:p>800</text:p>
              </table:table-cell>
              <table:table-cell office:value-type="float" office:value="3.90828">
                <text:p>3.90828</text:p>
              </table:table-cell>
            </table:table-row>
            <table:table-row>
              <table:table-cell office:value-type="string">
                <text:p>4</text:p>
              </table:table-cell>
              <table:table-cell office:value-type="float" office:value="1600">
                <text:p>1600</text:p>
              </table:table-cell>
              <table:table-cell office:value-type="float" office:value="5.23931">
                <text:p>5.23931</text:p>
              </table:table-cell>
            </table:table-row>
            <table:table-row>
              <table:table-cell office:value-type="string">
                <text:p>5</text:p>
              </table:table-cell>
              <table:table-cell office:value-type="float" office:value="3200">
                <text:p>3200</text:p>
              </table:table-cell>
              <table:table-cell office:value-type="float" office:value="7.43001">
                <text:p>7.43001</text:p>
              </table:table-cell>
            </table:table-row>
            <table:table-row>
              <table:table-cell office:value-type="string">
                <text:p>6</text:p>
              </table:table-cell>
              <table:table-cell office:value-type="float" office:value="6400">
                <text:p>6400</text:p>
              </table:table-cell>
              <table:table-cell office:value-type="float" office:value="8.59508">
                <text:p>8.59508</text:p>
              </table:table-cell>
            </table:table-row>
            <table:table-row>
              <table:table-cell office:value-type="string">
                <text:p>7</text:p>
              </table:table-cell>
              <table:table-cell office:value-type="float" office:value="12800">
                <text:p>12800</text:p>
              </table:table-cell>
              <table:table-cell office:value-type="float" office:value="10.7036">
                <text:p>10.7036</text:p>
              </table:table-cell>
            </table:table-row>
            <table:table-row>
              <table:table-cell office:value-type="string">
                <text:p>8</text:p>
              </table:table-cell>
              <table:table-cell office:value-type="float" office:value="25600">
                <text:p>25600</text:p>
              </table:table-cell>
              <table:table-cell office:value-type="float" office:value="13.1013">
                <text:p>13.1013</text:p>
              </table:table-cell>
            </table:table-row>
            <table:table-row>
              <table:table-cell office:value-type="string">
                <text:p>9</text:p>
              </table:table-cell>
              <table:table-cell office:value-type="float" office:value="51200">
                <text:p>51200</text:p>
              </table:table-cell>
              <table:table-cell office:value-type="float" office:value="15.7673">
                <text:p>15.7673</text:p>
              </table:table-cell>
            </table:table-row>
            <table:table-row>
              <table:table-cell office:value-type="string">
                <text:p>10</text:p>
              </table:table-cell>
              <table:table-cell office:value-type="float" office:value="102400">
                <text:p>102400</text:p>
              </table:table-cell>
              <table:table-cell office:value-type="float" office:value="18.7091">
                <text:p>18.7091</text:p>
              </table:table-cell>
            </table:table-row>
            <table:table-row>
              <table:table-cell office:value-type="string">
                <text:p>11</text:p>
              </table:table-cell>
              <table:table-cell office:value-type="float" office:value="204800">
                <text:p>204800</text:p>
              </table:table-cell>
              <table:table-cell office:value-type="float" office:value="22.0045">
                <text:p>22.0045</text:p>
              </table:table-cell>
            </table:table-row>
            <table:table-row>
              <table:table-cell office:value-type="string">
                <text:p>12</text:p>
              </table:table-cell>
              <table:table-cell office:value-type="float" office:value="409600">
                <text:p>409600</text:p>
              </table:table-cell>
              <table:table-cell office:value-type="float" office:value="25.1818">
                <text:p>25.1818</text:p>
              </table:table-cell>
            </table:table-row>
            <table:table-row>
              <table:table-cell office:value-type="string">
                <text:p>13</text:p>
              </table:table-cell>
              <table:table-cell office:value-type="float" office:value="819200">
                <text:p>819200</text:p>
              </table:table-cell>
              <table:table-cell office:value-type="float" office:value="27.1644">
                <text:p>27.1644</text:p>
              </table:table-cell>
            </table:table-row>
            <table:table-row>
              <table:table-cell office:value-type="string">
                <text:p>14</text:p>
              </table:table-cell>
              <table:table-cell office:value-type="float" office:value="1638400">
                <text:p>1638400</text:p>
              </table:table-cell>
              <table:table-cell office:value-type="float" office:value="29.2535">
                <text:p>29.2535</text:p>
              </table:table-cell>
            </table:table-row>
            <table:table-row>
              <table:table-cell office:value-type="string">
                <text:p>15</text:p>
              </table:table-cell>
              <table:table-cell office:value-type="float" office:value="3276800">
                <text:p>3276800</text:p>
              </table:table-cell>
              <table:table-cell office:value-type="float" office:value="30.4631">
                <text:p>30.4631</text:p>
              </table:table-cell>
            </table:table-row>
            <table:table-row>
              <table:table-cell office:value-type="string">
                <text:p>16</text:p>
              </table:table-cell>
              <table:table-cell office:value-type="float" office:value="6553600">
                <text:p>6553600</text:p>
              </table:table-cell>
              <table:table-cell office:value-type="float" office:value="31.7952">
                <text:p>31.7952</text:p>
              </table:table-cell>
            </table:table-row>
            <table:table-row>
              <table:table-cell office:value-type="string">
                <text:p>17</text:p>
              </table:table-cell>
              <table:table-cell office:value-type="float" office:value="13107200">
                <text:p>13107200</text:p>
              </table:table-cell>
              <table:table-cell office:value-type="float" office:value="33.1213">
                <text:p>33.1213</text:p>
              </table:table-cell>
            </table:table-row>
            <table:table-row>
              <table:table-cell office:value-type="string">
                <text:p>18</text:p>
              </table:table-cell>
              <table:table-cell office:value-type="float" office:value="26214400">
                <text:p>26214400</text:p>
              </table:table-cell>
              <table:table-cell office:value-type="float" office:value="34.4007">
                <text:p>34.4007</text:p>
              </table:table-cell>
            </table:table-row>
            <table:table-row>
              <table:table-cell office:value-type="string">
                <text:p>19</text:p>
              </table:table-cell>
              <table:table-cell office:value-type="float" office:value="52428800">
                <text:p>52428800</text:p>
              </table:table-cell>
              <table:table-cell office:value-type="float" office:value="36.5884">
                <text:p>36.588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015cm" svg:height="8.917cm" xlink:href="." xlink:type="simple" chart:class="chart:scatter" chart:style-name="ch1">
        <chart:legend chart:legend-position="end" svg:x="14.281cm" svg:y="4.159cm" style:legend-expansion="high" chart:style-name="ch2"/>
        <chart:plot-area chart:style-name="ch3" chart:data-source-has-labels="both" svg:x="0.32cm" svg:y="0.178cm" svg:width="13.641cm" svg:height="8.561cm">
          <chartooo:coordinate-region svg:x="0.941cm" svg:y="0.377cm" svg:width="12.277cm" svg:height="7.715cm"/>
          <chart:axis chart:dimension="x" chart:name="primary-x" chart:style-name="ch4" chartooo:axis-type="auto">
            <chart:categories table:cell-range-address="local-table.$A$2:.$A$18"/>
          </chart:axis>
          <chart:axis chart:dimension="y" chart:name="primary-y" chart:style-name="ch5">
            <chart:grid chart:style-name="ch6" chart:class="major"/>
          </chart:axis>
          <chart:series chart:style-name="ch7" chart:values-cell-range-address="local-table.$C$2:.$C$18" chart:label-cell-address="local-table.$C$1" chart:class="chart:scatter">
            <chart:domain table:cell-range-address="local-table.$B$2:.$B$18"/>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sult</text:p>
              </table:table-cell>
            </table:table-row>
          </table:table-header-rows>
          <table:table-rows>
            <table:table-row>
              <table:table-cell office:value-type="string">
                <text:p>1</text:p>
              </table:table-cell>
              <table:table-cell office:value-type="float" office:value="128">
                <text:p>128</text:p>
              </table:table-cell>
              <table:table-cell office:value-type="float" office:value="23.4799">
                <text:p>23.4799</text:p>
              </table:table-cell>
            </table:table-row>
            <table:table-row>
              <table:table-cell office:value-type="string">
                <text:p>2</text:p>
              </table:table-cell>
              <table:table-cell office:value-type="float" office:value="256">
                <text:p>256</text:p>
              </table:table-cell>
              <table:table-cell office:value-type="float" office:value="23.5951">
                <text:p>23.5951</text:p>
              </table:table-cell>
            </table:table-row>
            <table:table-row>
              <table:table-cell office:value-type="string">
                <text:p>3</text:p>
              </table:table-cell>
              <table:table-cell office:value-type="float" office:value="512">
                <text:p>512</text:p>
              </table:table-cell>
              <table:table-cell office:value-type="float" office:value="24.8984">
                <text:p>24.8984</text:p>
              </table:table-cell>
            </table:table-row>
            <table:table-row>
              <table:table-cell office:value-type="string">
                <text:p>4</text:p>
              </table:table-cell>
              <table:table-cell office:value-type="float" office:value="1024">
                <text:p>1024</text:p>
              </table:table-cell>
              <table:table-cell office:value-type="float" office:value="25.4466">
                <text:p>25.4466</text:p>
              </table:table-cell>
            </table:table-row>
            <table:table-row>
              <table:table-cell office:value-type="string">
                <text:p>5</text:p>
              </table:table-cell>
              <table:table-cell office:value-type="float" office:value="2048">
                <text:p>2048</text:p>
              </table:table-cell>
              <table:table-cell office:value-type="float" office:value="25.5767">
                <text:p>25.5767</text:p>
              </table:table-cell>
            </table:table-row>
            <table:table-row>
              <table:table-cell office:value-type="string">
                <text:p>6</text:p>
              </table:table-cell>
              <table:table-cell office:value-type="float" office:value="4096">
                <text:p>4096</text:p>
              </table:table-cell>
              <table:table-cell office:value-type="float" office:value="26.8907">
                <text:p>26.8907</text:p>
              </table:table-cell>
            </table:table-row>
            <table:table-row>
              <table:table-cell office:value-type="string">
                <text:p>7</text:p>
              </table:table-cell>
              <table:table-cell office:value-type="float" office:value="8192">
                <text:p>8192</text:p>
              </table:table-cell>
              <table:table-cell office:value-type="float" office:value="27.8026">
                <text:p>27.8026</text:p>
              </table:table-cell>
            </table:table-row>
            <table:table-row>
              <table:table-cell office:value-type="string">
                <text:p>8</text:p>
              </table:table-cell>
              <table:table-cell office:value-type="float" office:value="16384">
                <text:p>16384</text:p>
              </table:table-cell>
              <table:table-cell office:value-type="float" office:value="29.8482">
                <text:p>29.8482</text:p>
              </table:table-cell>
            </table:table-row>
            <table:table-row>
              <table:table-cell office:value-type="string">
                <text:p>9</text:p>
              </table:table-cell>
              <table:table-cell office:value-type="float" office:value="32768">
                <text:p>32768</text:p>
              </table:table-cell>
              <table:table-cell office:value-type="float" office:value="29.1827">
                <text:p>29.1827</text:p>
              </table:table-cell>
            </table:table-row>
            <table:table-row>
              <table:table-cell office:value-type="string">
                <text:p>10</text:p>
              </table:table-cell>
              <table:table-cell office:value-type="float" office:value="65536">
                <text:p>65536</text:p>
              </table:table-cell>
              <table:table-cell office:value-type="float" office:value="33.787">
                <text:p>33.787</text:p>
              </table:table-cell>
            </table:table-row>
            <table:table-row>
              <table:table-cell office:value-type="string">
                <text:p>11</text:p>
              </table:table-cell>
              <table:table-cell office:value-type="float" office:value="131072">
                <text:p>131072</text:p>
              </table:table-cell>
              <table:table-cell office:value-type="float" office:value="46.1365">
                <text:p>46.1365</text:p>
              </table:table-cell>
            </table:table-row>
            <table:table-row>
              <table:table-cell office:value-type="string">
                <text:p>12</text:p>
              </table:table-cell>
              <table:table-cell office:value-type="float" office:value="262144">
                <text:p>262144</text:p>
              </table:table-cell>
              <table:table-cell office:value-type="float" office:value="43.9735">
                <text:p>43.9735</text:p>
              </table:table-cell>
            </table:table-row>
            <table:table-row>
              <table:table-cell office:value-type="string">
                <text:p>13</text:p>
              </table:table-cell>
              <table:table-cell office:value-type="float" office:value="524288">
                <text:p>524288</text:p>
              </table:table-cell>
              <table:table-cell office:value-type="float" office:value="47.7331">
                <text:p>47.7331</text:p>
              </table:table-cell>
            </table:table-row>
            <table:table-row>
              <table:table-cell office:value-type="string">
                <text:p>14</text:p>
              </table:table-cell>
              <table:table-cell office:value-type="float" office:value="1048576">
                <text:p>1048576</text:p>
              </table:table-cell>
              <table:table-cell office:value-type="float" office:value="51.9896">
                <text:p>51.9896</text:p>
              </table:table-cell>
            </table:table-row>
            <table:table-row>
              <table:table-cell office:value-type="string">
                <text:p>15</text:p>
              </table:table-cell>
              <table:table-cell office:value-type="float" office:value="2097152">
                <text:p>2097152</text:p>
              </table:table-cell>
              <table:table-cell office:value-type="float" office:value="52.2285">
                <text:p>52.2285</text:p>
              </table:table-cell>
            </table:table-row>
            <table:table-row>
              <table:table-cell office:value-type="string">
                <text:p>16</text:p>
              </table:table-cell>
              <table:table-cell office:value-type="float" office:value="4194304">
                <text:p>4194304</text:p>
              </table:table-cell>
              <table:table-cell office:value-type="float" office:value="52.3171">
                <text:p>52.3171</text:p>
              </table:table-cell>
            </table:table-row>
            <table:table-row>
              <table:table-cell office:value-type="string">
                <text:p>17</text:p>
              </table:table-cell>
              <table:table-cell office:value-type="float" office:value="8388608">
                <text:p>8388608</text:p>
              </table:table-cell>
              <table:table-cell office:value-type="float" office:value="52.3789">
                <text:p>52.378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4.2$Linux_X86_64 LibreOffice_project/1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Pivot_20_Table_20_Field">
      <style:table-cell-properties fo:border-bottom="0.99pt solid #000000" fo:border-left="2.01pt solid #000000" fo:border-right="0.99pt solid #000000" fo:border-top="0.99pt solid #000000"/>
    </style:style>
    <style:style style:name="ce10" style:family="table-cell" style:parent-style-name="Pivot_20_Table_20_Category" style:data-style-name="N0">
      <style:table-cell-properties fo:border-bottom="0.99pt solid #000000" fo:border-left="none" fo:border-right="none" fo:border-top="none"/>
    </style:style>
    <style:style style:name="ce11" style:family="table-cell" style:parent-style-name="Pivot_20_Table_20_Value" style:data-style-name="N0">
      <style:table-cell-properties fo:border-bottom="none" fo:border-left="none" fo:border-right="none" fo:border-top="0.99pt solid #000000"/>
    </style:style>
    <style:style style:name="ce12" style:family="table-cell" style:parent-style-name="Pivot_20_Table_20_Value" style:data-style-name="N0"/>
    <style:style style:name="ce13" style:family="table-cell" style:parent-style-name="Pivot_20_Table_20_Value" style:data-style-name="N0">
      <style:table-cell-properties fo:border-bottom="0.99pt solid #000000" fo:border-left="none" fo:border-right="none" fo:border-top="none"/>
    </style:style>
    <style:style style:name="ce14" style:family="table-cell" style:parent-style-name="Pivot_20_Table_20_Result" style:data-style-name="N0">
      <style:table-cell-properties fo:border-bottom="2.01pt solid #000000" fo:border-left="none" fo:border-right="none" fo:border-top="0.99pt solid #000000"/>
    </style:style>
    <style:style style:name="ce15" style:family="table-cell" style:parent-style-name="Pivot_20_Table_20_Value" style:data-style-name="N0">
      <style:table-cell-properties fo:border-bottom="none" fo:border-left="none" fo:border-right="0.99pt solid #000000" fo:border-top="0.99pt solid #000000"/>
    </style:style>
    <style:style style:name="ce16" style:family="table-cell" style:parent-style-name="Pivot_20_Table_20_Value" style:data-style-name="N0">
      <style:table-cell-properties fo:border-bottom="none" fo:border-left="none" fo:border-right="0.99pt solid #000000" fo:border-top="none"/>
    </style:style>
    <style:style style:name="ce17" style:family="table-cell" style:parent-style-name="Pivot_20_Table_20_Value" style:data-style-name="N0">
      <style:table-cell-properties fo:border-bottom="0.99pt solid #000000" fo:border-left="none" fo:border-right="0.99pt solid #000000" fo:border-top="none"/>
    </style:style>
    <style:style style:name="ce18" style:family="table-cell" style:parent-style-name="Pivot_20_Table_20_Result" style:data-style-name="N0">
      <style:table-cell-properties fo:border-bottom="2.01pt solid #000000" fo:border-left="none" fo:border-right="0.99pt solid #000000" fo:border-top="0.99pt solid #000000"/>
    </style:style>
    <style:style style:name="ce2" style:family="table-cell" style:parent-style-name="Pivot_20_Table_20_Category" style:data-style-name="N0">
      <style:table-cell-properties fo:border-bottom="none" fo:border-left="2.01pt solid #000000" fo:border-right="0.99pt solid #000000" fo:border-top="0.99pt solid #000000"/>
    </style:style>
    <style:style style:name="ce3" style:family="table-cell" style:parent-style-name="Pivot_20_Table_20_Category" style:data-style-name="N0">
      <style:table-cell-properties fo:border-bottom="none" fo:border-left="2.01pt solid #000000" fo:border-right="0.99pt solid #000000" fo:border-top="none"/>
    </style:style>
    <style:style style:name="ce4" style:family="table-cell" style:parent-style-name="Pivot_20_Table_20_Title" style:data-style-name="N0">
      <style:table-cell-properties fo:border-bottom="2.01pt solid #000000" fo:border-left="2.01pt solid #000000" fo:border-right="0.99pt solid #000000" fo:border-top="0.99pt solid #000000"/>
    </style:style>
    <style:style style:name="ce5" style:family="table-cell" style:parent-style-name="Pivot_20_Table_20_Category" style:data-style-name="N0">
      <style:table-cell-properties fo:border-bottom="0.99pt solid #000000" fo:border-left="0.99pt solid #000000" fo:border-right="none" fo:border-top="none"/>
    </style:style>
    <style:style style:name="ce6" style:family="table-cell" style:parent-style-name="Pivot_20_Table_20_Value" style:data-style-name="N0">
      <style:table-cell-properties fo:border-bottom="none" fo:border-left="0.99pt solid #000000" fo:border-right="none" fo:border-top="0.99pt solid #000000"/>
    </style:style>
    <style:style style:name="ce7" style:family="table-cell" style:parent-style-name="Pivot_20_Table_20_Value" style:data-style-name="N0">
      <style:table-cell-properties fo:border-bottom="none" fo:border-left="0.99pt solid #000000" fo:border-right="none" fo:border-top="none"/>
    </style:style>
    <style:style style:name="ce8" style:family="table-cell" style:parent-style-name="Pivot_20_Table_20_Value" style:data-style-name="N0">
      <style:table-cell-properties fo:border-bottom="0.99pt solid #000000" fo:border-left="0.99pt solid #000000" fo:border-right="none" fo:border-top="none"/>
    </style:style>
    <style:style style:name="ce9" style:family="table-cell" style:parent-style-name="Pivot_20_Table_20_Result" style:data-style-name="N0">
      <style:table-cell-properties fo:border-bottom="2.01pt solid #000000" fo:border-left="0.99pt solid #000000" fo:border-right="none" fo:border-top="0.99pt solid #000000"/>
    </style:style>
    <style:style style:name="ce37" style:family="table-cell" style:parent-style-name="Pivot_20_Table_20_Field">
      <style:table-cell-properties fo:border-bottom="0.99pt solid #000000" fo:border-left="2.01pt solid #000000" fo:border-right="0.99pt solid #000000" fo:border-top="0.99pt solid #000000"/>
    </style:style>
    <style:style style:name="ce38" style:family="table-cell" style:parent-style-name="Pivot_20_Table_20_Category" style:data-style-name="N0">
      <style:table-cell-properties fo:border-bottom="none" fo:border-left="2.01pt solid #000000" fo:border-right="0.99pt solid #000000" fo:border-top="0.99pt solid #000000"/>
    </style:style>
    <style:style style:name="ce39" style:family="table-cell" style:parent-style-name="Pivot_20_Table_20_Category" style:data-style-name="N0">
      <style:table-cell-properties fo:border-bottom="none" fo:border-left="2.01pt solid #000000" fo:border-right="0.99pt solid #000000" fo:border-top="none"/>
    </style:style>
    <style:style style:name="ce40" style:family="table-cell" style:parent-style-name="Pivot_20_Table_20_Title" style:data-style-name="N0">
      <style:table-cell-properties fo:border-bottom="2.01pt solid #000000" fo:border-left="2.01pt solid #000000" fo:border-right="0.99pt solid #000000" fo:border-top="0.99pt solid #000000"/>
    </style:style>
    <style:style style:name="ce41" style:family="table-cell" style:parent-style-name="Pivot_20_Table_20_Category" style:data-style-name="N0">
      <style:table-cell-properties fo:border-bottom="0.99pt solid #000000" fo:border-left="0.99pt solid #000000" fo:border-right="none" fo:border-top="none"/>
    </style:style>
    <style:style style:name="ce42" style:family="table-cell" style:parent-style-name="Pivot_20_Table_20_Value" style:data-style-name="N0">
      <style:table-cell-properties fo:border-bottom="none" fo:border-left="0.99pt solid #000000" fo:border-right="none" fo:border-top="0.99pt solid #000000"/>
    </style:style>
    <style:style style:name="ce43" style:family="table-cell" style:parent-style-name="Pivot_20_Table_20_Value" style:data-style-name="N0">
      <style:table-cell-properties fo:border-bottom="none" fo:border-left="0.99pt solid #000000" fo:border-right="none" fo:border-top="none"/>
    </style:style>
    <style:style style:name="ce44" style:family="table-cell" style:parent-style-name="Pivot_20_Table_20_Value" style:data-style-name="N0">
      <style:table-cell-properties fo:border-bottom="0.99pt solid #000000" fo:border-left="0.99pt solid #000000" fo:border-right="none" fo:border-top="none"/>
    </style:style>
    <style:style style:name="ce45" style:family="table-cell" style:parent-style-name="Pivot_20_Table_20_Result" style:data-style-name="N0">
      <style:table-cell-properties fo:border-bottom="2.01pt solid #000000" fo:border-left="0.99pt solid #000000" fo:border-right="none" fo:border-top="0.99pt solid #000000"/>
    </style:style>
    <style:style style:name="ce46" style:family="table-cell" style:parent-style-name="Pivot_20_Table_20_Category" style:data-style-name="N0">
      <style:table-cell-properties fo:border-bottom="0.99pt solid #000000" fo:border-left="none" fo:border-right="none" fo:border-top="none"/>
    </style:style>
    <style:style style:name="ce47" style:family="table-cell" style:parent-style-name="Pivot_20_Table_20_Value" style:data-style-name="N0">
      <style:table-cell-properties fo:border-bottom="none" fo:border-left="none" fo:border-right="none" fo:border-top="0.99pt solid #000000"/>
    </style:style>
    <style:style style:name="ce48" style:family="table-cell" style:parent-style-name="Pivot_20_Table_20_Value" style:data-style-name="N0"/>
    <style:style style:name="ce49" style:family="table-cell" style:parent-style-name="Pivot_20_Table_20_Value" style:data-style-name="N0">
      <style:table-cell-properties fo:border-bottom="0.99pt solid #000000" fo:border-left="none" fo:border-right="none" fo:border-top="none"/>
    </style:style>
    <style:style style:name="ce50" style:family="table-cell" style:parent-style-name="Pivot_20_Table_20_Result" style:data-style-name="N0">
      <style:table-cell-properties fo:border-bottom="2.01pt solid #000000" fo:border-left="none" fo:border-right="none" fo:border-top="0.99pt solid #000000"/>
    </style:style>
    <style:style style:name="ce51" style:family="table-cell" style:parent-style-name="Pivot_20_Table_20_Value" style:data-style-name="N0">
      <style:table-cell-properties fo:border-bottom="none" fo:border-left="none" fo:border-right="0.99pt solid #000000" fo:border-top="0.99pt solid #000000"/>
    </style:style>
    <style:style style:name="ce52" style:family="table-cell" style:parent-style-name="Pivot_20_Table_20_Value" style:data-style-name="N0">
      <style:table-cell-properties fo:border-bottom="none" fo:border-left="none" fo:border-right="0.99pt solid #000000" fo:border-top="none"/>
    </style:style>
    <style:style style:name="ce53" style:family="table-cell" style:parent-style-name="Pivot_20_Table_20_Value" style:data-style-name="N0">
      <style:table-cell-properties fo:border-bottom="0.99pt solid #000000" fo:border-left="none" fo:border-right="0.99pt solid #000000" fo:border-top="none"/>
    </style:style>
    <style:style style:name="ce54" style:family="table-cell" style:parent-style-name="Pivot_20_Table_20_Result" style:data-style-name="N0">
      <style:table-cell-properties fo:border-bottom="2.01pt solid #000000" fo:border-left="none" fo:border-right="0.99pt solid #000000" fo:border-top="0.99pt solid #000000"/>
    </style:style>
  </office:automatic-styles>
  <office:body>
    <office:spreadsheet>
      <table:calculation-settings table:automatic-find-labels="false" table:use-regular-expressions="false" table:use-wildcards="true"/>
      <table:table table:name="Pivot Table_finalHeuristicTimeSolsPlus_1" table:style-name="ta1">
        <table:table-column table:style-name="co1" table:default-cell-style-name="ce39"/>
        <table:table-column table:style-name="co1" table:default-cell-style-name="ce43"/>
        <table:table-column table:style-name="co1" table:number-columns-repeated="7" table:default-cell-style-name="ce48"/>
        <table:table-column table:style-name="co1" table:default-cell-style-name="ce52"/>
        <table:table-row table:style-name="ro1">
          <table:table-cell table:style-name="Default" table:number-columns-repeated="10"/>
        </table:table-row>
        <table:table-row table:style-name="ro2">
          <table:table-cell table:style-name="ce37" office:value-type="string" calcext:value-type="string">
            <text:p>Clocks</text:p>
          </table:table-cell>
          <table:table-cell table:style-name="ce41" office:value-type="float" office:value="1" calcext:value-type="float">
            <text:p>1</text:p>
          </table:table-cell>
          <table:table-cell table:style-name="ce46" office:value-type="float" office:value="2" calcext:value-type="float">
            <text:p>2</text:p>
          </table:table-cell>
          <table:table-cell table:style-name="ce46" office:value-type="float" office:value="4" calcext:value-type="float">
            <text:p>4</text:p>
          </table:table-cell>
          <table:table-cell table:style-name="ce46" office:value-type="float" office:value="8" calcext:value-type="float">
            <text:p>8</text:p>
          </table:table-cell>
          <table:table-cell table:style-name="ce46" office:value-type="float" office:value="16" calcext:value-type="float">
            <text:p>16</text:p>
          </table:table-cell>
          <table:table-cell table:style-name="ce46" office:value-type="float" office:value="32" calcext:value-type="float">
            <text:p>32</text:p>
          </table:table-cell>
          <table:table-cell table:style-name="ce46" office:value-type="float" office:value="64" calcext:value-type="float">
            <text:p>64</text:p>
          </table:table-cell>
          <table:table-cell table:style-name="ce46" office:value-type="float" office:value="128" calcext:value-type="float">
            <text:p>128</text:p>
          </table:table-cell>
          <table:table-cell table:style-name="ce46" office:value-type="float" office:value="256" calcext:value-type="float">
            <text:p>256</text:p>
          </table:table-cell>
        </table:table-row>
        <table:table-row table:style-name="ro2">
          <table:table-cell table:style-name="ce38" office:value-type="float" office:value="128" calcext:value-type="float">
            <text:p>128</text:p>
          </table:table-cell>
          <table:table-cell table:style-name="ce42" office:value-type="float" office:value="1.4617" calcext:value-type="float">
            <text:p>1,4617</text:p>
          </table:table-cell>
          <table:table-cell table:style-name="ce47" office:value-type="float" office:value="1.2055" calcext:value-type="float">
            <text:p>1,2055</text:p>
          </table:table-cell>
          <table:table-cell table:style-name="ce47" office:value-type="float" office:value="0.862465" calcext:value-type="float">
            <text:p>0,862465</text:p>
          </table:table-cell>
          <table:table-cell table:style-name="ce47" office:value-type="float" office:value="0.822409" calcext:value-type="float">
            <text:p>0,822409</text:p>
          </table:table-cell>
          <table:table-cell table:style-name="ce47" office:value-type="float" office:value="0.715561" calcext:value-type="float">
            <text:p>0,715561</text:p>
          </table:table-cell>
          <table:table-cell table:style-name="ce47" office:value-type="float" office:value="0.870973" calcext:value-type="float">
            <text:p>0,870973</text:p>
          </table:table-cell>
          <table:table-cell table:style-name="ce47" office:value-type="float" office:value="0.61876" calcext:value-type="float">
            <text:p>0,61876</text:p>
          </table:table-cell>
          <table:table-cell table:style-name="ce47" office:value-type="float" office:value="0.775882" calcext:value-type="float">
            <text:p>0,775882</text:p>
          </table:table-cell>
          <table:table-cell table:style-name="ce51" office:value-type="float" office:value="0.513204" calcext:value-type="float">
            <text:p>0,513204</text:p>
          </table:table-cell>
        </table:table-row>
        <table:table-row table:style-name="ro2">
          <table:table-cell office:value-type="float" office:value="256" calcext:value-type="float">
            <text:p>256</text:p>
          </table:table-cell>
          <table:table-cell office:value-type="float" office:value="1.61395" calcext:value-type="float">
            <text:p>1,61395</text:p>
          </table:table-cell>
          <table:table-cell office:value-type="float" office:value="1.39061" calcext:value-type="float">
            <text:p>1,39061</text:p>
          </table:table-cell>
          <table:table-cell office:value-type="float" office:value="1.01655" calcext:value-type="float">
            <text:p>1,01655</text:p>
          </table:table-cell>
          <table:table-cell office:value-type="float" office:value="1.23008" calcext:value-type="float">
            <text:p>1,23008</text:p>
          </table:table-cell>
          <table:table-cell office:value-type="float" office:value="1.10233" calcext:value-type="float">
            <text:p>1,10233</text:p>
          </table:table-cell>
          <table:table-cell office:value-type="float" office:value="1.04688" calcext:value-type="float">
            <text:p>1,04688</text:p>
          </table:table-cell>
          <table:table-cell office:value-type="float" office:value="0.902342" calcext:value-type="float">
            <text:p>0,902342</text:p>
          </table:table-cell>
          <table:table-cell office:value-type="float" office:value="1.0402" calcext:value-type="float">
            <text:p>1,0402</text:p>
          </table:table-cell>
          <table:table-cell office:value-type="float" office:value="0.900749" calcext:value-type="float">
            <text:p>0,900749</text:p>
          </table:table-cell>
        </table:table-row>
        <table:table-row table:style-name="ro2">
          <table:table-cell office:value-type="float" office:value="512" calcext:value-type="float">
            <text:p>512</text:p>
          </table:table-cell>
          <table:table-cell office:value-type="float" office:value="2.27307" calcext:value-type="float">
            <text:p>2,27307</text:p>
          </table:table-cell>
          <table:table-cell office:value-type="float" office:value="1.5291" calcext:value-type="float">
            <text:p>1,5291</text:p>
          </table:table-cell>
          <table:table-cell office:value-type="float" office:value="1.70136" calcext:value-type="float">
            <text:p>1,70136</text:p>
          </table:table-cell>
          <table:table-cell office:value-type="float" office:value="1.65405" calcext:value-type="float">
            <text:p>1,65405</text:p>
          </table:table-cell>
          <table:table-cell office:value-type="float" office:value="1.68374" calcext:value-type="float">
            <text:p>1,68374</text:p>
          </table:table-cell>
          <table:table-cell office:value-type="float" office:value="1.5201" calcext:value-type="float">
            <text:p>1,5201</text:p>
          </table:table-cell>
          <table:table-cell office:value-type="float" office:value="1.86452" calcext:value-type="float">
            <text:p>1,86452</text:p>
          </table:table-cell>
          <table:table-cell office:value-type="float" office:value="1.45991" calcext:value-type="float">
            <text:p>1,45991</text:p>
          </table:table-cell>
          <table:table-cell office:value-type="float" office:value="1.44801" calcext:value-type="float">
            <text:p>1,44801</text:p>
          </table:table-cell>
        </table:table-row>
        <table:table-row table:style-name="ro2">
          <table:table-cell office:value-type="float" office:value="1024" calcext:value-type="float">
            <text:p>1024</text:p>
          </table:table-cell>
          <table:table-cell office:value-type="float" office:value="3.56259" calcext:value-type="float">
            <text:p>3,56259</text:p>
          </table:table-cell>
          <table:table-cell office:value-type="float" office:value="2.59666" calcext:value-type="float">
            <text:p>2,59666</text:p>
          </table:table-cell>
          <table:table-cell office:value-type="float" office:value="2.32797" calcext:value-type="float">
            <text:p>2,32797</text:p>
          </table:table-cell>
          <table:table-cell office:value-type="float" office:value="2.64273" calcext:value-type="float">
            <text:p>2,64273</text:p>
          </table:table-cell>
          <table:table-cell office:value-type="float" office:value="2.31202" calcext:value-type="float">
            <text:p>2,31202</text:p>
          </table:table-cell>
          <table:table-cell office:value-type="float" office:value="2.45798" calcext:value-type="float">
            <text:p>2,45798</text:p>
          </table:table-cell>
          <table:table-cell office:value-type="float" office:value="2.72336" calcext:value-type="float">
            <text:p>2,72336</text:p>
          </table:table-cell>
          <table:table-cell office:value-type="float" office:value="2.25739" calcext:value-type="float">
            <text:p>2,25739</text:p>
          </table:table-cell>
          <table:table-cell office:value-type="float" office:value="2.46753" calcext:value-type="float">
            <text:p>2,46753</text:p>
          </table:table-cell>
        </table:table-row>
        <table:table-row table:style-name="ro2">
          <table:table-cell office:value-type="float" office:value="2048" calcext:value-type="float">
            <text:p>2048</text:p>
          </table:table-cell>
          <table:table-cell office:value-type="float" office:value="4.44709" calcext:value-type="float">
            <text:p>4,44709</text:p>
          </table:table-cell>
          <table:table-cell office:value-type="float" office:value="3.6822" calcext:value-type="float">
            <text:p>3,6822</text:p>
          </table:table-cell>
          <table:table-cell office:value-type="float" office:value="4.08278" calcext:value-type="float">
            <text:p>4,08278</text:p>
          </table:table-cell>
          <table:table-cell office:value-type="float" office:value="3.68523" calcext:value-type="float">
            <text:p>3,68523</text:p>
          </table:table-cell>
          <table:table-cell office:value-type="float" office:value="3.50186" calcext:value-type="float">
            <text:p>3,50186</text:p>
          </table:table-cell>
          <table:table-cell office:value-type="float" office:value="3.29786" calcext:value-type="float">
            <text:p>3,29786</text:p>
          </table:table-cell>
          <table:table-cell office:value-type="float" office:value="3.6944" calcext:value-type="float">
            <text:p>3,6944</text:p>
          </table:table-cell>
          <table:table-cell office:value-type="float" office:value="3.2638" calcext:value-type="float">
            <text:p>3,2638</text:p>
          </table:table-cell>
          <table:table-cell office:value-type="float" office:value="3.44175" calcext:value-type="float">
            <text:p>3,44175</text:p>
          </table:table-cell>
        </table:table-row>
        <table:table-row table:style-name="ro2">
          <table:table-cell office:value-type="float" office:value="4096" calcext:value-type="float">
            <text:p>4096</text:p>
          </table:table-cell>
          <table:table-cell office:value-type="float" office:value="6.13826" calcext:value-type="float">
            <text:p>6,13826</text:p>
          </table:table-cell>
          <table:table-cell office:value-type="float" office:value="5.94079" calcext:value-type="float">
            <text:p>5,94079</text:p>
          </table:table-cell>
          <table:table-cell office:value-type="float" office:value="5.70032" calcext:value-type="float">
            <text:p>5,70032</text:p>
          </table:table-cell>
          <table:table-cell office:value-type="float" office:value="5.31794" calcext:value-type="float">
            <text:p>5,31794</text:p>
          </table:table-cell>
          <table:table-cell office:value-type="float" office:value="5.22569" calcext:value-type="float">
            <text:p>5,22569</text:p>
          </table:table-cell>
          <table:table-cell office:value-type="float" office:value="5.20696" calcext:value-type="float">
            <text:p>5,20696</text:p>
          </table:table-cell>
          <table:table-cell office:value-type="float" office:value="5.31506" calcext:value-type="float">
            <text:p>5,31506</text:p>
          </table:table-cell>
          <table:table-cell office:value-type="float" office:value="4.83691" calcext:value-type="float">
            <text:p>4,83691</text:p>
          </table:table-cell>
          <table:table-cell office:value-type="float" office:value="4.8966" calcext:value-type="float">
            <text:p>4,8966</text:p>
          </table:table-cell>
        </table:table-row>
        <table:table-row table:style-name="ro2">
          <table:table-cell office:value-type="float" office:value="8192" calcext:value-type="float">
            <text:p>8192</text:p>
          </table:table-cell>
          <table:table-cell office:value-type="float" office:value="7.90074" calcext:value-type="float">
            <text:p>7,90074</text:p>
          </table:table-cell>
          <table:table-cell office:value-type="float" office:value="8.31945" calcext:value-type="float">
            <text:p>8,31945</text:p>
          </table:table-cell>
          <table:table-cell office:value-type="float" office:value="8.09892" calcext:value-type="float">
            <text:p>8,09892</text:p>
          </table:table-cell>
          <table:table-cell office:value-type="float" office:value="7.61515" calcext:value-type="float">
            <text:p>7,61515</text:p>
          </table:table-cell>
          <table:table-cell office:value-type="float" office:value="7.22623" calcext:value-type="float">
            <text:p>7,22623</text:p>
          </table:table-cell>
          <table:table-cell office:value-type="float" office:value="7.4592" calcext:value-type="float">
            <text:p>7,4592</text:p>
          </table:table-cell>
          <table:table-cell office:value-type="float" office:value="7.17817" calcext:value-type="float">
            <text:p>7,17817</text:p>
          </table:table-cell>
          <table:table-cell office:value-type="float" office:value="6.76598" calcext:value-type="float">
            <text:p>6,76598</text:p>
          </table:table-cell>
          <table:table-cell office:value-type="float" office:value="6.70697" calcext:value-type="float">
            <text:p>6,70697</text:p>
          </table:table-cell>
        </table:table-row>
        <table:table-row table:style-name="ro2">
          <table:table-cell office:value-type="float" office:value="16384" calcext:value-type="float">
            <text:p>16384</text:p>
          </table:table-cell>
          <table:table-cell office:value-type="float" office:value="10.9078" calcext:value-type="float">
            <text:p>10,9078</text:p>
          </table:table-cell>
          <table:table-cell office:value-type="float" office:value="10.3239" calcext:value-type="float">
            <text:p>10,3239</text:p>
          </table:table-cell>
          <table:table-cell office:value-type="float" office:value="10.3897" calcext:value-type="float">
            <text:p>10,3897</text:p>
          </table:table-cell>
          <table:table-cell office:value-type="float" office:value="9.84555" calcext:value-type="float">
            <text:p>9,84555</text:p>
          </table:table-cell>
          <table:table-cell office:value-type="float" office:value="9.48823" calcext:value-type="float">
            <text:p>9,48823</text:p>
          </table:table-cell>
          <table:table-cell office:value-type="float" office:value="9.44632" calcext:value-type="float">
            <text:p>9,44632</text:p>
          </table:table-cell>
          <table:table-cell office:value-type="float" office:value="8.56786" calcext:value-type="float">
            <text:p>8,56786</text:p>
          </table:table-cell>
          <table:table-cell office:value-type="float" office:value="8.42043" calcext:value-type="float">
            <text:p>8,42043</text:p>
          </table:table-cell>
          <table:table-cell office:value-type="float" office:value="8.23935" calcext:value-type="float">
            <text:p>8,23935</text:p>
          </table:table-cell>
        </table:table-row>
        <table:table-row table:style-name="ro2">
          <table:table-cell office:value-type="float" office:value="32768" calcext:value-type="float">
            <text:p>32768</text:p>
          </table:table-cell>
          <table:table-cell office:value-type="float" office:value="13.2513" calcext:value-type="float">
            <text:p>13,2513</text:p>
          </table:table-cell>
          <table:table-cell office:value-type="float" office:value="13.4675" calcext:value-type="float">
            <text:p>13,4675</text:p>
          </table:table-cell>
          <table:table-cell office:value-type="float" office:value="13.1825" calcext:value-type="float">
            <text:p>13,1825</text:p>
          </table:table-cell>
          <table:table-cell office:value-type="float" office:value="11.9531" calcext:value-type="float">
            <text:p>11,9531</text:p>
          </table:table-cell>
          <table:table-cell office:value-type="float" office:value="11.5196" calcext:value-type="float">
            <text:p>11,5196</text:p>
          </table:table-cell>
          <table:table-cell office:value-type="float" office:value="11.0236" calcext:value-type="float">
            <text:p>11,0236</text:p>
          </table:table-cell>
          <table:table-cell office:value-type="float" office:value="10.1552" calcext:value-type="float">
            <text:p>10,1552</text:p>
          </table:table-cell>
          <table:table-cell office:value-type="float" office:value="10.1349" calcext:value-type="float">
            <text:p>10,1349</text:p>
          </table:table-cell>
          <table:table-cell office:value-type="float" office:value="10.0365" calcext:value-type="float">
            <text:p>10,0365</text:p>
          </table:table-cell>
        </table:table-row>
        <table:table-row table:style-name="ro2">
          <table:table-cell office:value-type="float" office:value="65536" calcext:value-type="float">
            <text:p>65536</text:p>
          </table:table-cell>
          <table:table-cell office:value-type="float" office:value="16.4117" calcext:value-type="float">
            <text:p>16,4117</text:p>
          </table:table-cell>
          <table:table-cell office:value-type="float" office:value="16.365" calcext:value-type="float">
            <text:p>16,365</text:p>
          </table:table-cell>
          <table:table-cell office:value-type="float" office:value="15.6466" calcext:value-type="float">
            <text:p>15,6466</text:p>
          </table:table-cell>
          <table:table-cell office:value-type="float" office:value="14.5159" calcext:value-type="float">
            <text:p>14,5159</text:p>
          </table:table-cell>
          <table:table-cell office:value-type="float" office:value="14.3137" calcext:value-type="float">
            <text:p>14,3137</text:p>
          </table:table-cell>
          <table:table-cell office:value-type="float" office:value="13.3461" calcext:value-type="float">
            <text:p>13,3461</text:p>
          </table:table-cell>
          <table:table-cell office:value-type="float" office:value="12.4548" calcext:value-type="float">
            <text:p>12,4548</text:p>
          </table:table-cell>
          <table:table-cell office:value-type="float" office:value="12.5814" calcext:value-type="float">
            <text:p>12,5814</text:p>
          </table:table-cell>
          <table:table-cell office:value-type="float" office:value="11.9498" calcext:value-type="float">
            <text:p>11,9498</text:p>
          </table:table-cell>
        </table:table-row>
        <table:table-row table:style-name="ro2">
          <table:table-cell office:value-type="float" office:value="131072" calcext:value-type="float">
            <text:p>131072</text:p>
          </table:table-cell>
          <table:table-cell office:value-type="float" office:value="19.8389" calcext:value-type="float">
            <text:p>19,8389</text:p>
          </table:table-cell>
          <table:table-cell office:value-type="float" office:value="19.766" calcext:value-type="float">
            <text:p>19,766</text:p>
          </table:table-cell>
          <table:table-cell office:value-type="float" office:value="19.0651" calcext:value-type="float">
            <text:p>19,0651</text:p>
          </table:table-cell>
          <table:table-cell office:value-type="float" office:value="17.3923" calcext:value-type="float">
            <text:p>17,3923</text:p>
          </table:table-cell>
          <table:table-cell office:value-type="float" office:value="17.4579" calcext:value-type="float">
            <text:p>17,4579</text:p>
          </table:table-cell>
          <table:table-cell office:value-type="float" office:value="15.8744" calcext:value-type="float">
            <text:p>15,8744</text:p>
          </table:table-cell>
          <table:table-cell office:value-type="float" office:value="15.1187" calcext:value-type="float">
            <text:p>15,1187</text:p>
          </table:table-cell>
          <table:table-cell office:value-type="float" office:value="14.8756" calcext:value-type="float">
            <text:p>14,8756</text:p>
          </table:table-cell>
          <table:table-cell office:value-type="float" office:value="13.8576" calcext:value-type="float">
            <text:p>13,8576</text:p>
          </table:table-cell>
        </table:table-row>
        <table:table-row table:style-name="ro2">
          <table:table-cell office:value-type="float" office:value="262144" calcext:value-type="float">
            <text:p>262144</text:p>
          </table:table-cell>
          <table:table-cell office:value-type="float" office:value="22.9523" calcext:value-type="float">
            <text:p>22,9523</text:p>
          </table:table-cell>
          <table:table-cell office:value-type="float" office:value="23.3892" calcext:value-type="float">
            <text:p>23,3892</text:p>
          </table:table-cell>
          <table:table-cell office:value-type="float" office:value="22.21" calcext:value-type="float">
            <text:p>22,21</text:p>
          </table:table-cell>
          <table:table-cell office:value-type="float" office:value="20.4433" calcext:value-type="float">
            <text:p>20,4433</text:p>
          </table:table-cell>
          <table:table-cell office:value-type="float" office:value="20.2024" calcext:value-type="float">
            <text:p>20,2024</text:p>
          </table:table-cell>
          <table:table-cell office:value-type="float" office:value="18.8229" calcext:value-type="float">
            <text:p>18,8229</text:p>
          </table:table-cell>
          <table:table-cell office:value-type="float" office:value="18.0563" calcext:value-type="float">
            <text:p>18,0563</text:p>
          </table:table-cell>
          <table:table-cell office:value-type="float" office:value="16.8941" calcext:value-type="float">
            <text:p>16,8941</text:p>
          </table:table-cell>
          <table:table-cell office:value-type="float" office:value="16.1594" calcext:value-type="float">
            <text:p>16,1594</text:p>
          </table:table-cell>
        </table:table-row>
        <table:table-row table:style-name="ro2">
          <table:table-cell office:value-type="float" office:value="524288" calcext:value-type="float">
            <text:p>524288</text:p>
          </table:table-cell>
          <table:table-cell office:value-type="float" office:value="26.0245" calcext:value-type="float">
            <text:p>26,0245</text:p>
          </table:table-cell>
          <table:table-cell office:value-type="float" office:value="25.9463" calcext:value-type="float">
            <text:p>25,9463</text:p>
          </table:table-cell>
          <table:table-cell office:value-type="float" office:value="25.0296" calcext:value-type="float">
            <text:p>25,0296</text:p>
          </table:table-cell>
          <table:table-cell office:value-type="float" office:value="22.801" calcext:value-type="float">
            <text:p>22,801</text:p>
          </table:table-cell>
          <table:table-cell office:value-type="float" office:value="22.5689" calcext:value-type="float">
            <text:p>22,5689</text:p>
          </table:table-cell>
          <table:table-cell office:value-type="float" office:value="21.4142" calcext:value-type="float">
            <text:p>21,4142</text:p>
          </table:table-cell>
          <table:table-cell office:value-type="float" office:value="20.5491" calcext:value-type="float">
            <text:p>20,5491</text:p>
          </table:table-cell>
          <table:table-cell office:value-type="float" office:value="19.0159" calcext:value-type="float">
            <text:p>19,0159</text:p>
          </table:table-cell>
          <table:table-cell office:value-type="float" office:value="17.991" calcext:value-type="float">
            <text:p>17,991</text:p>
          </table:table-cell>
        </table:table-row>
        <table:table-row table:style-name="ro2">
          <table:table-cell office:value-type="float" office:value="1048576" calcext:value-type="float">
            <text:p>1048576</text:p>
          </table:table-cell>
          <table:table-cell table:style-name="ce44" office:value-type="float" office:value="28.0307" calcext:value-type="float">
            <text:p>28,0307</text:p>
          </table:table-cell>
          <table:table-cell table:style-name="ce49" office:value-type="float" office:value="27.7568" calcext:value-type="float">
            <text:p>27,7568</text:p>
          </table:table-cell>
          <table:table-cell table:style-name="ce49" office:value-type="float" office:value="27.3095" calcext:value-type="float">
            <text:p>27,3095</text:p>
          </table:table-cell>
          <table:table-cell table:style-name="ce49" office:value-type="float" office:value="25.2466" calcext:value-type="float">
            <text:p>25,2466</text:p>
          </table:table-cell>
          <table:table-cell table:style-name="ce49" office:value-type="float" office:value="24.3814" calcext:value-type="float">
            <text:p>24,3814</text:p>
          </table:table-cell>
          <table:table-cell table:style-name="ce49" office:value-type="float" office:value="23.3771" calcext:value-type="float">
            <text:p>23,3771</text:p>
          </table:table-cell>
          <table:table-cell table:style-name="ce49" office:value-type="float" office:value="22.2156" calcext:value-type="float">
            <text:p>22,2156</text:p>
          </table:table-cell>
          <table:table-cell table:style-name="ce49" office:value-type="float" office:value="20.7668" calcext:value-type="float">
            <text:p>20,7668</text:p>
          </table:table-cell>
          <table:table-cell table:style-name="ce53" office:value-type="float" office:value="19.4355" calcext:value-type="float">
            <text:p>19,4355</text:p>
          </table:table-cell>
        </table:table-row>
        <table:table-row table:style-name="ro2">
          <table:table-cell table:style-name="ce40" office:value-type="string" calcext:value-type="string">
            <text:p>Total Result</text:p>
          </table:table-cell>
          <table:table-cell table:style-name="ce45" office:value-type="float" office:value="11.7724714285714" calcext:value-type="float">
            <text:p>11,7724714285714</text:p>
          </table:table-cell>
          <table:table-cell table:style-name="ce50" office:value-type="float" office:value="11.5485007142857" calcext:value-type="float">
            <text:p>11,5485007142857</text:p>
          </table:table-cell>
          <table:table-cell table:style-name="ce50" office:value-type="float" office:value="11.1873832142857" calcext:value-type="float">
            <text:p>11,1873832142857</text:p>
          </table:table-cell>
          <table:table-cell table:style-name="ce50" office:value-type="float" office:value="10.3689527857143" calcext:value-type="float">
            <text:p>10,3689527857143</text:p>
          </table:table-cell>
          <table:table-cell table:style-name="ce50" office:value-type="float" office:value="10.1213972142857" calcext:value-type="float">
            <text:p>10,1213972142857</text:p>
          </table:table-cell>
          <table:table-cell table:style-name="ce50" office:value-type="float" office:value="9.65461235714286" calcext:value-type="float">
            <text:p>9,65461235714286</text:p>
          </table:table-cell>
          <table:table-cell table:style-name="ce50" office:value-type="float" office:value="9.24386942857143" calcext:value-type="float">
            <text:p>9,24386942857143</text:p>
          </table:table-cell>
          <table:table-cell table:style-name="ce50" office:value-type="float" office:value="8.79208585714286" calcext:value-type="float">
            <text:p>8,79208585714286</text:p>
          </table:table-cell>
          <table:table-cell table:style-name="ce54" office:value-type="float" office:value="8.43171164285714" calcext:value-type="float">
            <text:p>8,43171164285714</text:p>
          </table:table-cell>
        </table:table-row>
        <calcext:conditional-formats>
          <calcext:conditional-format calcext:target-range-address="'Pivot Table_finalHeuristicTimeSolsPlus_1'.B3:'Pivot Table_finalHeuristicTimeSolsPlus_1'.J16">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Pivot Table_finalHeuristicTimeSolsPlus_1'.B17:'Pivot Table_finalHeuristicTimeSolsPlus_1'.J17">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s>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mm"/>
      <style:text-properties style:font-name="Liberation Sans" fo:language="pl" fo:country="PL"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Value" style:display-name="Pivot Table Value" style:family="table-cell" style:parent-style-name="Default"/>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4:58:19.9768322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